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55" style:master-page-name="MasterPage2" style:family="paragraph" style:name="P40">
      <style:paragraph-properties fo:line-height="120%" fo:text-align="center" fo:margin-left="0cm" fo:margin-right="0cm" fo:text-indent="0.7409cm" fo:margin-top="0pt" fo:margin-bottom="6pt"/>
    </style:style>
    <style:style style:family="text" style:name="T2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41">
      <style:paragraph-properties fo:line-height="120%" fo:text-align="center" fo:margin-left="0cm" fo:margin-right="0cm" fo:text-indent="0.7409cm" fo:margin-top="0pt" fo:margin-bottom="6pt"/>
    </style:style>
    <style:style style:family="text" style:name="T2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42">
      <style:paragraph-properties/>
    </style:style>
    <style:style style:family="text" style:name="T29">
      <style:text-properties fo:font-family="Liberation Serif" style:font-family-complex="Liberation Serif" fo:font-size="14pt"/>
    </style:style>
    <style:style style:parent-style-name="655" style:family="paragraph" style:name="P43">
      <style:paragraph-properties fo:line-height="137.917%" fo:margin-top="0pt" fo:margin-bottom="0pt"/>
    </style:style>
    <style:style style:family="text" style:name="T3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44">
      <style:paragraph-properties fo:line-height="137.917%" fo:margin-top="0pt" fo:margin-bottom="0pt"/>
    </style:style>
    <style:style style:family="text" style:name="T3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family="text" style:name="T3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family="text" style:name="T3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45">
      <style:paragraph-properties fo:line-height="120%" fo:text-align="center" fo:margin-left="0cm" fo:margin-right="0cm" fo:text-indent="0.7409cm" fo:margin-top="0pt" fo:margin-bottom="6pt"/>
    </style:style>
    <style:style style:family="text" style:name="T34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 fo:background-color="#ffffff"/>
    </style:style>
    <style:style style:parent-style-name="655" style:family="paragraph" style:name="P46">
      <style:paragraph-properties fo:line-height="120%" fo:text-align="center" fo:margin-left="0cm" fo:margin-right="0cm" fo:text-indent="0.7409cm" fo:margin-top="0pt" fo:margin-bottom="6pt"/>
    </style:style>
    <style:style style:family="text" style:name="T35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 fo:background-color="#ffffff"/>
    </style:style>
    <style:style style:parent-style-name="655" style:family="paragraph" style:name="P47">
      <style:paragraph-properties fo:line-height="120%" fo:text-align="center" fo:margin-left="0cm" fo:margin-right="0cm" fo:text-indent="0.7409cm" fo:margin-top="0pt" fo:margin-bottom="6pt"/>
    </style:style>
    <style:style style:family="text" style:name="T36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 fo:background-color="#ffffff"/>
    </style:style>
    <style:style style:parent-style-name="655" style:family="paragraph" style:name="P48">
      <style:paragraph-properties fo:line-height="120%" fo:text-align="center" fo:margin-left="0cm" fo:margin-right="0cm" fo:text-indent="0.7409cm" fo:margin-top="0pt" fo:margin-bottom="6pt"/>
    </style:style>
    <style:style style:family="text" style:name="T37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 fo:background-color="#ffffff"/>
    </style:style>
    <style:style style:parent-style-name="655" style:family="paragraph" style:name="P49">
      <style:paragraph-properties fo:line-height="120%" fo:text-align="center" fo:margin-left="0cm" fo:margin-right="0cm" fo:text-indent="0.7409cm" fo:margin-top="0pt" fo:margin-bottom="6pt"/>
    </style:style>
    <style:style style:family="text" style:name="T3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family="text" style:name="T3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50">
      <style:paragraph-properties fo:line-height="120%" fo:text-align="center" fo:margin-left="0cm" fo:margin-right="0cm" fo:text-indent="0.7409cm" fo:margin-top="0pt" fo:margin-bottom="6pt"/>
    </style:style>
    <style:style style:family="text" style:name="T4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51">
      <style:paragraph-properties/>
    </style:style>
    <style:style style:family="text" style:name="T41">
      <style:text-properties fo:font-family="Liberation Serif" style:font-family-complex="Liberation Serif" fo:font-size="14pt"/>
    </style:style>
    <style:style style:parent-style-name="655" style:family="paragraph" style:name="P52">
      <style:paragraph-properties fo:line-height="120%" fo:text-align="center" fo:margin-left="0cm" fo:margin-right="0cm" fo:text-indent="0.7409cm" fo:margin-top="0pt" fo:margin-bottom="6pt"/>
    </style:style>
    <style:style style:family="text" style:name="T42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/>
    </style:style>
    <style:style style:parent-style-name="655" style:family="paragraph" style:name="P53">
      <style:paragraph-properties fo:line-height="120%" fo:text-align="center" fo:margin-left="0cm" fo:margin-right="0cm" fo:text-indent="0.7409cm" fo:margin-top="0pt" fo:margin-bottom="6pt"/>
    </style:style>
    <style:style style:family="text" style:name="T43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/>
    </style:style>
    <style:style style:parent-style-name="655" style:family="paragraph" style:name="P54">
      <style:paragraph-properties fo:line-height="120%" fo:text-align="center" fo:margin-left="0cm" fo:margin-right="0cm" fo:text-indent="0.7409cm" fo:margin-top="0pt" fo:margin-bottom="6pt"/>
    </style:style>
    <style:style style:family="text" style:name="T44">
      <style:text-properties fo:font-variant="normal" fo:text-transform="none" fo:color="#000000" style:text-line-through-type="none" fo:font-family="Liberation Serif" style:font-family-complex="Liberation Serif" fo:font-size="14pt" style:text-underline-type="none" style:text-underline-width="auto" fo:background-color="#ffffff"/>
    </style:style>
    <style:style style:parent-style-name="655" style:family="paragraph" style:name="P55">
      <style:paragraph-properties fo:line-height="120%" fo:margin-left="8.749cm" fo:margin-right="0cm" fo:text-indent="0.1411cm" fo:margin-top="0pt" fo:margin-bottom="6pt"/>
    </style:style>
    <style:style style:family="text" style:name="T4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4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56">
      <style:paragraph-properties fo:line-height="120%" fo:margin-left="8.749cm" fo:margin-right="0cm" fo:text-indent="0.1411cm" fo:margin-top="0pt" fo:margin-bottom="6pt"/>
    </style:style>
    <style:style style:family="text" style:name="T4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57">
      <style:paragraph-properties fo:line-height="120%" fo:margin-left="8.749cm" fo:margin-right="0cm" fo:text-indent="0.1411cm" fo:margin-top="0pt" fo:margin-bottom="6pt"/>
    </style:style>
    <style:style style:family="text" style:name="T4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4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5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5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5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5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5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58">
      <style:paragraph-properties fo:line-height="120%" fo:margin-left="8.749cm" fo:margin-right="0cm" fo:text-indent="0.1411cm" fo:margin-top="0pt" fo:margin-bottom="6pt"/>
    </style:style>
    <style:style style:family="text" style:name="T5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59">
      <style:paragraph-properties fo:line-height="120%" fo:margin-left="8.749cm" fo:margin-right="0cm" fo:text-indent="0.1411cm" fo:margin-top="0pt" fo:margin-bottom="6pt"/>
    </style:style>
    <style:style style:family="text" style:name="T5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60">
      <style:paragraph-properties/>
    </style:style>
    <style:style style:family="text" style:name="T57">
      <style:text-properties fo:font-family="Liberation Serif" style:font-family-complex="Liberation Serif" fo:font-size="14pt" fo:font-weight="normal"/>
    </style:style>
    <style:style style:parent-style-name="655" style:family="paragraph" style:name="P61">
      <style:paragraph-properties/>
    </style:style>
    <style:style style:family="text" style:name="T58">
      <style:text-properties fo:font-family="Liberation Serif" style:font-family-complex="Liberation Serif" fo:font-size="14pt" fo:font-weight="normal"/>
    </style:style>
    <style:style style:parent-style-name="655" style:family="paragraph" style:name="P62">
      <style:paragraph-properties/>
    </style:style>
    <style:style style:family="text" style:name="T59">
      <style:text-properties fo:font-family="Liberation Serif" style:font-family-complex="Liberation Serif" fo:font-size="14pt" fo:font-weight="normal"/>
    </style:style>
    <style:style style:parent-style-name="655" style:family="paragraph" style:name="P63">
      <style:paragraph-properties fo:line-height="120%" fo:text-align="center" fo:margin-left="0cm" fo:margin-right="0cm" fo:text-indent="0.7409cm" fo:margin-top="0pt" fo:margin-bottom="6pt"/>
    </style:style>
    <style:style style:family="text" style:name="T6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64">
      <style:paragraph-properties fo:line-height="120%" fo:text-align="center" fo:margin-left="0cm" fo:margin-right="0cm" fo:text-indent="0.7409cm" fo:margin-top="0pt" fo:margin-bottom="6pt"/>
    </style:style>
    <style:style style:family="text" style:name="T6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65">
      <style:paragraph-properties fo:line-height="120%" fo:text-align="center" fo:margin-left="0cm" fo:margin-right="0cm" fo:text-indent="0cm" fo:margin-top="0pt" fo:margin-bottom="6pt"/>
    </style:style>
    <style:style style:family="text" style:name="T6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6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66">
      <style:paragraph-properties fo:line-height="120%" fo:text-align="center" fo:margin-left="0cm" fo:margin-right="0cm" fo:text-indent="0.7409cm" fo:margin-top="0pt" fo:margin-bottom="6pt"/>
    </style:style>
    <style:style style:family="text" style:name="T6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9" style:list-style-name="WWNum1" style:family="paragraph" style:name="P67">
      <style:paragraph-properties/>
    </style:style>
    <style:style style:family="text" style:name="T65">
      <style:text-properties fo:color="#000000" fo:font-family="Liberation Serif" style:font-family-complex="Liberation Serif" fo:font-size="14pt"/>
    </style:style>
    <style:style style:parent-style-name="653" style:family="paragraph" style:name="P68">
      <style:paragraph-properties/>
    </style:style>
    <style:style style:family="text" style:name="T66">
      <style:text-properties fo:color="#000000" fo:font-family="Liberation Serif" style:font-family-complex="Liberation Serif" fo:font-size="14pt"/>
    </style:style>
    <style:style style:parent-style-name="659" style:list-style-name="WWNum1" style:family="paragraph" style:name="P69">
      <style:paragraph-properties/>
    </style:style>
    <style:style style:family="text" style:name="T67">
      <style:text-properties fo:color="#000000" fo:font-family="Liberation Serif" style:font-family-complex="Liberation Serif" fo:font-size="14pt"/>
    </style:style>
    <style:style style:parent-style-name="653" style:family="paragraph" style:name="P70">
      <style:paragraph-properties/>
    </style:style>
    <style:style style:family="text" style:name="T68">
      <style:text-properties fo:color="#000000" fo:font-family="Liberation Serif" style:font-family-complex="Liberation Serif" fo:font-size="14pt"/>
    </style:style>
    <style:style style:parent-style-name="653" style:family="paragraph" style:name="P71">
      <style:paragraph-properties/>
    </style:style>
    <style:style style:family="text" style:name="T69">
      <style:text-properties fo:color="#000000" fo:font-family="Liberation Serif" style:font-family-complex="Liberation Serif" fo:font-size="14pt"/>
    </style:style>
    <style:style style:parent-style-name="653" style:family="paragraph" style:name="P72">
      <style:paragraph-properties/>
    </style:style>
    <style:style style:family="text" style:name="T70">
      <style:text-properties fo:color="#000000" fo:font-family="Liberation Serif" style:font-family-complex="Liberation Serif" fo:font-size="14pt"/>
    </style:style>
    <style:style style:parent-style-name="655" style:family="paragraph" style:name="P73">
      <style:paragraph-properties fo:line-height="120%" fo:text-align="center" fo:margin-left="0cm" fo:margin-right="0cm" fo:text-indent="0.7409cm" fo:margin-top="0pt" fo:margin-bottom="6pt"/>
    </style:style>
    <style:style style:family="text" style:name="T7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74">
      <style:paragraph-properties fo:line-height="14.15pt" fo:margin-top="0pt" fo:margin-bottom="0pt"/>
    </style:style>
    <style:style style:family="text" style:name="T7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75">
      <style:paragraph-properties fo:line-height="14.15pt" fo:margin-top="0pt" fo:margin-bottom="0pt"/>
    </style:style>
    <style:style style:family="text" style:name="T7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76">
      <style:paragraph-properties fo:line-height="14.15pt" fo:margin-top="0pt" fo:margin-bottom="0pt"/>
    </style:style>
    <style:style style:family="text" style:name="T7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77">
      <style:paragraph-properties fo:line-height="14.15pt" fo:margin-top="0pt" fo:margin-bottom="0pt"/>
    </style:style>
    <style:style style:family="text" style:name="T7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78">
      <style:paragraph-properties fo:line-height="14.15pt" fo:margin-top="0pt" fo:margin-bottom="0pt"/>
    </style:style>
    <style:style style:family="text" style:name="T7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79">
      <style:paragraph-properties fo:line-height="14.15pt" fo:margin-top="0pt" fo:margin-bottom="0pt"/>
    </style:style>
    <style:style style:family="text" style:name="T7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0">
      <style:paragraph-properties fo:line-height="14.15pt" fo:margin-top="0pt" fo:margin-bottom="0pt"/>
    </style:style>
    <style:style style:family="text" style:name="T7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1">
      <style:paragraph-properties fo:line-height="14.15pt" fo:margin-top="0pt" fo:margin-bottom="0pt"/>
    </style:style>
    <style:style style:family="text" style:name="T7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2">
      <style:paragraph-properties fo:line-height="14.15pt" fo:margin-top="0pt" fo:margin-bottom="0pt"/>
    </style:style>
    <style:style style:family="text" style:name="T8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3">
      <style:paragraph-properties fo:line-height="14.15pt" fo:margin-top="0pt" fo:margin-bottom="0pt"/>
    </style:style>
    <style:style style:family="text" style:name="T8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4">
      <style:paragraph-properties fo:line-height="14.15pt" fo:margin-top="0pt" fo:margin-bottom="0pt"/>
    </style:style>
    <style:style style:family="text" style:name="T8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5">
      <style:paragraph-properties fo:line-height="14.15pt" fo:margin-top="0pt" fo:margin-bottom="0pt"/>
    </style:style>
    <style:style style:family="text" style:name="T8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6">
      <style:paragraph-properties fo:line-height="14.15pt" fo:margin-top="0pt" fo:margin-bottom="0pt"/>
    </style:style>
    <style:style style:family="text" style:name="T8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7">
      <style:paragraph-properties fo:line-height="14.15pt" fo:margin-top="0pt" fo:margin-bottom="0pt"/>
    </style:style>
    <style:style style:family="text" style:name="T8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8">
      <style:paragraph-properties fo:line-height="14.15pt" fo:margin-top="0pt" fo:margin-bottom="0pt"/>
    </style:style>
    <style:style style:family="text" style:name="T8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89">
      <style:paragraph-properties fo:line-height="14.15pt" fo:margin-top="0pt" fo:margin-bottom="0pt"/>
    </style:style>
    <style:style style:family="text" style:name="T8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0">
      <style:paragraph-properties fo:line-height="14.15pt" fo:margin-top="0pt" fo:margin-bottom="0pt"/>
    </style:style>
    <style:style style:family="text" style:name="T8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1">
      <style:paragraph-properties fo:line-height="14.15pt" fo:margin-top="0pt" fo:margin-bottom="0pt"/>
    </style:style>
    <style:style style:family="text" style:name="T8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2">
      <style:paragraph-properties fo:line-height="14.15pt" fo:margin-top="0pt" fo:margin-bottom="0pt"/>
    </style:style>
    <style:style style:family="text" style:name="T9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3">
      <style:paragraph-properties fo:line-height="14.15pt" fo:margin-top="0pt" fo:margin-bottom="0pt"/>
    </style:style>
    <style:style style:family="text" style:name="T9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4">
      <style:paragraph-properties fo:line-height="14.15pt" fo:margin-top="0pt" fo:margin-bottom="0pt"/>
    </style:style>
    <style:style style:family="text" style:name="T9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5">
      <style:paragraph-properties fo:line-height="14.15pt" fo:margin-top="0pt" fo:margin-bottom="0pt"/>
    </style:style>
    <style:style style:family="text" style:name="T9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6">
      <style:paragraph-properties fo:line-height="14.15pt" fo:margin-top="0pt" fo:margin-bottom="0pt"/>
    </style:style>
    <style:style style:family="text" style:name="T9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7">
      <style:paragraph-properties fo:line-height="14.15pt" fo:margin-top="0pt" fo:margin-bottom="0pt"/>
    </style:style>
    <style:style style:family="text" style:name="T9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8">
      <style:paragraph-properties fo:line-height="14.15pt" fo:margin-top="0pt" fo:margin-bottom="0pt"/>
    </style:style>
    <style:style style:family="text" style:name="T9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99">
      <style:paragraph-properties fo:line-height="14.15pt" fo:margin-top="0pt" fo:margin-bottom="0pt"/>
    </style:style>
    <style:style style:family="text" style:name="T9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0">
      <style:paragraph-properties fo:line-height="14.15pt" fo:margin-top="0pt" fo:margin-bottom="0pt"/>
    </style:style>
    <style:style style:family="text" style:name="T9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1">
      <style:paragraph-properties fo:line-height="14.15pt" fo:margin-top="0pt" fo:margin-bottom="0pt"/>
    </style:style>
    <style:style style:family="text" style:name="T9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2">
      <style:paragraph-properties fo:line-height="14.15pt" fo:margin-top="0pt" fo:margin-bottom="0pt"/>
    </style:style>
    <style:style style:family="text" style:name="T10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3">
      <style:paragraph-properties fo:line-height="14.15pt" fo:margin-top="0pt" fo:margin-bottom="0pt"/>
    </style:style>
    <style:style style:family="text" style:name="T10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4">
      <style:paragraph-properties fo:line-height="14.15pt" fo:margin-top="0pt" fo:margin-bottom="0pt"/>
    </style:style>
    <style:style style:family="text" style:name="T10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5">
      <style:paragraph-properties fo:line-height="14.15pt" fo:margin-top="0pt" fo:margin-bottom="0pt"/>
    </style:style>
    <style:style style:family="text" style:name="T10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6">
      <style:paragraph-properties fo:line-height="14.15pt" fo:margin-top="0pt" fo:margin-bottom="0pt"/>
    </style:style>
    <style:style style:family="text" style:name="T10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7">
      <style:paragraph-properties fo:line-height="14.15pt" fo:margin-top="0pt" fo:margin-bottom="0pt"/>
    </style:style>
    <style:style style:family="text" style:name="T10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8">
      <style:paragraph-properties fo:line-height="14.15pt" fo:margin-top="0pt" fo:margin-bottom="0pt"/>
    </style:style>
    <style:style style:family="text" style:name="T10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09">
      <style:paragraph-properties fo:line-height="14.15pt" fo:margin-top="0pt" fo:margin-bottom="0pt"/>
    </style:style>
    <style:style style:family="text" style:name="T10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0">
      <style:paragraph-properties fo:line-height="14.15pt" fo:margin-top="0pt" fo:margin-bottom="0pt"/>
    </style:style>
    <style:style style:family="text" style:name="T10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1">
      <style:paragraph-properties fo:line-height="14.15pt" fo:margin-top="0pt" fo:margin-bottom="0pt"/>
    </style:style>
    <style:style style:family="text" style:name="T10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2">
      <style:paragraph-properties fo:line-height="14.15pt" fo:margin-top="0pt" fo:margin-bottom="0pt"/>
    </style:style>
    <style:style style:family="text" style:name="T11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3">
      <style:paragraph-properties fo:line-height="14.15pt" fo:margin-top="0pt" fo:margin-bottom="0pt"/>
    </style:style>
    <style:style style:family="text" style:name="T11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4">
      <style:paragraph-properties fo:line-height="14.15pt" fo:margin-top="0pt" fo:margin-bottom="0pt"/>
    </style:style>
    <style:style style:family="text" style:name="T11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5">
      <style:paragraph-properties fo:line-height="14.15pt" fo:margin-top="0pt" fo:margin-bottom="0pt"/>
    </style:style>
    <style:style style:family="text" style:name="T11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6">
      <style:paragraph-properties fo:line-height="14.15pt" fo:margin-top="0pt" fo:margin-bottom="0pt"/>
    </style:style>
    <style:style style:family="text" style:name="T11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7">
      <style:paragraph-properties fo:line-height="14.15pt" fo:margin-top="0pt" fo:margin-bottom="0pt"/>
    </style:style>
    <style:style style:family="text" style:name="T11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8">
      <style:paragraph-properties fo:line-height="14.15pt" fo:margin-top="0pt" fo:margin-bottom="0pt"/>
    </style:style>
    <style:style style:family="text" style:name="T11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19">
      <style:paragraph-properties fo:line-height="14.15pt" fo:margin-top="0pt" fo:margin-bottom="0pt"/>
    </style:style>
    <style:style style:family="text" style:name="T11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20">
      <style:paragraph-properties fo:line-height="14.15pt" fo:margin-top="0pt" fo:margin-bottom="0pt"/>
    </style:style>
    <style:style style:family="text" style:name="T11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21">
      <style:paragraph-properties fo:line-height="14.15pt" fo:margin-top="0pt" fo:margin-bottom="0pt"/>
    </style:style>
    <style:style style:family="text" style:name="T11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22">
      <style:paragraph-properties fo:line-height="14.15pt" fo:margin-top="0pt" fo:margin-bottom="0pt"/>
    </style:style>
    <style:style style:family="text" style:name="T12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family="text" style:name="T12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123">
      <style:paragraph-properties fo:line-height="120%" fo:text-align="center" fo:margin-left="0cm" fo:margin-right="0cm" fo:text-indent="0.7409cm" fo:margin-top="0pt" fo:margin-bottom="6pt"/>
    </style:style>
    <style:style style:family="text" style:name="T12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124">
      <style:paragraph-properties fo:line-height="14.15pt" fo:text-align="justify" fo:margin-left="0cm" fo:margin-right="0cm" fo:text-indent="0cm" fo:margin-top="0pt" fo:margin-bottom="0pt"/>
    </style:style>
    <style:style style:family="text" style:name="T12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25">
      <style:paragraph-properties fo:line-height="14.15pt" fo:text-align="justify" fo:margin-left="0cm" fo:margin-right="0cm" fo:text-indent="0cm" fo:margin-top="0pt" fo:margin-bottom="0pt"/>
    </style:style>
    <style:style style:family="text" style:name="T12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26">
      <style:paragraph-properties fo:line-height="14.15pt" fo:text-align="justify" fo:margin-left="0cm" fo:margin-right="0cm" fo:text-indent="0cm" fo:margin-top="0pt" fo:margin-bottom="0pt"/>
    </style:style>
    <style:style style:family="text" style:name="T12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27">
      <style:paragraph-properties fo:line-height="14.15pt" fo:text-align="justify" fo:margin-left="0cm" fo:margin-right="0cm" fo:text-indent="0cm" fo:margin-top="0pt" fo:margin-bottom="0pt"/>
    </style:style>
    <style:style style:family="text" style:name="T12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28">
      <style:paragraph-properties fo:line-height="14.15pt" fo:text-align="justify" fo:margin-left="0cm" fo:margin-right="0cm" fo:text-indent="0cm" fo:margin-top="0pt" fo:margin-bottom="0pt"/>
    </style:style>
    <style:style style:family="text" style:name="T12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29">
      <style:paragraph-properties fo:line-height="14.15pt" fo:text-align="justify" fo:margin-left="0cm" fo:margin-right="0cm" fo:text-indent="0cm" fo:margin-top="0pt" fo:margin-bottom="0pt"/>
    </style:style>
    <style:style style:family="text" style:name="T12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0">
      <style:paragraph-properties fo:line-height="14.15pt" fo:text-align="justify" fo:margin-left="0cm" fo:margin-right="0cm" fo:text-indent="0cm" fo:margin-top="0pt" fo:margin-bottom="0pt"/>
    </style:style>
    <style:style style:family="text" style:name="T12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1">
      <style:paragraph-properties fo:line-height="14.15pt" fo:text-align="justify" fo:margin-left="0cm" fo:margin-right="0cm" fo:text-indent="0cm" fo:margin-top="0pt" fo:margin-bottom="0pt"/>
    </style:style>
    <style:style style:family="text" style:name="T13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2">
      <style:paragraph-properties fo:line-height="14.15pt" fo:text-align="justify" fo:margin-left="0cm" fo:margin-right="0cm" fo:text-indent="0cm" fo:margin-top="0pt" fo:margin-bottom="0pt"/>
    </style:style>
    <style:style style:family="text" style:name="T13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3">
      <style:paragraph-properties fo:line-height="14.15pt" fo:text-align="justify" fo:margin-left="0cm" fo:margin-right="0cm" fo:text-indent="0cm" fo:margin-top="0pt" fo:margin-bottom="0pt"/>
    </style:style>
    <style:style style:family="text" style:name="T13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4">
      <style:paragraph-properties fo:line-height="14.15pt" fo:text-align="justify" fo:margin-left="0cm" fo:margin-right="0cm" fo:text-indent="0cm" fo:margin-top="0pt" fo:margin-bottom="0pt"/>
    </style:style>
    <style:style style:family="text" style:name="T13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5">
      <style:paragraph-properties fo:line-height="14.15pt" fo:text-align="justify" fo:margin-left="0cm" fo:margin-right="0cm" fo:text-indent="0cm" fo:margin-top="0pt" fo:margin-bottom="0pt"/>
    </style:style>
    <style:style style:family="text" style:name="T13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6">
      <style:paragraph-properties fo:line-height="14.15pt" fo:text-align="justify" fo:margin-left="0cm" fo:margin-right="0cm" fo:text-indent="0cm" fo:margin-top="0pt" fo:margin-bottom="0pt"/>
    </style:style>
    <style:style style:family="text" style:name="T13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7">
      <style:paragraph-properties fo:line-height="14.15pt" fo:text-align="justify" fo:margin-left="0cm" fo:margin-right="0cm" fo:text-indent="0cm" fo:margin-top="0pt" fo:margin-bottom="0pt"/>
    </style:style>
    <style:style style:family="text" style:name="T13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8">
      <style:paragraph-properties fo:line-height="14.15pt" fo:text-align="justify" fo:margin-left="0cm" fo:margin-right="0cm" fo:text-indent="0cm" fo:margin-top="0pt" fo:margin-bottom="0pt"/>
    </style:style>
    <style:style style:family="text" style:name="T13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39">
      <style:paragraph-properties fo:line-height="14.15pt" fo:text-align="justify" fo:margin-left="0cm" fo:margin-right="0cm" fo:text-indent="0cm" fo:margin-top="0pt" fo:margin-bottom="0pt"/>
    </style:style>
    <style:style style:family="text" style:name="T13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0">
      <style:paragraph-properties fo:line-height="14.15pt" fo:text-align="justify" fo:margin-left="0cm" fo:margin-right="0cm" fo:text-indent="0cm" fo:margin-top="0pt" fo:margin-bottom="0pt"/>
    </style:style>
    <style:style style:family="text" style:name="T13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1">
      <style:paragraph-properties fo:line-height="14.15pt" fo:text-align="justify" fo:margin-left="0cm" fo:margin-right="0cm" fo:text-indent="0cm" fo:margin-top="0pt" fo:margin-bottom="0pt"/>
    </style:style>
    <style:style style:family="text" style:name="T14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2">
      <style:paragraph-properties fo:line-height="14.15pt" fo:text-align="justify" fo:margin-left="0cm" fo:margin-right="0cm" fo:text-indent="0cm" fo:margin-top="0pt" fo:margin-bottom="0pt"/>
    </style:style>
    <style:style style:family="text" style:name="T14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3">
      <style:paragraph-properties fo:line-height="14.15pt" fo:text-align="justify" fo:margin-left="0cm" fo:margin-right="0cm" fo:text-indent="0cm" fo:margin-top="0pt" fo:margin-bottom="0pt"/>
    </style:style>
    <style:style style:family="text" style:name="T14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4">
      <style:paragraph-properties fo:line-height="14.15pt" fo:text-align="justify" fo:margin-left="0cm" fo:margin-right="0cm" fo:text-indent="0cm" fo:margin-top="0pt" fo:margin-bottom="0pt"/>
    </style:style>
    <style:style style:family="text" style:name="T14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5">
      <style:paragraph-properties fo:line-height="14.15pt" fo:text-align="justify" fo:margin-left="0cm" fo:margin-right="0cm" fo:text-indent="0cm" fo:margin-top="0pt" fo:margin-bottom="0pt"/>
    </style:style>
    <style:style style:family="text" style:name="T14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6">
      <style:paragraph-properties fo:line-height="14.15pt" fo:text-align="justify" fo:margin-left="0cm" fo:margin-right="0cm" fo:text-indent="0cm" fo:margin-top="0pt" fo:margin-bottom="0pt"/>
    </style:style>
    <style:style style:family="text" style:name="T14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7">
      <style:paragraph-properties fo:line-height="14.15pt" fo:text-align="justify" fo:margin-left="0cm" fo:margin-right="0cm" fo:text-indent="0cm" fo:margin-top="0pt" fo:margin-bottom="0pt"/>
    </style:style>
    <style:style style:family="text" style:name="T14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8">
      <style:paragraph-properties fo:line-height="14.15pt" fo:text-align="justify" fo:margin-left="0cm" fo:margin-right="0cm" fo:text-indent="0cm" fo:margin-top="0pt" fo:margin-bottom="0pt"/>
    </style:style>
    <style:style style:family="text" style:name="T14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49">
      <style:paragraph-properties fo:line-height="14.15pt" fo:text-align="justify" fo:margin-left="0cm" fo:margin-right="0cm" fo:text-indent="0cm" fo:margin-top="0pt" fo:margin-bottom="0pt"/>
    </style:style>
    <style:style style:family="text" style:name="T14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0">
      <style:paragraph-properties fo:line-height="14.15pt" fo:text-align="justify" fo:margin-left="0cm" fo:margin-right="0cm" fo:text-indent="0cm" fo:margin-top="0pt" fo:margin-bottom="0pt"/>
    </style:style>
    <style:style style:family="text" style:name="T14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1">
      <style:paragraph-properties fo:line-height="14.15pt" fo:text-align="justify" fo:margin-left="0cm" fo:margin-right="0cm" fo:text-indent="0cm" fo:margin-top="0pt" fo:margin-bottom="0pt"/>
    </style:style>
    <style:style style:family="text" style:name="T15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2">
      <style:paragraph-properties fo:line-height="14.15pt" fo:text-align="justify" fo:margin-left="0cm" fo:margin-right="0cm" fo:text-indent="0cm" fo:margin-top="0pt" fo:margin-bottom="0pt"/>
    </style:style>
    <style:style style:family="text" style:name="T15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3">
      <style:paragraph-properties fo:line-height="14.15pt" fo:text-align="justify" fo:margin-left="0cm" fo:margin-right="0cm" fo:text-indent="0cm" fo:margin-top="0pt" fo:margin-bottom="0pt"/>
    </style:style>
    <style:style style:family="text" style:name="T15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4">
      <style:paragraph-properties fo:line-height="14.15pt" fo:text-align="justify" fo:margin-left="0cm" fo:margin-right="0cm" fo:text-indent="0cm" fo:margin-top="0pt" fo:margin-bottom="0pt"/>
    </style:style>
    <style:style style:family="text" style:name="T15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5">
      <style:paragraph-properties fo:line-height="14.15pt" fo:text-align="justify" fo:margin-left="0cm" fo:margin-right="0cm" fo:text-indent="0cm" fo:margin-top="0pt" fo:margin-bottom="0pt"/>
    </style:style>
    <style:style style:family="text" style:name="T15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6">
      <style:paragraph-properties fo:line-height="14.15pt" fo:text-align="justify" fo:margin-left="0cm" fo:margin-right="0cm" fo:text-indent="0cm" fo:margin-top="0pt" fo:margin-bottom="0pt"/>
    </style:style>
    <style:style style:family="text" style:name="T15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7">
      <style:paragraph-properties fo:line-height="14.15pt" fo:text-align="justify" fo:margin-left="0cm" fo:margin-right="0cm" fo:text-indent="0cm" fo:margin-top="0pt" fo:margin-bottom="0pt"/>
    </style:style>
    <style:style style:family="text" style:name="T15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8">
      <style:paragraph-properties fo:line-height="14.15pt" fo:text-align="justify" fo:margin-left="0cm" fo:margin-right="0cm" fo:text-indent="0cm" fo:margin-top="0pt" fo:margin-bottom="0pt"/>
    </style:style>
    <style:style style:family="text" style:name="T15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59">
      <style:paragraph-properties fo:line-height="14.15pt" fo:text-align="justify" fo:margin-left="0cm" fo:margin-right="0cm" fo:text-indent="0cm" fo:margin-top="0pt" fo:margin-bottom="0pt"/>
    </style:style>
    <style:style style:family="text" style:name="T15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0">
      <style:paragraph-properties fo:line-height="14.15pt" fo:text-align="justify" fo:margin-left="0cm" fo:margin-right="0cm" fo:text-indent="0cm" fo:margin-top="0pt" fo:margin-bottom="0pt"/>
    </style:style>
    <style:style style:family="text" style:name="T15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1">
      <style:paragraph-properties fo:line-height="14.15pt" fo:text-align="justify" fo:margin-left="0cm" fo:margin-right="0cm" fo:text-indent="0cm" fo:margin-top="0pt" fo:margin-bottom="0pt"/>
    </style:style>
    <style:style style:family="text" style:name="T16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2">
      <style:paragraph-properties fo:line-height="14.15pt" fo:text-align="justify" fo:margin-left="0cm" fo:margin-right="0cm" fo:text-indent="0cm" fo:margin-top="0pt" fo:margin-bottom="0pt"/>
    </style:style>
    <style:style style:family="text" style:name="T16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3">
      <style:paragraph-properties fo:line-height="14.15pt" fo:text-align="justify" fo:margin-left="0cm" fo:margin-right="0cm" fo:text-indent="0cm" fo:margin-top="0pt" fo:margin-bottom="0pt"/>
    </style:style>
    <style:style style:family="text" style:name="T16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4">
      <style:paragraph-properties fo:line-height="14.15pt" fo:text-align="justify" fo:margin-left="0cm" fo:margin-right="0cm" fo:text-indent="0cm" fo:margin-top="0pt" fo:margin-bottom="0pt"/>
    </style:style>
    <style:style style:family="text" style:name="T16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5">
      <style:paragraph-properties fo:line-height="14.15pt" fo:text-align="justify" fo:margin-left="0cm" fo:margin-right="0cm" fo:text-indent="0cm" fo:margin-top="0pt" fo:margin-bottom="0pt"/>
    </style:style>
    <style:style style:family="text" style:name="T16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6">
      <style:paragraph-properties fo:line-height="14.15pt" fo:text-align="justify" fo:margin-left="0cm" fo:margin-right="0cm" fo:text-indent="0cm" fo:margin-top="0pt" fo:margin-bottom="0pt"/>
    </style:style>
    <style:style style:family="text" style:name="T16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7">
      <style:paragraph-properties fo:line-height="14.15pt" fo:text-align="justify" fo:margin-left="0cm" fo:margin-right="0cm" fo:text-indent="0cm" fo:margin-top="0pt" fo:margin-bottom="0pt"/>
    </style:style>
    <style:style style:family="text" style:name="T16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8">
      <style:paragraph-properties fo:line-height="14.15pt" fo:text-align="justify" fo:margin-left="0cm" fo:margin-right="0cm" fo:text-indent="0cm" fo:margin-top="0pt" fo:margin-bottom="0pt"/>
    </style:style>
    <style:style style:family="text" style:name="T16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69">
      <style:paragraph-properties fo:line-height="14.15pt" fo:text-align="justify" fo:margin-left="0cm" fo:margin-right="0cm" fo:text-indent="0cm" fo:margin-top="0pt" fo:margin-bottom="0pt"/>
    </style:style>
    <style:style style:family="text" style:name="T16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0">
      <style:paragraph-properties fo:line-height="14.15pt" fo:text-align="justify" fo:margin-left="0cm" fo:margin-right="0cm" fo:text-indent="0cm" fo:margin-top="0pt" fo:margin-bottom="0pt"/>
    </style:style>
    <style:style style:family="text" style:name="T16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1">
      <style:paragraph-properties fo:line-height="14.15pt" fo:text-align="justify" fo:margin-left="0cm" fo:margin-right="0cm" fo:text-indent="0cm" fo:margin-top="0pt" fo:margin-bottom="0pt"/>
    </style:style>
    <style:style style:family="text" style:name="T17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2">
      <style:paragraph-properties fo:line-height="14.15pt" fo:text-align="justify" fo:margin-left="0cm" fo:margin-right="0cm" fo:text-indent="0cm" fo:margin-top="0pt" fo:margin-bottom="0pt"/>
    </style:style>
    <style:style style:family="text" style:name="T17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3">
      <style:paragraph-properties fo:line-height="14.15pt" fo:text-align="justify" fo:margin-left="0cm" fo:margin-right="0cm" fo:text-indent="0cm" fo:margin-top="0pt" fo:margin-bottom="0pt"/>
    </style:style>
    <style:style style:family="text" style:name="T17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4">
      <style:paragraph-properties fo:line-height="14.15pt" fo:text-align="justify" fo:margin-left="0cm" fo:margin-right="0cm" fo:text-indent="0cm" fo:margin-top="0pt" fo:margin-bottom="0pt"/>
    </style:style>
    <style:style style:family="text" style:name="T17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5">
      <style:paragraph-properties fo:line-height="14.15pt" fo:text-align="justify" fo:margin-left="0cm" fo:margin-right="0cm" fo:text-indent="0cm" fo:margin-top="0pt" fo:margin-bottom="0pt"/>
    </style:style>
    <style:style style:family="text" style:name="T17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6">
      <style:paragraph-properties fo:line-height="14.15pt" fo:text-align="justify" fo:margin-left="0cm" fo:margin-right="0cm" fo:text-indent="0cm" fo:margin-top="0pt" fo:margin-bottom="0pt"/>
    </style:style>
    <style:style style:family="text" style:name="T17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7">
      <style:paragraph-properties fo:line-height="14.15pt" fo:text-align="justify" fo:margin-left="0cm" fo:margin-right="0cm" fo:text-indent="0cm" fo:margin-top="0pt" fo:margin-bottom="0pt"/>
    </style:style>
    <style:style style:family="text" style:name="T17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8">
      <style:paragraph-properties fo:line-height="14.15pt" fo:text-align="justify" fo:margin-left="0cm" fo:margin-right="0cm" fo:text-indent="0cm" fo:margin-top="0pt" fo:margin-bottom="0pt"/>
    </style:style>
    <style:style style:family="text" style:name="T17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79">
      <style:paragraph-properties fo:line-height="14.15pt" fo:text-align="justify" fo:margin-left="0cm" fo:margin-right="0cm" fo:text-indent="0cm" fo:margin-top="0pt" fo:margin-bottom="0pt"/>
    </style:style>
    <style:style style:family="text" style:name="T17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0">
      <style:paragraph-properties fo:line-height="14.15pt" fo:text-align="justify" fo:margin-left="0cm" fo:margin-right="0cm" fo:text-indent="0cm" fo:margin-top="0pt" fo:margin-bottom="0pt"/>
    </style:style>
    <style:style style:family="text" style:name="T17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1">
      <style:paragraph-properties fo:line-height="14.15pt" fo:text-align="justify" fo:margin-left="0cm" fo:margin-right="0cm" fo:text-indent="0cm" fo:margin-top="0pt" fo:margin-bottom="0pt"/>
    </style:style>
    <style:style style:family="text" style:name="T18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family="text" style:name="T18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2">
      <style:paragraph-properties fo:line-height="120%" fo:text-align="center" fo:margin-left="0cm" fo:margin-right="0cm" fo:text-indent="0.7409cm" fo:margin-top="0pt" fo:margin-bottom="6pt"/>
    </style:style>
    <style:style style:family="text" style:name="T18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183">
      <style:paragraph-properties fo:line-height="14.15pt" fo:text-align="justify" fo:margin-left="0cm" fo:margin-right="0cm" fo:text-indent="0cm" fo:margin-top="0pt" fo:margin-bottom="0pt"/>
    </style:style>
    <style:style style:family="text" style:name="T18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4">
      <style:paragraph-properties fo:line-height="14.15pt" fo:text-align="justify" fo:margin-left="0cm" fo:margin-right="0cm" fo:text-indent="0cm" fo:margin-top="0pt" fo:margin-bottom="0pt"/>
    </style:style>
    <style:style style:family="text" style:name="T18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5">
      <style:paragraph-properties fo:line-height="14.15pt" fo:text-align="justify" fo:margin-left="0cm" fo:margin-right="0cm" fo:text-indent="0cm" fo:margin-top="0pt" fo:margin-bottom="0pt"/>
    </style:style>
    <style:style style:family="text" style:name="T18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6">
      <style:paragraph-properties fo:line-height="14.15pt" fo:text-align="justify" fo:margin-left="0cm" fo:margin-right="0cm" fo:text-indent="0cm" fo:margin-top="0pt" fo:margin-bottom="0pt"/>
    </style:style>
    <style:style style:family="text" style:name="T18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7">
      <style:paragraph-properties fo:line-height="14.15pt" fo:text-align="justify" fo:margin-left="0cm" fo:margin-right="0cm" fo:text-indent="0cm" fo:margin-top="0pt" fo:margin-bottom="0pt"/>
    </style:style>
    <style:style style:family="text" style:name="T18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8">
      <style:paragraph-properties fo:line-height="14.15pt" fo:text-align="justify" fo:margin-left="0cm" fo:margin-right="0cm" fo:text-indent="0cm" fo:margin-top="0pt" fo:margin-bottom="0pt"/>
    </style:style>
    <style:style style:family="text" style:name="T18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89">
      <style:paragraph-properties fo:line-height="14.15pt" fo:text-align="justify" fo:margin-left="0cm" fo:margin-right="0cm" fo:text-indent="0cm" fo:margin-top="0pt" fo:margin-bottom="0pt"/>
    </style:style>
    <style:style style:family="text" style:name="T18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0">
      <style:paragraph-properties fo:line-height="14.15pt" fo:text-align="justify" fo:margin-left="0cm" fo:margin-right="0cm" fo:text-indent="0cm" fo:margin-top="0pt" fo:margin-bottom="0pt"/>
    </style:style>
    <style:style style:family="text" style:name="T19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1">
      <style:paragraph-properties fo:line-height="14.15pt" fo:text-align="justify" fo:margin-left="0cm" fo:margin-right="0cm" fo:text-indent="0cm" fo:margin-top="0pt" fo:margin-bottom="0pt"/>
    </style:style>
    <style:style style:family="text" style:name="T19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2">
      <style:paragraph-properties fo:line-height="14.15pt" fo:text-align="justify" fo:margin-left="0cm" fo:margin-right="0cm" fo:text-indent="0cm" fo:margin-top="0pt" fo:margin-bottom="0pt"/>
    </style:style>
    <style:style style:family="text" style:name="T19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3">
      <style:paragraph-properties fo:line-height="14.15pt" fo:text-align="justify" fo:margin-left="0cm" fo:margin-right="0cm" fo:text-indent="0cm" fo:margin-top="0pt" fo:margin-bottom="0pt"/>
    </style:style>
    <style:style style:family="text" style:name="T19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4">
      <style:paragraph-properties fo:line-height="14.15pt" fo:text-align="justify" fo:margin-left="0cm" fo:margin-right="0cm" fo:text-indent="0cm" fo:margin-top="0pt" fo:margin-bottom="0pt"/>
    </style:style>
    <style:style style:family="text" style:name="T19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5">
      <style:paragraph-properties fo:line-height="14.15pt" fo:text-align="justify" fo:margin-left="0cm" fo:margin-right="0cm" fo:text-indent="0cm" fo:margin-top="0pt" fo:margin-bottom="0pt"/>
    </style:style>
    <style:style style:family="text" style:name="T19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6">
      <style:paragraph-properties fo:line-height="14.15pt" fo:text-align="justify" fo:margin-left="0cm" fo:margin-right="0cm" fo:text-indent="0cm" fo:margin-top="0pt" fo:margin-bottom="0pt"/>
    </style:style>
    <style:style style:family="text" style:name="T19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7">
      <style:paragraph-properties fo:line-height="14.15pt" fo:text-align="justify" fo:margin-left="0cm" fo:margin-right="0cm" fo:text-indent="0cm" fo:margin-top="0pt" fo:margin-bottom="0pt"/>
    </style:style>
    <style:style style:family="text" style:name="T19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8">
      <style:paragraph-properties fo:line-height="14.15pt" fo:text-align="justify" fo:margin-left="0cm" fo:margin-right="0cm" fo:text-indent="0cm" fo:margin-top="0pt" fo:margin-bottom="0pt"/>
    </style:style>
    <style:style style:family="text" style:name="T19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199">
      <style:paragraph-properties fo:line-height="14.15pt" fo:text-align="justify" fo:margin-left="0cm" fo:margin-right="0cm" fo:text-indent="0cm" fo:margin-top="0pt" fo:margin-bottom="0pt"/>
    </style:style>
    <style:style style:family="text" style:name="T19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0">
      <style:paragraph-properties fo:line-height="14.15pt" fo:text-align="justify" fo:margin-left="0cm" fo:margin-right="0cm" fo:text-indent="0cm" fo:margin-top="0pt" fo:margin-bottom="0pt"/>
    </style:style>
    <style:style style:family="text" style:name="T20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1">
      <style:paragraph-properties fo:line-height="14.15pt" fo:text-align="justify" fo:margin-left="0cm" fo:margin-right="0cm" fo:text-indent="0cm" fo:margin-top="0pt" fo:margin-bottom="0pt"/>
    </style:style>
    <style:style style:family="text" style:name="T20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2">
      <style:paragraph-properties fo:line-height="14.15pt" fo:text-align="justify" fo:margin-left="0cm" fo:margin-right="0cm" fo:text-indent="0cm" fo:margin-top="0pt" fo:margin-bottom="0pt"/>
    </style:style>
    <style:style style:family="text" style:name="T20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3">
      <style:paragraph-properties fo:line-height="14.15pt" fo:text-align="justify" fo:margin-left="0cm" fo:margin-right="0cm" fo:text-indent="0cm" fo:margin-top="0pt" fo:margin-bottom="0pt"/>
    </style:style>
    <style:style style:family="text" style:name="T20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4">
      <style:paragraph-properties fo:line-height="14.15pt" fo:text-align="justify" fo:margin-left="0cm" fo:margin-right="0cm" fo:text-indent="0cm" fo:margin-top="0pt" fo:margin-bottom="0pt"/>
    </style:style>
    <style:style style:family="text" style:name="T20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5">
      <style:paragraph-properties fo:line-height="14.15pt" fo:text-align="justify" fo:margin-left="0cm" fo:margin-right="0cm" fo:text-indent="0cm" fo:margin-top="0pt" fo:margin-bottom="0pt"/>
    </style:style>
    <style:style style:family="text" style:name="T20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6">
      <style:paragraph-properties fo:line-height="14.15pt" fo:text-align="justify" fo:margin-left="0cm" fo:margin-right="0cm" fo:text-indent="0cm" fo:margin-top="0pt" fo:margin-bottom="0pt"/>
    </style:style>
    <style:style style:family="text" style:name="T20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7">
      <style:paragraph-properties fo:line-height="14.15pt" fo:text-align="justify" fo:margin-left="0cm" fo:margin-right="0cm" fo:text-indent="0cm" fo:margin-top="0pt" fo:margin-bottom="0pt"/>
    </style:style>
    <style:style style:family="text" style:name="T20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8">
      <style:paragraph-properties fo:line-height="14.15pt" fo:text-align="justify" fo:margin-left="0cm" fo:margin-right="0cm" fo:text-indent="0cm" fo:margin-top="0pt" fo:margin-bottom="0pt"/>
    </style:style>
    <style:style style:family="text" style:name="T20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09">
      <style:paragraph-properties fo:line-height="14.15pt" fo:text-align="justify" fo:margin-left="0cm" fo:margin-right="0cm" fo:text-indent="0cm" fo:margin-top="0pt" fo:margin-bottom="0pt"/>
    </style:style>
    <style:style style:family="text" style:name="T20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0">
      <style:paragraph-properties fo:line-height="14.15pt" fo:text-align="justify" fo:margin-left="0cm" fo:margin-right="0cm" fo:text-indent="0cm" fo:margin-top="0pt" fo:margin-bottom="0pt"/>
    </style:style>
    <style:style style:family="text" style:name="T21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1">
      <style:paragraph-properties fo:line-height="14.15pt" fo:text-align="justify" fo:margin-left="0cm" fo:margin-right="0cm" fo:text-indent="0cm" fo:margin-top="0pt" fo:margin-bottom="0pt"/>
    </style:style>
    <style:style style:family="text" style:name="T21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2">
      <style:paragraph-properties fo:line-height="14.15pt" fo:text-align="justify" fo:margin-left="0cm" fo:margin-right="0cm" fo:text-indent="0cm" fo:margin-top="0pt" fo:margin-bottom="0pt"/>
    </style:style>
    <style:style style:family="text" style:name="T21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3">
      <style:paragraph-properties fo:line-height="14.15pt" fo:text-align="justify" fo:margin-left="0cm" fo:margin-right="0cm" fo:text-indent="0cm" fo:margin-top="0pt" fo:margin-bottom="0pt"/>
    </style:style>
    <style:style style:family="text" style:name="T21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4">
      <style:paragraph-properties fo:line-height="14.15pt" fo:text-align="justify" fo:margin-left="0cm" fo:margin-right="0cm" fo:text-indent="0cm" fo:margin-top="0pt" fo:margin-bottom="0pt"/>
    </style:style>
    <style:style style:family="text" style:name="T21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5">
      <style:paragraph-properties fo:line-height="14.15pt" fo:text-align="justify" fo:margin-left="0cm" fo:margin-right="0cm" fo:text-indent="0cm" fo:margin-top="0pt" fo:margin-bottom="0pt"/>
    </style:style>
    <style:style style:family="text" style:name="T21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6">
      <style:paragraph-properties fo:line-height="14.15pt" fo:text-align="justify" fo:margin-left="0cm" fo:margin-right="0cm" fo:text-indent="0cm" fo:margin-top="0pt" fo:margin-bottom="0pt"/>
    </style:style>
    <style:style style:family="text" style:name="T21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7">
      <style:paragraph-properties fo:line-height="14.15pt" fo:text-align="justify" fo:margin-left="0cm" fo:margin-right="0cm" fo:text-indent="0cm" fo:margin-top="0pt" fo:margin-bottom="0pt"/>
    </style:style>
    <style:style style:family="text" style:name="T21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8">
      <style:paragraph-properties fo:line-height="14.15pt" fo:text-align="justify" fo:margin-left="0cm" fo:margin-right="0cm" fo:text-indent="0cm" fo:margin-top="0pt" fo:margin-bottom="0pt"/>
    </style:style>
    <style:style style:family="text" style:name="T21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19">
      <style:paragraph-properties fo:line-height="14.15pt" fo:text-align="justify" fo:margin-left="0cm" fo:margin-right="0cm" fo:text-indent="0cm" fo:margin-top="0pt" fo:margin-bottom="0pt"/>
    </style:style>
    <style:style style:family="text" style:name="T21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0">
      <style:paragraph-properties fo:line-height="14.15pt" fo:text-align="justify" fo:margin-left="0cm" fo:margin-right="0cm" fo:text-indent="0cm" fo:margin-top="0pt" fo:margin-bottom="0pt"/>
    </style:style>
    <style:style style:family="text" style:name="T22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1">
      <style:paragraph-properties fo:line-height="14.15pt" fo:text-align="justify" fo:margin-left="0cm" fo:margin-right="0cm" fo:text-indent="0cm" fo:margin-top="0pt" fo:margin-bottom="0pt"/>
    </style:style>
    <style:style style:family="text" style:name="T22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2">
      <style:paragraph-properties fo:line-height="14.15pt" fo:text-align="justify" fo:margin-left="0cm" fo:margin-right="0cm" fo:text-indent="0cm" fo:margin-top="0pt" fo:margin-bottom="0pt"/>
    </style:style>
    <style:style style:family="text" style:name="T22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3">
      <style:paragraph-properties fo:line-height="14.15pt" fo:text-align="justify" fo:margin-left="0cm" fo:margin-right="0cm" fo:text-indent="0cm" fo:margin-top="0pt" fo:margin-bottom="0pt"/>
    </style:style>
    <style:style style:family="text" style:name="T22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4">
      <style:paragraph-properties fo:line-height="14.15pt" fo:text-align="justify" fo:margin-left="0cm" fo:margin-right="0cm" fo:text-indent="0cm" fo:margin-top="0pt" fo:margin-bottom="0pt"/>
    </style:style>
    <style:style style:family="text" style:name="T22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5">
      <style:paragraph-properties fo:line-height="14.15pt" fo:text-align="justify" fo:margin-left="0cm" fo:margin-right="0cm" fo:text-indent="0cm" fo:margin-top="0pt" fo:margin-bottom="0pt"/>
    </style:style>
    <style:style style:family="text" style:name="T22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6">
      <style:paragraph-properties fo:line-height="14.15pt" fo:text-align="justify" fo:margin-left="0cm" fo:margin-right="0cm" fo:text-indent="0cm" fo:margin-top="0pt" fo:margin-bottom="0pt"/>
    </style:style>
    <style:style style:family="text" style:name="T22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7">
      <style:paragraph-properties fo:line-height="14.15pt" fo:text-align="justify" fo:margin-left="0cm" fo:margin-right="0cm" fo:text-indent="0cm" fo:margin-top="0pt" fo:margin-bottom="0pt"/>
    </style:style>
    <style:style style:family="text" style:name="T22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8">
      <style:paragraph-properties fo:line-height="14.15pt" fo:text-align="justify" fo:margin-left="0cm" fo:margin-right="0cm" fo:text-indent="0cm" fo:margin-top="0pt" fo:margin-bottom="0pt"/>
    </style:style>
    <style:style style:family="text" style:name="T22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29">
      <style:paragraph-properties fo:line-height="14.15pt" fo:text-align="justify" fo:margin-left="0cm" fo:margin-right="0cm" fo:text-indent="0cm" fo:margin-top="0pt" fo:margin-bottom="0pt"/>
    </style:style>
    <style:style style:family="text" style:name="T22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0">
      <style:paragraph-properties fo:line-height="14.15pt" fo:text-align="justify" fo:margin-left="0cm" fo:margin-right="0cm" fo:text-indent="0cm" fo:margin-top="0pt" fo:margin-bottom="0pt"/>
    </style:style>
    <style:style style:family="text" style:name="T23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1">
      <style:paragraph-properties fo:line-height="14.15pt" fo:text-align="justify" fo:margin-left="0cm" fo:margin-right="0cm" fo:text-indent="0cm" fo:margin-top="0pt" fo:margin-bottom="0pt"/>
    </style:style>
    <style:style style:family="text" style:name="T23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2">
      <style:paragraph-properties fo:line-height="14.15pt" fo:text-align="justify" fo:margin-left="0cm" fo:margin-right="0cm" fo:text-indent="0cm" fo:margin-top="0pt" fo:margin-bottom="0pt"/>
    </style:style>
    <style:style style:family="text" style:name="T23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3">
      <style:paragraph-properties fo:line-height="14.15pt" fo:text-align="justify" fo:margin-left="0cm" fo:margin-right="0cm" fo:text-indent="0cm" fo:margin-top="0pt" fo:margin-bottom="0pt"/>
    </style:style>
    <style:style style:family="text" style:name="T23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4">
      <style:paragraph-properties fo:line-height="14.15pt" fo:text-align="justify" fo:margin-left="0cm" fo:margin-right="0cm" fo:text-indent="0cm" fo:margin-top="0pt" fo:margin-bottom="0pt"/>
    </style:style>
    <style:style style:family="text" style:name="T23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5">
      <style:paragraph-properties fo:line-height="14.15pt" fo:text-align="justify" fo:margin-left="0cm" fo:margin-right="0cm" fo:text-indent="0cm" fo:margin-top="0pt" fo:margin-bottom="0pt"/>
    </style:style>
    <style:style style:family="text" style:name="T23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6">
      <style:paragraph-properties fo:line-height="14.15pt" fo:text-align="justify" fo:margin-left="0cm" fo:margin-right="0cm" fo:text-indent="0cm" fo:margin-top="0pt" fo:margin-bottom="0pt"/>
    </style:style>
    <style:style style:family="text" style:name="T23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7">
      <style:paragraph-properties fo:line-height="14.15pt" fo:text-align="justify" fo:margin-left="0cm" fo:margin-right="0cm" fo:text-indent="0cm" fo:margin-top="0pt" fo:margin-bottom="0pt"/>
    </style:style>
    <style:style style:family="text" style:name="T23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8">
      <style:paragraph-properties fo:line-height="14.15pt" fo:text-align="justify" fo:margin-left="0cm" fo:margin-right="0cm" fo:text-indent="0cm" fo:margin-top="0pt" fo:margin-bottom="0pt"/>
    </style:style>
    <style:style style:family="text" style:name="T23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39">
      <style:paragraph-properties fo:line-height="14.15pt" fo:text-align="justify" fo:margin-left="0cm" fo:margin-right="0cm" fo:text-indent="0cm" fo:margin-top="0pt" fo:margin-bottom="0pt"/>
    </style:style>
    <style:style style:family="text" style:name="T23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0">
      <style:paragraph-properties fo:line-height="14.15pt" fo:text-align="justify" fo:margin-left="0cm" fo:margin-right="0cm" fo:text-indent="0cm" fo:margin-top="0pt" fo:margin-bottom="0pt"/>
    </style:style>
    <style:style style:family="text" style:name="T24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1">
      <style:paragraph-properties fo:line-height="14.15pt" fo:text-align="justify" fo:margin-left="0cm" fo:margin-right="0cm" fo:text-indent="0cm" fo:margin-top="0pt" fo:margin-bottom="0pt"/>
    </style:style>
    <style:style style:family="text" style:name="T24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2">
      <style:paragraph-properties fo:line-height="14.15pt" fo:text-align="justify" fo:margin-left="0cm" fo:margin-right="0cm" fo:text-indent="0cm" fo:margin-top="0pt" fo:margin-bottom="0pt"/>
    </style:style>
    <style:style style:family="text" style:name="T242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3">
      <style:paragraph-properties fo:line-height="14.15pt" fo:text-align="justify" fo:margin-left="0cm" fo:margin-right="0cm" fo:text-indent="0cm" fo:margin-top="0pt" fo:margin-bottom="0pt"/>
    </style:style>
    <style:style style:family="text" style:name="T243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4">
      <style:paragraph-properties fo:line-height="14.15pt" fo:text-align="justify" fo:margin-left="0cm" fo:margin-right="0cm" fo:text-indent="0cm" fo:margin-top="0pt" fo:margin-bottom="0pt"/>
    </style:style>
    <style:style style:family="text" style:name="T244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5">
      <style:paragraph-properties fo:line-height="14.15pt" fo:text-align="justify" fo:margin-left="0cm" fo:margin-right="0cm" fo:text-indent="0cm" fo:margin-top="0pt" fo:margin-bottom="0pt"/>
    </style:style>
    <style:style style:family="text" style:name="T245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6">
      <style:paragraph-properties fo:line-height="14.15pt" fo:text-align="justify" fo:margin-left="0cm" fo:margin-right="0cm" fo:text-indent="0cm" fo:margin-top="0pt" fo:margin-bottom="0pt"/>
    </style:style>
    <style:style style:family="text" style:name="T246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7">
      <style:paragraph-properties fo:line-height="14.15pt" fo:text-align="justify" fo:margin-left="0cm" fo:margin-right="0cm" fo:text-indent="0cm" fo:margin-top="0pt" fo:margin-bottom="0pt"/>
    </style:style>
    <style:style style:family="text" style:name="T24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8">
      <style:paragraph-properties fo:line-height="14.15pt" fo:text-align="justify" fo:margin-left="0cm" fo:margin-right="0cm" fo:text-indent="0cm" fo:margin-top="0pt" fo:margin-bottom="0pt"/>
    </style:style>
    <style:style style:family="text" style:name="T24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49">
      <style:paragraph-properties fo:line-height="14.15pt" fo:text-align="justify" fo:margin-left="0cm" fo:margin-right="0cm" fo:text-indent="0cm" fo:margin-top="0pt" fo:margin-bottom="0pt"/>
    </style:style>
    <style:style style:family="text" style:name="T24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family="text" style:name="T25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250">
      <style:paragraph-properties fo:line-height="120%" fo:text-align="center" fo:margin-left="0cm" fo:margin-right="0cm" fo:text-indent="0.7409cm" fo:margin-top="0pt" fo:margin-bottom="6pt"/>
    </style:style>
    <style:style style:family="text" style:name="T25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251">
      <style:text-properties/>
      <style:paragraph-properties fo:line-height="14.15pt" fo:text-align="justify" fo:margin-top="0pt" fo:margin-bottom="0pt"/>
    </style:style>
    <style:style style:family="text" style:name="T252">
      <style:text-properties fo:font-family="Liberation Serif" style:font-family-asian="Liberation Serif" style:font-family-complex="Liberation Serif" fo:font-size="14pt"/>
    </style:style>
    <style:style style:family="text" style:name="T25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2">
      <style:text-properties/>
      <style:paragraph-properties fo:line-height="14.15pt" fo:text-align="justify" fo:margin-top="0pt" fo:margin-bottom="0pt"/>
    </style:style>
    <style:style style:family="text" style:name="T254">
      <style:text-properties fo:font-family="Liberation Serif" style:font-family-asian="Liberation Serif" style:font-family-complex="Liberation Serif" fo:font-size="14pt"/>
    </style:style>
    <style:style style:family="text" style:name="T25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3">
      <style:text-properties/>
      <style:paragraph-properties fo:line-height="14.15pt" fo:text-align="justify" fo:margin-top="0pt" fo:margin-bottom="0pt"/>
    </style:style>
    <style:style style:family="text" style:name="T256">
      <style:text-properties fo:font-family="Liberation Serif" style:font-family-asian="Liberation Serif" style:font-family-complex="Liberation Serif" fo:font-size="14pt"/>
    </style:style>
    <style:style style:family="text" style:name="T25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4">
      <style:text-properties/>
      <style:paragraph-properties fo:line-height="14.15pt" fo:text-align="justify" fo:margin-top="0pt" fo:margin-bottom="0pt"/>
    </style:style>
    <style:style style:family="text" style:name="T258">
      <style:text-properties fo:font-family="Liberation Serif" style:font-family-asian="Liberation Serif" style:font-family-complex="Liberation Serif" fo:font-size="14pt"/>
    </style:style>
    <style:style style:family="text" style:name="T25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5">
      <style:text-properties/>
      <style:paragraph-properties fo:line-height="14.15pt" fo:text-align="justify" fo:margin-top="0pt" fo:margin-bottom="0pt"/>
    </style:style>
    <style:style style:family="text" style:name="T260">
      <style:text-properties fo:font-family="Liberation Serif" style:font-family-asian="Liberation Serif" style:font-family-complex="Liberation Serif" fo:font-size="14pt"/>
    </style:style>
    <style:style style:family="text" style:name="T26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6">
      <style:text-properties/>
      <style:paragraph-properties fo:line-height="14.15pt" fo:text-align="justify" fo:margin-top="0pt" fo:margin-bottom="0pt"/>
    </style:style>
    <style:style style:family="text" style:name="T262">
      <style:text-properties fo:font-family="Liberation Serif" style:font-family-asian="Liberation Serif" style:font-family-complex="Liberation Serif" fo:font-size="14pt"/>
    </style:style>
    <style:style style:family="text" style:name="T26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7">
      <style:text-properties/>
      <style:paragraph-properties fo:line-height="14.15pt" fo:text-align="justify" fo:margin-top="0pt" fo:margin-bottom="0pt"/>
    </style:style>
    <style:style style:family="text" style:name="T264">
      <style:text-properties fo:font-family="Liberation Serif" style:font-family-asian="Liberation Serif" style:font-family-complex="Liberation Serif" fo:font-size="14pt"/>
    </style:style>
    <style:style style:family="text" style:name="T26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8">
      <style:text-properties/>
      <style:paragraph-properties fo:line-height="14.15pt" fo:text-align="justify" fo:margin-top="0pt" fo:margin-bottom="0pt"/>
    </style:style>
    <style:style style:family="text" style:name="T266">
      <style:text-properties fo:font-family="Liberation Serif" style:font-family-asian="Liberation Serif" style:font-family-complex="Liberation Serif" fo:font-size="14pt"/>
    </style:style>
    <style:style style:family="text" style:name="T26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59">
      <style:text-properties/>
      <style:paragraph-properties fo:line-height="14.15pt" fo:text-align="justify" fo:margin-top="0pt" fo:margin-bottom="0pt"/>
    </style:style>
    <style:style style:family="text" style:name="T268">
      <style:text-properties fo:font-family="Liberation Serif" style:font-family-asian="Liberation Serif" style:font-family-complex="Liberation Serif" fo:font-size="14pt"/>
    </style:style>
    <style:style style:family="text" style:name="T26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0">
      <style:text-properties/>
      <style:paragraph-properties fo:line-height="14.15pt" fo:text-align="justify" fo:margin-top="0pt" fo:margin-bottom="0pt"/>
    </style:style>
    <style:style style:family="text" style:name="T270">
      <style:text-properties fo:font-family="Liberation Serif" style:font-family-asian="Liberation Serif" style:font-family-complex="Liberation Serif" fo:font-size="14pt"/>
    </style:style>
    <style:style style:family="text" style:name="T271">
      <style:text-properties fo:font-family="Liberation Serif" style:font-family-asian="Liberation Serif" style:font-family-complex="Liberation Serif" fo:font-size="14pt"/>
    </style:style>
    <style:style style:family="text" style:name="T272">
      <style:text-properties fo:font-family="Liberation Serif" style:font-family-asian="Liberation Serif" style:font-family-complex="Liberation Serif" fo:font-size="14pt"/>
    </style:style>
    <style:style style:family="text" style:name="T27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1">
      <style:text-properties/>
      <style:paragraph-properties fo:line-height="14.15pt" fo:text-align="justify" fo:margin-top="0pt" fo:margin-bottom="0pt"/>
    </style:style>
    <style:style style:family="text" style:name="T274">
      <style:text-properties fo:font-family="Liberation Serif" style:font-family-asian="Liberation Serif" style:font-family-complex="Liberation Serif" fo:font-size="14pt"/>
    </style:style>
    <style:style style:family="text" style:name="T27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2">
      <style:text-properties/>
      <style:paragraph-properties fo:line-height="14.15pt" fo:text-align="justify" fo:margin-top="0pt" fo:margin-bottom="0pt"/>
    </style:style>
    <style:style style:family="text" style:name="T276">
      <style:text-properties fo:font-family="Liberation Serif" style:font-family-asian="Liberation Serif" style:font-family-complex="Liberation Serif" fo:font-size="14pt"/>
    </style:style>
    <style:style style:family="text" style:name="T27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3">
      <style:text-properties/>
      <style:paragraph-properties fo:line-height="14.15pt" fo:text-align="justify" fo:margin-top="0pt" fo:margin-bottom="0pt"/>
    </style:style>
    <style:style style:family="text" style:name="T278">
      <style:text-properties fo:font-family="Liberation Serif" style:font-family-asian="Liberation Serif" style:font-family-complex="Liberation Serif" fo:font-size="14pt"/>
    </style:style>
    <style:style style:family="text" style:name="T27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4">
      <style:text-properties/>
      <style:paragraph-properties fo:line-height="14.15pt" fo:text-align="justify" fo:margin-top="0pt" fo:margin-bottom="0pt"/>
    </style:style>
    <style:style style:family="text" style:name="T280">
      <style:text-properties fo:font-family="Liberation Serif" style:font-family-asian="Liberation Serif" style:font-family-complex="Liberation Serif" fo:font-size="14pt"/>
    </style:style>
    <style:style style:family="text" style:name="T28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5">
      <style:text-properties/>
      <style:paragraph-properties fo:line-height="14.15pt" fo:text-align="justify" fo:margin-top="0pt" fo:margin-bottom="0pt"/>
    </style:style>
    <style:style style:family="text" style:name="T282">
      <style:text-properties fo:font-family="Liberation Serif" style:font-family-asian="Liberation Serif" style:font-family-complex="Liberation Serif" fo:font-size="14pt"/>
    </style:style>
    <style:style style:family="text" style:name="T28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6">
      <style:text-properties/>
      <style:paragraph-properties fo:line-height="14.15pt" fo:text-align="justify" fo:margin-top="0pt" fo:margin-bottom="0pt"/>
    </style:style>
    <style:style style:family="text" style:name="T284">
      <style:text-properties fo:font-family="Liberation Serif" style:font-family-asian="Liberation Serif" style:font-family-complex="Liberation Serif" fo:font-size="14pt"/>
    </style:style>
    <style:style style:family="text" style:name="T28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7">
      <style:text-properties/>
      <style:paragraph-properties fo:line-height="14.15pt" fo:text-align="justify" fo:margin-top="0pt" fo:margin-bottom="0pt"/>
    </style:style>
    <style:style style:family="text" style:name="T286">
      <style:text-properties fo:font-family="Liberation Serif" style:font-family-asian="Liberation Serif" style:font-family-complex="Liberation Serif" fo:font-size="14pt"/>
    </style:style>
    <style:style style:family="text" style:name="T28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8">
      <style:text-properties/>
      <style:paragraph-properties fo:line-height="14.15pt" fo:text-align="justify" fo:margin-top="0pt" fo:margin-bottom="0pt"/>
    </style:style>
    <style:style style:family="text" style:name="T288">
      <style:text-properties fo:font-family="Liberation Serif" style:font-family-asian="Liberation Serif" style:font-family-complex="Liberation Serif" fo:font-size="14pt"/>
    </style:style>
    <style:style style:family="text" style:name="T28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69">
      <style:text-properties/>
      <style:paragraph-properties fo:line-height="14.15pt" fo:text-align="justify" fo:margin-top="0pt" fo:margin-bottom="0pt"/>
    </style:style>
    <style:style style:family="text" style:name="T290">
      <style:text-properties fo:font-family="Liberation Serif" style:font-family-asian="Liberation Serif" style:font-family-complex="Liberation Serif" fo:font-size="14pt"/>
    </style:style>
    <style:style style:family="text" style:name="T29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0">
      <style:text-properties/>
      <style:paragraph-properties fo:line-height="14.15pt" fo:text-align="justify" fo:margin-top="0pt" fo:margin-bottom="0pt"/>
    </style:style>
    <style:style style:family="text" style:name="T292">
      <style:text-properties fo:font-family="Liberation Serif" style:font-family-asian="Liberation Serif" style:font-family-complex="Liberation Serif" fo:font-size="14pt"/>
    </style:style>
    <style:style style:family="text" style:name="T29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1">
      <style:text-properties/>
      <style:paragraph-properties fo:line-height="14.15pt" fo:text-align="justify" fo:margin-top="0pt" fo:margin-bottom="0pt"/>
    </style:style>
    <style:style style:family="text" style:name="T294">
      <style:text-properties fo:font-family="Liberation Serif" style:font-family-asian="Liberation Serif" style:font-family-complex="Liberation Serif" fo:font-size="14pt"/>
    </style:style>
    <style:style style:family="text" style:name="T29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2">
      <style:text-properties/>
      <style:paragraph-properties fo:line-height="14.15pt" fo:text-align="justify" fo:margin-top="0pt" fo:margin-bottom="0pt"/>
    </style:style>
    <style:style style:family="text" style:name="T296">
      <style:text-properties fo:font-family="Liberation Serif" style:font-family-asian="Liberation Serif" style:font-family-complex="Liberation Serif" fo:font-size="14pt"/>
    </style:style>
    <style:style style:family="text" style:name="T29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3">
      <style:text-properties/>
      <style:paragraph-properties fo:line-height="14.15pt" fo:text-align="justify" fo:margin-top="0pt" fo:margin-bottom="0pt"/>
    </style:style>
    <style:style style:family="text" style:name="T298">
      <style:text-properties fo:font-family="Liberation Serif" style:font-family-asian="Liberation Serif" style:font-family-complex="Liberation Serif" fo:font-size="14pt"/>
    </style:style>
    <style:style style:family="text" style:name="T29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4">
      <style:text-properties/>
      <style:paragraph-properties fo:line-height="14.15pt" fo:text-align="justify" fo:margin-top="0pt" fo:margin-bottom="0pt"/>
    </style:style>
    <style:style style:family="text" style:name="T300">
      <style:text-properties fo:font-family="Liberation Serif" style:font-family-asian="Liberation Serif" style:font-family-complex="Liberation Serif" fo:font-size="14pt"/>
    </style:style>
    <style:style style:family="text" style:name="T30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5">
      <style:text-properties/>
      <style:paragraph-properties fo:line-height="14.15pt" fo:text-align="justify" fo:margin-top="0pt" fo:margin-bottom="0pt"/>
    </style:style>
    <style:style style:family="text" style:name="T302">
      <style:text-properties fo:font-family="Liberation Serif" style:font-family-asian="Liberation Serif" style:font-family-complex="Liberation Serif" fo:font-size="14pt"/>
    </style:style>
    <style:style style:family="text" style:name="T30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6">
      <style:text-properties/>
      <style:paragraph-properties fo:line-height="14.15pt" fo:text-align="justify" fo:margin-top="0pt" fo:margin-bottom="0pt"/>
    </style:style>
    <style:style style:family="text" style:name="T304">
      <style:text-properties fo:font-family="Liberation Serif" style:font-family-asian="Liberation Serif" style:font-family-complex="Liberation Serif" fo:font-size="14pt"/>
    </style:style>
    <style:style style:family="text" style:name="T30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7">
      <style:text-properties/>
      <style:paragraph-properties fo:line-height="14.15pt" fo:text-align="justify" fo:margin-top="0pt" fo:margin-bottom="0pt"/>
    </style:style>
    <style:style style:family="text" style:name="T306">
      <style:text-properties fo:font-family="Liberation Serif" style:font-family-asian="Liberation Serif" style:font-family-complex="Liberation Serif" fo:font-size="14pt"/>
    </style:style>
    <style:style style:family="text" style:name="T30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8">
      <style:text-properties/>
      <style:paragraph-properties fo:line-height="14.15pt" fo:text-align="justify" fo:margin-top="0pt" fo:margin-bottom="0pt"/>
    </style:style>
    <style:style style:family="text" style:name="T308">
      <style:text-properties fo:font-family="Liberation Serif" style:font-family-asian="Liberation Serif" style:font-family-complex="Liberation Serif" fo:font-size="14pt"/>
    </style:style>
    <style:style style:family="text" style:name="T30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79">
      <style:text-properties/>
      <style:paragraph-properties fo:line-height="14.15pt" fo:text-align="justify" fo:margin-top="0pt" fo:margin-bottom="0pt"/>
    </style:style>
    <style:style style:family="text" style:name="T310">
      <style:text-properties fo:font-family="Liberation Serif" style:font-family-asian="Liberation Serif" style:font-family-complex="Liberation Serif" fo:font-size="14pt"/>
    </style:style>
    <style:style style:family="text" style:name="T31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0">
      <style:text-properties/>
      <style:paragraph-properties fo:line-height="14.15pt" fo:text-align="justify" fo:margin-top="0pt" fo:margin-bottom="0pt"/>
    </style:style>
    <style:style style:family="text" style:name="T312">
      <style:text-properties fo:font-family="Liberation Serif" style:font-family-asian="Liberation Serif" style:font-family-complex="Liberation Serif" fo:font-size="14pt"/>
    </style:style>
    <style:style style:family="text" style:name="T31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1">
      <style:text-properties/>
      <style:paragraph-properties fo:line-height="14.15pt" fo:text-align="justify" fo:margin-top="0pt" fo:margin-bottom="0pt"/>
    </style:style>
    <style:style style:family="text" style:name="T314">
      <style:text-properties fo:font-family="Liberation Serif" style:font-family-asian="Liberation Serif" style:font-family-complex="Liberation Serif" fo:font-size="14pt"/>
    </style:style>
    <style:style style:family="text" style:name="T31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2">
      <style:text-properties/>
      <style:paragraph-properties fo:line-height="14.15pt" fo:text-align="justify" fo:margin-top="0pt" fo:margin-bottom="0pt"/>
    </style:style>
    <style:style style:family="text" style:name="T316">
      <style:text-properties fo:font-family="Liberation Serif" style:font-family-asian="Liberation Serif" style:font-family-complex="Liberation Serif" fo:font-size="14pt"/>
    </style:style>
    <style:style style:family="text" style:name="T31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3">
      <style:text-properties/>
      <style:paragraph-properties fo:line-height="14.15pt" fo:text-align="justify" fo:margin-top="0pt" fo:margin-bottom="0pt"/>
    </style:style>
    <style:style style:family="text" style:name="T318">
      <style:text-properties fo:font-family="Liberation Serif" style:font-family-asian="Liberation Serif" style:font-family-complex="Liberation Serif" fo:font-size="14pt"/>
    </style:style>
    <style:style style:family="text" style:name="T31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4">
      <style:text-properties/>
      <style:paragraph-properties fo:line-height="14.15pt" fo:text-align="justify" fo:margin-top="0pt" fo:margin-bottom="0pt"/>
    </style:style>
    <style:style style:family="text" style:name="T320">
      <style:text-properties fo:font-family="Liberation Serif" style:font-family-asian="Liberation Serif" style:font-family-complex="Liberation Serif" fo:font-size="14pt"/>
    </style:style>
    <style:style style:family="text" style:name="T32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5">
      <style:text-properties/>
      <style:paragraph-properties fo:line-height="14.15pt" fo:text-align="justify" fo:margin-top="0pt" fo:margin-bottom="0pt"/>
    </style:style>
    <style:style style:family="text" style:name="T322">
      <style:text-properties fo:font-family="Liberation Serif" style:font-family-asian="Liberation Serif" style:font-family-complex="Liberation Serif" fo:font-size="14pt"/>
    </style:style>
    <style:style style:family="text" style:name="T32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6">
      <style:text-properties/>
      <style:paragraph-properties fo:line-height="14.15pt" fo:text-align="justify" fo:margin-top="0pt" fo:margin-bottom="0pt"/>
    </style:style>
    <style:style style:family="text" style:name="T324">
      <style:text-properties fo:font-family="Liberation Serif" style:font-family-asian="Liberation Serif" style:font-family-complex="Liberation Serif" fo:font-size="14pt"/>
    </style:style>
    <style:style style:family="text" style:name="T32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7">
      <style:text-properties/>
      <style:paragraph-properties fo:line-height="14.15pt" fo:text-align="justify" fo:margin-top="0pt" fo:margin-bottom="0pt"/>
    </style:style>
    <style:style style:family="text" style:name="T326">
      <style:text-properties fo:font-family="Liberation Serif" style:font-family-asian="Liberation Serif" style:font-family-complex="Liberation Serif" fo:font-size="14pt"/>
    </style:style>
    <style:style style:family="text" style:name="T32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8">
      <style:text-properties/>
      <style:paragraph-properties fo:line-height="14.15pt" fo:text-align="justify" fo:margin-top="0pt" fo:margin-bottom="0pt"/>
    </style:style>
    <style:style style:family="text" style:name="T328">
      <style:text-properties fo:font-family="Liberation Serif" style:font-family-asian="Liberation Serif" style:font-family-complex="Liberation Serif" fo:font-size="14pt"/>
    </style:style>
    <style:style style:family="text" style:name="T32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89">
      <style:text-properties/>
      <style:paragraph-properties fo:line-height="14.15pt" fo:text-align="justify" fo:margin-top="0pt" fo:margin-bottom="0pt"/>
    </style:style>
    <style:style style:family="text" style:name="T330">
      <style:text-properties fo:font-family="Liberation Serif" style:font-family-asian="Liberation Serif" style:font-family-complex="Liberation Serif" fo:font-size="14pt"/>
    </style:style>
    <style:style style:family="text" style:name="T33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0">
      <style:text-properties/>
      <style:paragraph-properties fo:line-height="14.15pt" fo:text-align="justify" fo:margin-top="0pt" fo:margin-bottom="0pt"/>
    </style:style>
    <style:style style:family="text" style:name="T332">
      <style:text-properties fo:font-family="Liberation Serif" style:font-family-asian="Liberation Serif" style:font-family-complex="Liberation Serif" fo:font-size="14pt"/>
    </style:style>
    <style:style style:family="text" style:name="T33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1">
      <style:text-properties/>
      <style:paragraph-properties fo:line-height="14.15pt" fo:text-align="justify" fo:margin-top="0pt" fo:margin-bottom="0pt"/>
    </style:style>
    <style:style style:family="text" style:name="T334">
      <style:text-properties fo:font-family="Liberation Serif" style:font-family-asian="Liberation Serif" style:font-family-complex="Liberation Serif" fo:font-size="14pt"/>
    </style:style>
    <style:style style:family="text" style:name="T33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2">
      <style:text-properties/>
      <style:paragraph-properties fo:line-height="14.15pt" fo:text-align="justify" fo:margin-top="0pt" fo:margin-bottom="0pt"/>
    </style:style>
    <style:style style:family="text" style:name="T336">
      <style:text-properties fo:font-family="Liberation Serif" style:font-family-asian="Liberation Serif" style:font-family-complex="Liberation Serif" fo:font-size="14pt"/>
    </style:style>
    <style:style style:family="text" style:name="T33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3">
      <style:text-properties/>
      <style:paragraph-properties fo:line-height="14.15pt" fo:text-align="justify" fo:margin-top="0pt" fo:margin-bottom="0pt"/>
    </style:style>
    <style:style style:family="text" style:name="T338">
      <style:text-properties fo:font-family="Liberation Serif" style:font-family-asian="Liberation Serif" style:font-family-complex="Liberation Serif" fo:font-size="14pt"/>
    </style:style>
    <style:style style:family="text" style:name="T33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4">
      <style:text-properties/>
      <style:paragraph-properties fo:line-height="14.15pt" fo:text-align="justify" fo:margin-top="0pt" fo:margin-bottom="0pt"/>
    </style:style>
    <style:style style:family="text" style:name="T340">
      <style:text-properties fo:font-family="Liberation Serif" style:font-family-asian="Liberation Serif" style:font-family-complex="Liberation Serif" fo:font-size="14pt"/>
    </style:style>
    <style:style style:family="text" style:name="T34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5">
      <style:text-properties/>
      <style:paragraph-properties fo:line-height="14.15pt" fo:text-align="justify" fo:margin-top="0pt" fo:margin-bottom="0pt"/>
    </style:style>
    <style:style style:family="text" style:name="T342">
      <style:text-properties fo:font-family="Liberation Serif" style:font-family-asian="Liberation Serif" style:font-family-complex="Liberation Serif" fo:font-size="14pt"/>
    </style:style>
    <style:style style:family="text" style:name="T34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6">
      <style:text-properties/>
      <style:paragraph-properties fo:line-height="14.15pt" fo:text-align="justify" fo:margin-top="0pt" fo:margin-bottom="0pt"/>
    </style:style>
    <style:style style:family="text" style:name="T344">
      <style:text-properties fo:font-family="Liberation Serif" style:font-family-asian="Liberation Serif" style:font-family-complex="Liberation Serif" fo:font-size="14pt"/>
    </style:style>
    <style:style style:family="text" style:name="T34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7">
      <style:text-properties/>
      <style:paragraph-properties fo:line-height="14.15pt" fo:text-align="justify" fo:margin-top="0pt" fo:margin-bottom="0pt"/>
    </style:style>
    <style:style style:family="text" style:name="T346">
      <style:text-properties fo:font-family="Liberation Serif" style:font-family-asian="Liberation Serif" style:font-family-complex="Liberation Serif" fo:font-size="14pt"/>
    </style:style>
    <style:style style:family="text" style:name="T34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8">
      <style:text-properties/>
      <style:paragraph-properties fo:line-height="14.15pt" fo:text-align="justify" fo:margin-top="0pt" fo:margin-bottom="0pt"/>
    </style:style>
    <style:style style:family="text" style:name="T348">
      <style:text-properties fo:font-family="Liberation Serif" style:font-family-asian="Liberation Serif" style:font-family-complex="Liberation Serif" fo:font-size="14pt"/>
    </style:style>
    <style:style style:family="text" style:name="T34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299">
      <style:text-properties/>
      <style:paragraph-properties fo:line-height="14.15pt" fo:text-align="justify" fo:margin-top="0pt" fo:margin-bottom="0pt"/>
    </style:style>
    <style:style style:family="text" style:name="T350">
      <style:text-properties fo:font-family="Liberation Serif" style:font-family-asian="Liberation Serif" style:font-family-complex="Liberation Serif" fo:font-size="14pt"/>
    </style:style>
    <style:style style:family="text" style:name="T35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0">
      <style:text-properties/>
      <style:paragraph-properties fo:line-height="14.15pt" fo:text-align="justify" fo:margin-top="0pt" fo:margin-bottom="0pt"/>
    </style:style>
    <style:style style:family="text" style:name="T352">
      <style:text-properties fo:font-family="Liberation Serif" style:font-family-asian="Liberation Serif" style:font-family-complex="Liberation Serif" fo:font-size="14pt"/>
    </style:style>
    <style:style style:family="text" style:name="T35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1">
      <style:text-properties/>
      <style:paragraph-properties fo:line-height="14.15pt" fo:text-align="justify" fo:margin-top="0pt" fo:margin-bottom="0pt"/>
    </style:style>
    <style:style style:family="text" style:name="T354">
      <style:text-properties fo:font-family="Liberation Serif" style:font-family-asian="Liberation Serif" style:font-family-complex="Liberation Serif" fo:font-size="14pt"/>
    </style:style>
    <style:style style:family="text" style:name="T35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2">
      <style:text-properties/>
      <style:paragraph-properties fo:line-height="14.15pt" fo:text-align="justify" fo:margin-top="0pt" fo:margin-bottom="0pt"/>
    </style:style>
    <style:style style:family="text" style:name="T356">
      <style:text-properties fo:font-family="Liberation Serif" style:font-family-asian="Liberation Serif" style:font-family-complex="Liberation Serif" fo:font-size="14pt"/>
    </style:style>
    <style:style style:family="text" style:name="T35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3">
      <style:text-properties/>
      <style:paragraph-properties fo:line-height="14.15pt" fo:text-align="justify" fo:margin-top="0pt" fo:margin-bottom="0pt"/>
    </style:style>
    <style:style style:family="text" style:name="T358">
      <style:text-properties fo:font-family="Liberation Serif" style:font-family-asian="Liberation Serif" style:font-family-complex="Liberation Serif" fo:font-size="14pt"/>
    </style:style>
    <style:style style:family="text" style:name="T35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4">
      <style:text-properties/>
      <style:paragraph-properties fo:line-height="14.15pt" fo:text-align="justify" fo:margin-top="0pt" fo:margin-bottom="0pt"/>
    </style:style>
    <style:style style:family="text" style:name="T360">
      <style:text-properties fo:font-family="Liberation Serif" style:font-family-asian="Liberation Serif" style:font-family-complex="Liberation Serif" fo:font-size="14pt"/>
    </style:style>
    <style:style style:family="text" style:name="T36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5">
      <style:text-properties/>
      <style:paragraph-properties fo:line-height="14.15pt" fo:text-align="justify" fo:margin-top="0pt" fo:margin-bottom="0pt"/>
    </style:style>
    <style:style style:family="text" style:name="T362">
      <style:text-properties fo:font-family="Liberation Serif" style:font-family-asian="Liberation Serif" style:font-family-complex="Liberation Serif" fo:font-size="14pt"/>
    </style:style>
    <style:style style:family="text" style:name="T36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6">
      <style:text-properties/>
      <style:paragraph-properties fo:line-height="14.15pt" fo:text-align="justify" fo:margin-top="0pt" fo:margin-bottom="0pt"/>
    </style:style>
    <style:style style:family="text" style:name="T364">
      <style:text-properties fo:font-family="Liberation Serif" style:font-family-asian="Liberation Serif" style:font-family-complex="Liberation Serif" fo:font-size="14pt"/>
    </style:style>
    <style:style style:family="text" style:name="T36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7">
      <style:text-properties/>
      <style:paragraph-properties fo:line-height="14.15pt" fo:text-align="justify" fo:margin-top="0pt" fo:margin-bottom="0pt"/>
    </style:style>
    <style:style style:family="text" style:name="T366">
      <style:text-properties fo:font-family="Liberation Serif" style:font-family-asian="Liberation Serif" style:font-family-complex="Liberation Serif" fo:font-size="14pt"/>
    </style:style>
    <style:style style:family="text" style:name="T36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8">
      <style:text-properties/>
      <style:paragraph-properties fo:line-height="14.15pt" fo:text-align="justify" fo:margin-top="0pt" fo:margin-bottom="0pt"/>
    </style:style>
    <style:style style:family="text" style:name="T368">
      <style:text-properties fo:font-family="Liberation Serif" style:font-family-asian="Liberation Serif" style:font-family-complex="Liberation Serif" fo:font-size="14pt"/>
    </style:style>
    <style:style style:family="text" style:name="T36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09">
      <style:text-properties/>
      <style:paragraph-properties fo:line-height="14.15pt" fo:text-align="justify" fo:margin-top="0pt" fo:margin-bottom="0pt"/>
    </style:style>
    <style:style style:family="text" style:name="T370">
      <style:text-properties fo:font-family="Liberation Serif" style:font-family-asian="Liberation Serif" style:font-family-complex="Liberation Serif" fo:font-size="14pt"/>
    </style:style>
    <style:style style:family="text" style:name="T37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0">
      <style:text-properties/>
      <style:paragraph-properties fo:line-height="14.15pt" fo:text-align="justify" fo:margin-top="0pt" fo:margin-bottom="0pt"/>
    </style:style>
    <style:style style:family="text" style:name="T372">
      <style:text-properties fo:font-family="Liberation Serif" style:font-family-asian="Liberation Serif" style:font-family-complex="Liberation Serif" fo:font-size="14pt"/>
    </style:style>
    <style:style style:family="text" style:name="T37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1">
      <style:text-properties/>
      <style:paragraph-properties fo:line-height="14.15pt" fo:text-align="justify" fo:margin-top="0pt" fo:margin-bottom="0pt"/>
    </style:style>
    <style:style style:family="text" style:name="T374">
      <style:text-properties fo:font-family="Liberation Serif" style:font-family-asian="Liberation Serif" style:font-family-complex="Liberation Serif" fo:font-size="14pt"/>
    </style:style>
    <style:style style:family="text" style:name="T37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2">
      <style:text-properties/>
      <style:paragraph-properties fo:line-height="14.15pt" fo:text-align="justify" fo:margin-top="0pt" fo:margin-bottom="0pt"/>
    </style:style>
    <style:style style:family="text" style:name="T376">
      <style:text-properties fo:font-family="Liberation Serif" style:font-family-asian="Liberation Serif" style:font-family-complex="Liberation Serif" fo:font-size="14pt"/>
    </style:style>
    <style:style style:family="text" style:name="T37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3">
      <style:text-properties/>
      <style:paragraph-properties fo:line-height="14.15pt" fo:text-align="justify" fo:margin-top="0pt" fo:margin-bottom="0pt"/>
    </style:style>
    <style:style style:family="text" style:name="T378">
      <style:text-properties fo:font-family="Liberation Serif" style:font-family-asian="Liberation Serif" style:font-family-complex="Liberation Serif" fo:font-size="14pt"/>
    </style:style>
    <style:style style:family="text" style:name="T37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4">
      <style:text-properties/>
      <style:paragraph-properties fo:line-height="14.15pt" fo:text-align="justify" fo:margin-top="0pt" fo:margin-bottom="0pt"/>
    </style:style>
    <style:style style:family="text" style:name="T380">
      <style:text-properties fo:font-family="Liberation Serif" style:font-family-asian="Liberation Serif" style:font-family-complex="Liberation Serif" fo:font-size="14pt"/>
    </style:style>
    <style:style style:family="text" style:name="T38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5">
      <style:text-properties/>
      <style:paragraph-properties fo:line-height="14.15pt" fo:text-align="justify" fo:margin-top="0pt" fo:margin-bottom="0pt"/>
    </style:style>
    <style:style style:family="text" style:name="T382">
      <style:text-properties fo:font-family="Liberation Serif" style:font-family-asian="Liberation Serif" style:font-family-complex="Liberation Serif" fo:font-size="14pt"/>
    </style:style>
    <style:style style:family="text" style:name="T38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6">
      <style:text-properties/>
      <style:paragraph-properties fo:line-height="14.15pt" fo:text-align="justify" fo:margin-top="0pt" fo:margin-bottom="0pt"/>
    </style:style>
    <style:style style:family="text" style:name="T384">
      <style:text-properties fo:font-family="Liberation Serif" style:font-family-asian="Liberation Serif" style:font-family-complex="Liberation Serif" fo:font-size="14pt"/>
    </style:style>
    <style:style style:family="text" style:name="T38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7">
      <style:text-properties/>
      <style:paragraph-properties fo:line-height="14.15pt" fo:text-align="justify" fo:margin-top="0pt" fo:margin-bottom="0pt"/>
    </style:style>
    <style:style style:family="text" style:name="T386">
      <style:text-properties fo:font-family="Liberation Serif" style:font-family-asian="Liberation Serif" style:font-family-complex="Liberation Serif" fo:font-size="14pt"/>
    </style:style>
    <style:style style:family="text" style:name="T38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8">
      <style:text-properties/>
      <style:paragraph-properties fo:line-height="14.15pt" fo:text-align="justify" fo:margin-top="0pt" fo:margin-bottom="0pt"/>
    </style:style>
    <style:style style:family="text" style:name="T388">
      <style:text-properties fo:font-family="Liberation Serif" style:font-family-asian="Liberation Serif" style:font-family-complex="Liberation Serif" fo:font-size="14pt"/>
    </style:style>
    <style:style style:family="text" style:name="T38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19">
      <style:text-properties/>
      <style:paragraph-properties fo:line-height="14.15pt" fo:text-align="justify" fo:margin-top="0pt" fo:margin-bottom="0pt"/>
    </style:style>
    <style:style style:family="text" style:name="T390">
      <style:text-properties fo:font-family="Liberation Serif" style:font-family-asian="Liberation Serif" style:font-family-complex="Liberation Serif" fo:font-size="14pt"/>
    </style:style>
    <style:style style:family="text" style:name="T39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0">
      <style:text-properties/>
      <style:paragraph-properties fo:line-height="14.15pt" fo:text-align="justify" fo:margin-top="0pt" fo:margin-bottom="0pt"/>
    </style:style>
    <style:style style:family="text" style:name="T392">
      <style:text-properties fo:font-family="Liberation Serif" style:font-family-asian="Liberation Serif" style:font-family-complex="Liberation Serif" fo:font-size="14pt"/>
    </style:style>
    <style:style style:family="text" style:name="T39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1">
      <style:text-properties/>
      <style:paragraph-properties fo:line-height="14.15pt" fo:text-align="justify" fo:margin-top="0pt" fo:margin-bottom="0pt"/>
    </style:style>
    <style:style style:family="text" style:name="T394">
      <style:text-properties fo:font-family="Liberation Serif" style:font-family-asian="Liberation Serif" style:font-family-complex="Liberation Serif" fo:font-size="14pt"/>
    </style:style>
    <style:style style:family="text" style:name="T39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2">
      <style:text-properties/>
      <style:paragraph-properties fo:line-height="14.15pt" fo:text-align="justify" fo:margin-top="0pt" fo:margin-bottom="0pt"/>
    </style:style>
    <style:style style:family="text" style:name="T396">
      <style:text-properties fo:font-family="Liberation Serif" style:font-family-asian="Liberation Serif" style:font-family-complex="Liberation Serif" fo:font-size="14pt"/>
    </style:style>
    <style:style style:family="text" style:name="T39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3">
      <style:text-properties/>
      <style:paragraph-properties fo:line-height="14.15pt" fo:text-align="justify" fo:margin-top="0pt" fo:margin-bottom="0pt"/>
    </style:style>
    <style:style style:family="text" style:name="T398">
      <style:text-properties fo:font-family="Liberation Serif" style:font-family-asian="Liberation Serif" style:font-family-complex="Liberation Serif" fo:font-size="14pt"/>
    </style:style>
    <style:style style:family="text" style:name="T39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4">
      <style:text-properties/>
      <style:paragraph-properties fo:line-height="14.15pt" fo:text-align="justify" fo:margin-top="0pt" fo:margin-bottom="0pt"/>
    </style:style>
    <style:style style:family="text" style:name="T400">
      <style:text-properties fo:font-family="Liberation Serif" style:font-family-asian="Liberation Serif" style:font-family-complex="Liberation Serif" fo:font-size="14pt"/>
    </style:style>
    <style:style style:family="text" style:name="T40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5">
      <style:text-properties/>
      <style:paragraph-properties fo:line-height="14.15pt" fo:text-align="justify" fo:margin-top="0pt" fo:margin-bottom="0pt"/>
    </style:style>
    <style:style style:family="text" style:name="T402">
      <style:text-properties fo:font-family="Liberation Serif" style:font-family-asian="Liberation Serif" style:font-family-complex="Liberation Serif" fo:font-size="14pt"/>
    </style:style>
    <style:style style:family="text" style:name="T40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6">
      <style:text-properties/>
      <style:paragraph-properties fo:line-height="14.15pt" fo:text-align="justify" fo:margin-top="0pt" fo:margin-bottom="0pt"/>
    </style:style>
    <style:style style:family="text" style:name="T404">
      <style:text-properties fo:font-family="Liberation Serif" style:font-family-asian="Liberation Serif" style:font-family-complex="Liberation Serif" fo:font-size="14pt"/>
    </style:style>
    <style:style style:family="text" style:name="T40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7">
      <style:text-properties/>
      <style:paragraph-properties fo:line-height="14.15pt" fo:text-align="justify" fo:margin-top="0pt" fo:margin-bottom="0pt"/>
    </style:style>
    <style:style style:family="text" style:name="T406">
      <style:text-properties fo:font-family="Liberation Serif" style:font-family-asian="Liberation Serif" style:font-family-complex="Liberation Serif" fo:font-size="14pt"/>
    </style:style>
    <style:style style:family="text" style:name="T40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8">
      <style:text-properties/>
      <style:paragraph-properties fo:line-height="14.15pt" fo:text-align="justify" fo:margin-top="0pt" fo:margin-bottom="0pt"/>
    </style:style>
    <style:style style:family="text" style:name="T408">
      <style:text-properties fo:font-family="Liberation Serif" style:font-family-asian="Liberation Serif" style:font-family-complex="Liberation Serif" fo:font-size="14pt"/>
    </style:style>
    <style:style style:family="text" style:name="T40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29">
      <style:text-properties/>
      <style:paragraph-properties fo:line-height="14.15pt" fo:text-align="justify" fo:margin-top="0pt" fo:margin-bottom="0pt"/>
    </style:style>
    <style:style style:family="text" style:name="T410">
      <style:text-properties fo:font-family="Liberation Serif" style:font-family-asian="Liberation Serif" style:font-family-complex="Liberation Serif" fo:font-size="14pt"/>
    </style:style>
    <style:style style:family="text" style:name="T41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0">
      <style:text-properties/>
      <style:paragraph-properties fo:line-height="14.15pt" fo:text-align="justify" fo:margin-top="0pt" fo:margin-bottom="0pt"/>
    </style:style>
    <style:style style:family="text" style:name="T412">
      <style:text-properties fo:font-family="Liberation Serif" style:font-family-asian="Liberation Serif" style:font-family-complex="Liberation Serif" fo:font-size="14pt"/>
    </style:style>
    <style:style style:family="text" style:name="T41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1">
      <style:text-properties/>
      <style:paragraph-properties fo:line-height="14.15pt" fo:text-align="justify" fo:margin-top="0pt" fo:margin-bottom="0pt"/>
    </style:style>
    <style:style style:family="text" style:name="T414">
      <style:text-properties fo:font-family="Liberation Serif" style:font-family-asian="Liberation Serif" style:font-family-complex="Liberation Serif" fo:font-size="14pt"/>
    </style:style>
    <style:style style:family="text" style:name="T41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2">
      <style:text-properties/>
      <style:paragraph-properties fo:line-height="14.15pt" fo:text-align="justify" fo:margin-top="0pt" fo:margin-bottom="0pt"/>
    </style:style>
    <style:style style:family="text" style:name="T416">
      <style:text-properties fo:font-family="Liberation Serif" style:font-family-asian="Liberation Serif" style:font-family-complex="Liberation Serif" fo:font-size="14pt"/>
    </style:style>
    <style:style style:family="text" style:name="T41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3">
      <style:text-properties/>
      <style:paragraph-properties fo:line-height="14.15pt" fo:text-align="justify" fo:margin-top="0pt" fo:margin-bottom="0pt"/>
    </style:style>
    <style:style style:family="text" style:name="T418">
      <style:text-properties fo:font-family="Liberation Serif" style:font-family-asian="Liberation Serif" style:font-family-complex="Liberation Serif" fo:font-size="14pt"/>
    </style:style>
    <style:style style:family="text" style:name="T41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4">
      <style:text-properties/>
      <style:paragraph-properties fo:line-height="14.15pt" fo:text-align="justify" fo:margin-top="0pt" fo:margin-bottom="0pt"/>
    </style:style>
    <style:style style:family="text" style:name="T420">
      <style:text-properties fo:font-family="Liberation Serif" style:font-family-asian="Liberation Serif" style:font-family-complex="Liberation Serif" fo:font-size="14pt"/>
    </style:style>
    <style:style style:family="text" style:name="T42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5">
      <style:text-properties/>
      <style:paragraph-properties fo:line-height="14.15pt" fo:text-align="justify" fo:margin-top="0pt" fo:margin-bottom="0pt"/>
    </style:style>
    <style:style style:family="text" style:name="T422">
      <style:text-properties fo:font-family="Liberation Serif" style:font-family-asian="Liberation Serif" style:font-family-complex="Liberation Serif" fo:font-size="14pt"/>
    </style:style>
    <style:style style:family="text" style:name="T42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6">
      <style:text-properties/>
      <style:paragraph-properties fo:line-height="14.15pt" fo:text-align="justify" fo:margin-top="0pt" fo:margin-bottom="0pt"/>
    </style:style>
    <style:style style:family="text" style:name="T424">
      <style:text-properties fo:font-family="Liberation Serif" style:font-family-asian="Liberation Serif" style:font-family-complex="Liberation Serif" fo:font-size="14pt"/>
    </style:style>
    <style:style style:family="text" style:name="T42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7">
      <style:text-properties/>
      <style:paragraph-properties fo:line-height="14.15pt" fo:text-align="justify" fo:margin-top="0pt" fo:margin-bottom="0pt"/>
    </style:style>
    <style:style style:family="text" style:name="T426">
      <style:text-properties fo:font-family="Liberation Serif" style:font-family-asian="Liberation Serif" style:font-family-complex="Liberation Serif" fo:font-size="14pt"/>
    </style:style>
    <style:style style:family="text" style:name="T42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8">
      <style:text-properties/>
      <style:paragraph-properties fo:line-height="14.15pt" fo:text-align="justify" fo:margin-top="0pt" fo:margin-bottom="0pt"/>
    </style:style>
    <style:style style:family="text" style:name="T428">
      <style:text-properties fo:font-family="Liberation Serif" style:font-family-asian="Liberation Serif" style:font-family-complex="Liberation Serif" fo:font-size="14pt"/>
    </style:style>
    <style:style style:family="text" style:name="T42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39">
      <style:text-properties/>
      <style:paragraph-properties fo:line-height="14.15pt" fo:text-align="justify" fo:margin-top="0pt" fo:margin-bottom="0pt"/>
    </style:style>
    <style:style style:family="text" style:name="T430">
      <style:text-properties fo:font-family="Liberation Serif" style:font-family-asian="Liberation Serif" style:font-family-complex="Liberation Serif" fo:font-size="14pt"/>
    </style:style>
    <style:style style:family="text" style:name="T43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0">
      <style:text-properties/>
      <style:paragraph-properties fo:line-height="14.15pt" fo:text-align="justify" fo:margin-top="0pt" fo:margin-bottom="0pt"/>
    </style:style>
    <style:style style:family="text" style:name="T432">
      <style:text-properties fo:font-family="Liberation Serif" style:font-family-asian="Liberation Serif" style:font-family-complex="Liberation Serif" fo:font-size="14pt"/>
    </style:style>
    <style:style style:family="text" style:name="T43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1">
      <style:text-properties/>
      <style:paragraph-properties fo:line-height="14.15pt" fo:text-align="justify" fo:margin-top="0pt" fo:margin-bottom="0pt"/>
    </style:style>
    <style:style style:family="text" style:name="T434">
      <style:text-properties fo:font-family="Liberation Serif" style:font-family-asian="Liberation Serif" style:font-family-complex="Liberation Serif" fo:font-size="14pt"/>
    </style:style>
    <style:style style:family="text" style:name="T43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2">
      <style:text-properties/>
      <style:paragraph-properties fo:line-height="14.15pt" fo:text-align="justify" fo:margin-top="0pt" fo:margin-bottom="0pt"/>
    </style:style>
    <style:style style:family="text" style:name="T436">
      <style:text-properties fo:font-family="Liberation Serif" style:font-family-asian="Liberation Serif" style:font-family-complex="Liberation Serif" fo:font-size="14pt"/>
    </style:style>
    <style:style style:family="text" style:name="T43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3">
      <style:text-properties/>
      <style:paragraph-properties fo:line-height="14.15pt" fo:text-align="justify" fo:margin-top="0pt" fo:margin-bottom="0pt"/>
    </style:style>
    <style:style style:family="text" style:name="T438">
      <style:text-properties fo:font-family="Liberation Serif" style:font-family-asian="Liberation Serif" style:font-family-complex="Liberation Serif" fo:font-size="14pt"/>
    </style:style>
    <style:style style:family="text" style:name="T43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4">
      <style:text-properties/>
      <style:paragraph-properties fo:line-height="14.15pt" fo:text-align="justify" fo:margin-top="0pt" fo:margin-bottom="0pt"/>
    </style:style>
    <style:style style:family="text" style:name="T440">
      <style:text-properties fo:font-family="Liberation Serif" style:font-family-asian="Liberation Serif" style:font-family-complex="Liberation Serif" fo:font-size="14pt"/>
    </style:style>
    <style:style style:family="text" style:name="T44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5">
      <style:text-properties/>
      <style:paragraph-properties fo:line-height="14.15pt" fo:text-align="justify" fo:margin-top="0pt" fo:margin-bottom="0pt"/>
    </style:style>
    <style:style style:family="text" style:name="T442">
      <style:text-properties fo:font-family="Liberation Serif" style:font-family-asian="Liberation Serif" style:font-family-complex="Liberation Serif" fo:font-size="14pt"/>
    </style:style>
    <style:style style:family="text" style:name="T44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6">
      <style:text-properties/>
      <style:paragraph-properties fo:line-height="14.15pt" fo:text-align="justify" fo:margin-top="0pt" fo:margin-bottom="0pt"/>
    </style:style>
    <style:style style:family="text" style:name="T444">
      <style:text-properties fo:font-family="Liberation Serif" style:font-family-asian="Liberation Serif" style:font-family-complex="Liberation Serif" fo:font-size="14pt"/>
    </style:style>
    <style:style style:family="text" style:name="T44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7">
      <style:text-properties/>
      <style:paragraph-properties fo:line-height="14.15pt" fo:text-align="justify" fo:margin-top="0pt" fo:margin-bottom="0pt"/>
    </style:style>
    <style:style style:family="text" style:name="T446">
      <style:text-properties fo:font-family="Liberation Serif" style:font-family-asian="Liberation Serif" style:font-family-complex="Liberation Serif" fo:font-size="14pt"/>
    </style:style>
    <style:style style:family="text" style:name="T44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8">
      <style:text-properties/>
      <style:paragraph-properties fo:line-height="14.15pt" fo:text-align="justify" fo:margin-top="0pt" fo:margin-bottom="0pt"/>
    </style:style>
    <style:style style:family="text" style:name="T448">
      <style:text-properties fo:font-family="Liberation Serif" style:font-family-asian="Liberation Serif" style:font-family-complex="Liberation Serif" fo:font-size="14pt"/>
    </style:style>
    <style:style style:family="text" style:name="T44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49">
      <style:text-properties/>
      <style:paragraph-properties fo:line-height="14.15pt" fo:text-align="justify" fo:margin-top="0pt" fo:margin-bottom="0pt"/>
    </style:style>
    <style:style style:family="text" style:name="T450">
      <style:text-properties fo:font-family="Liberation Serif" style:font-family-asian="Liberation Serif" style:font-family-complex="Liberation Serif" fo:font-size="14pt"/>
    </style:style>
    <style:style style:family="text" style:name="T45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0">
      <style:text-properties/>
      <style:paragraph-properties fo:line-height="14.15pt" fo:text-align="justify" fo:margin-top="0pt" fo:margin-bottom="0pt"/>
    </style:style>
    <style:style style:family="text" style:name="T452">
      <style:text-properties fo:font-family="Liberation Serif" style:font-family-asian="Liberation Serif" style:font-family-complex="Liberation Serif" fo:font-size="14pt"/>
    </style:style>
    <style:style style:family="text" style:name="T45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1">
      <style:text-properties/>
      <style:paragraph-properties fo:line-height="14.15pt" fo:text-align="justify" fo:margin-top="0pt" fo:margin-bottom="0pt"/>
    </style:style>
    <style:style style:family="text" style:name="T454">
      <style:text-properties fo:font-family="Liberation Serif" style:font-family-asian="Liberation Serif" style:font-family-complex="Liberation Serif" fo:font-size="14pt"/>
    </style:style>
    <style:style style:family="text" style:name="T45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2">
      <style:text-properties/>
      <style:paragraph-properties fo:line-height="14.15pt" fo:text-align="justify" fo:margin-top="0pt" fo:margin-bottom="0pt"/>
    </style:style>
    <style:style style:family="text" style:name="T456">
      <style:text-properties fo:font-family="Liberation Serif" style:font-family-asian="Liberation Serif" style:font-family-complex="Liberation Serif" fo:font-size="14pt"/>
    </style:style>
    <style:style style:family="text" style:name="T45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3">
      <style:text-properties/>
      <style:paragraph-properties fo:line-height="14.15pt" fo:text-align="justify" fo:margin-top="0pt" fo:margin-bottom="0pt"/>
    </style:style>
    <style:style style:family="text" style:name="T458">
      <style:text-properties fo:font-family="Liberation Serif" style:font-family-asian="Liberation Serif" style:font-family-complex="Liberation Serif" fo:font-size="14pt"/>
    </style:style>
    <style:style style:family="text" style:name="T45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4">
      <style:text-properties/>
      <style:paragraph-properties fo:line-height="14.15pt" fo:text-align="justify" fo:margin-top="0pt" fo:margin-bottom="0pt"/>
    </style:style>
    <style:style style:family="text" style:name="T460">
      <style:text-properties fo:font-family="Liberation Serif" style:font-family-asian="Liberation Serif" style:font-family-complex="Liberation Serif" fo:font-size="14pt"/>
    </style:style>
    <style:style style:family="text" style:name="T46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5">
      <style:text-properties/>
      <style:paragraph-properties fo:line-height="14.15pt" fo:text-align="justify" fo:margin-top="0pt" fo:margin-bottom="0pt"/>
    </style:style>
    <style:style style:family="text" style:name="T462">
      <style:text-properties fo:font-family="Liberation Serif" style:font-family-asian="Liberation Serif" style:font-family-complex="Liberation Serif" fo:font-size="14pt"/>
    </style:style>
    <style:style style:family="text" style:name="T46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6">
      <style:text-properties/>
      <style:paragraph-properties fo:line-height="14.15pt" fo:text-align="justify" fo:margin-top="0pt" fo:margin-bottom="0pt"/>
    </style:style>
    <style:style style:family="text" style:name="T464">
      <style:text-properties fo:font-family="Liberation Serif" style:font-family-asian="Liberation Serif" style:font-family-complex="Liberation Serif" fo:font-size="14pt"/>
    </style:style>
    <style:style style:family="text" style:name="T46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7">
      <style:text-properties/>
      <style:paragraph-properties fo:line-height="14.15pt" fo:text-align="justify" fo:margin-top="0pt" fo:margin-bottom="0pt"/>
    </style:style>
    <style:style style:family="text" style:name="T466">
      <style:text-properties fo:font-family="Liberation Serif" style:font-family-asian="Liberation Serif" style:font-family-complex="Liberation Serif" fo:font-size="14pt"/>
    </style:style>
    <style:style style:family="text" style:name="T46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8">
      <style:text-properties/>
      <style:paragraph-properties fo:line-height="14.15pt" fo:text-align="justify" fo:margin-top="0pt" fo:margin-bottom="0pt"/>
    </style:style>
    <style:style style:family="text" style:name="T468">
      <style:text-properties fo:font-family="Liberation Serif" style:font-family-asian="Liberation Serif" style:font-family-complex="Liberation Serif" fo:font-size="14pt"/>
    </style:style>
    <style:style style:family="text" style:name="T46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59">
      <style:text-properties/>
      <style:paragraph-properties fo:line-height="14.15pt" fo:text-align="justify" fo:margin-top="0pt" fo:margin-bottom="0pt"/>
    </style:style>
    <style:style style:family="text" style:name="T470">
      <style:text-properties fo:font-family="Liberation Serif" style:font-family-asian="Liberation Serif" style:font-family-complex="Liberation Serif" fo:font-size="14pt"/>
    </style:style>
    <style:style style:family="text" style:name="T47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0">
      <style:text-properties/>
      <style:paragraph-properties fo:line-height="14.15pt" fo:text-align="justify" fo:margin-top="0pt" fo:margin-bottom="0pt"/>
    </style:style>
    <style:style style:family="text" style:name="T472">
      <style:text-properties fo:font-family="Liberation Serif" style:font-family-asian="Liberation Serif" style:font-family-complex="Liberation Serif" fo:font-size="14pt"/>
    </style:style>
    <style:style style:family="text" style:name="T47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1">
      <style:text-properties/>
      <style:paragraph-properties fo:line-height="14.15pt" fo:text-align="justify" fo:margin-top="0pt" fo:margin-bottom="0pt"/>
    </style:style>
    <style:style style:family="text" style:name="T474">
      <style:text-properties fo:font-family="Liberation Serif" style:font-family-asian="Liberation Serif" style:font-family-complex="Liberation Serif" fo:font-size="14pt"/>
    </style:style>
    <style:style style:family="text" style:name="T47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2">
      <style:text-properties/>
      <style:paragraph-properties fo:line-height="14.15pt" fo:text-align="justify" fo:margin-top="0pt" fo:margin-bottom="0pt"/>
    </style:style>
    <style:style style:family="text" style:name="T476">
      <style:text-properties fo:font-family="Liberation Serif" style:font-family-asian="Liberation Serif" style:font-family-complex="Liberation Serif" fo:font-size="14pt"/>
    </style:style>
    <style:style style:family="text" style:name="T47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3">
      <style:text-properties/>
      <style:paragraph-properties fo:line-height="14.15pt" fo:text-align="justify" fo:margin-top="0pt" fo:margin-bottom="0pt"/>
    </style:style>
    <style:style style:family="text" style:name="T478">
      <style:text-properties fo:font-family="Liberation Serif" style:font-family-asian="Liberation Serif" style:font-family-complex="Liberation Serif" fo:font-size="14pt"/>
    </style:style>
    <style:style style:family="text" style:name="T47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4">
      <style:text-properties/>
      <style:paragraph-properties fo:line-height="14.15pt" fo:text-align="justify" fo:margin-top="0pt" fo:margin-bottom="0pt"/>
    </style:style>
    <style:style style:family="text" style:name="T480">
      <style:text-properties fo:font-family="Liberation Serif" style:font-family-asian="Liberation Serif" style:font-family-complex="Liberation Serif" fo:font-size="14pt"/>
    </style:style>
    <style:style style:family="text" style:name="T48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5">
      <style:text-properties/>
      <style:paragraph-properties fo:line-height="14.15pt" fo:text-align="justify" fo:margin-top="0pt" fo:margin-bottom="0pt"/>
    </style:style>
    <style:style style:family="text" style:name="T482">
      <style:text-properties fo:font-family="Liberation Serif" style:font-family-asian="Liberation Serif" style:font-family-complex="Liberation Serif" fo:font-size="14pt"/>
    </style:style>
    <style:style style:family="text" style:name="T48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6">
      <style:text-properties/>
      <style:paragraph-properties fo:line-height="14.15pt" fo:text-align="justify" fo:margin-top="0pt" fo:margin-bottom="0pt"/>
    </style:style>
    <style:style style:family="text" style:name="T484">
      <style:text-properties fo:font-family="Liberation Serif" style:font-family-asian="Liberation Serif" style:font-family-complex="Liberation Serif" fo:font-size="14pt"/>
    </style:style>
    <style:style style:family="text" style:name="T48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7">
      <style:text-properties/>
      <style:paragraph-properties fo:line-height="14.15pt" fo:text-align="justify" fo:margin-top="0pt" fo:margin-bottom="0pt"/>
    </style:style>
    <style:style style:family="text" style:name="T486">
      <style:text-properties fo:font-family="Liberation Serif" style:font-family-asian="Liberation Serif" style:font-family-complex="Liberation Serif" fo:font-size="14pt"/>
    </style:style>
    <style:style style:family="text" style:name="T48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8">
      <style:text-properties/>
      <style:paragraph-properties fo:line-height="14.15pt" fo:text-align="justify" fo:margin-top="0pt" fo:margin-bottom="0pt"/>
    </style:style>
    <style:style style:family="text" style:name="T488">
      <style:text-properties fo:font-family="Liberation Serif" style:font-family-asian="Liberation Serif" style:font-family-complex="Liberation Serif" fo:font-size="14pt"/>
    </style:style>
    <style:style style:family="text" style:name="T48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69">
      <style:text-properties/>
      <style:paragraph-properties fo:line-height="14.15pt" fo:text-align="justify" fo:margin-top="0pt" fo:margin-bottom="0pt"/>
    </style:style>
    <style:style style:family="text" style:name="T490">
      <style:text-properties fo:font-family="Liberation Serif" style:font-family-asian="Liberation Serif" style:font-family-complex="Liberation Serif" fo:font-size="14pt"/>
    </style:style>
    <style:style style:family="text" style:name="T49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0">
      <style:text-properties/>
      <style:paragraph-properties fo:line-height="14.15pt" fo:text-align="justify" fo:margin-top="0pt" fo:margin-bottom="0pt"/>
    </style:style>
    <style:style style:family="text" style:name="T492">
      <style:text-properties fo:font-family="Liberation Serif" style:font-family-asian="Liberation Serif" style:font-family-complex="Liberation Serif" fo:font-size="14pt"/>
    </style:style>
    <style:style style:family="text" style:name="T49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1">
      <style:text-properties/>
      <style:paragraph-properties fo:line-height="14.15pt" fo:text-align="justify" fo:margin-top="0pt" fo:margin-bottom="0pt"/>
    </style:style>
    <style:style style:family="text" style:name="T494">
      <style:text-properties fo:font-family="Liberation Serif" style:font-family-asian="Liberation Serif" style:font-family-complex="Liberation Serif" fo:font-size="14pt"/>
    </style:style>
    <style:style style:family="text" style:name="T49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2">
      <style:text-properties/>
      <style:paragraph-properties fo:line-height="14.15pt" fo:text-align="justify" fo:margin-top="0pt" fo:margin-bottom="0pt"/>
    </style:style>
    <style:style style:family="text" style:name="T496">
      <style:text-properties fo:font-family="Liberation Serif" style:font-family-asian="Liberation Serif" style:font-family-complex="Liberation Serif" fo:font-size="14pt"/>
    </style:style>
    <style:style style:family="text" style:name="T49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3">
      <style:text-properties/>
      <style:paragraph-properties fo:line-height="14.15pt" fo:text-align="justify" fo:margin-top="0pt" fo:margin-bottom="0pt"/>
    </style:style>
    <style:style style:family="text" style:name="T498">
      <style:text-properties fo:font-family="Liberation Serif" style:font-family-asian="Liberation Serif" style:font-family-complex="Liberation Serif" fo:font-size="14pt"/>
    </style:style>
    <style:style style:family="text" style:name="T49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4">
      <style:text-properties/>
      <style:paragraph-properties fo:line-height="14.15pt" fo:text-align="justify" fo:margin-top="0pt" fo:margin-bottom="0pt"/>
    </style:style>
    <style:style style:family="text" style:name="T500">
      <style:text-properties fo:font-family="Liberation Serif" style:font-family-asian="Liberation Serif" style:font-family-complex="Liberation Serif" fo:font-size="14pt"/>
    </style:style>
    <style:style style:family="text" style:name="T50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5">
      <style:text-properties/>
      <style:paragraph-properties fo:line-height="14.15pt" fo:text-align="justify" fo:margin-top="0pt" fo:margin-bottom="0pt"/>
    </style:style>
    <style:style style:family="text" style:name="T502">
      <style:text-properties fo:font-family="Liberation Serif" style:font-family-asian="Liberation Serif" style:font-family-complex="Liberation Serif" fo:font-size="14pt"/>
    </style:style>
    <style:style style:family="text" style:name="T50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6">
      <style:text-properties/>
      <style:paragraph-properties fo:line-height="14.15pt" fo:text-align="justify" fo:margin-top="0pt" fo:margin-bottom="0pt"/>
    </style:style>
    <style:style style:family="text" style:name="T504">
      <style:text-properties fo:font-family="Liberation Serif" style:font-family-asian="Liberation Serif" style:font-family-complex="Liberation Serif" fo:font-size="14pt"/>
    </style:style>
    <style:style style:family="text" style:name="T505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7">
      <style:text-properties/>
      <style:paragraph-properties fo:line-height="14.15pt" fo:text-align="justify" fo:margin-top="0pt" fo:margin-bottom="0pt"/>
    </style:style>
    <style:style style:family="text" style:name="T506">
      <style:text-properties fo:font-family="Liberation Serif" style:font-family-asian="Liberation Serif" style:font-family-complex="Liberation Serif" fo:font-size="14pt"/>
    </style:style>
    <style:style style:family="text" style:name="T507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8">
      <style:text-properties/>
      <style:paragraph-properties fo:line-height="14.15pt" fo:text-align="justify" fo:margin-top="0pt" fo:margin-bottom="0pt"/>
    </style:style>
    <style:style style:family="text" style:name="T508">
      <style:text-properties fo:font-family="Liberation Serif" style:font-family-asian="Liberation Serif" style:font-family-complex="Liberation Serif" fo:font-size="14pt"/>
    </style:style>
    <style:style style:family="text" style:name="T509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79">
      <style:text-properties/>
      <style:paragraph-properties fo:line-height="14.15pt" fo:text-align="justify" fo:margin-top="0pt" fo:margin-bottom="0pt"/>
    </style:style>
    <style:style style:family="text" style:name="T510">
      <style:text-properties fo:font-family="Liberation Serif" style:font-family-asian="Liberation Serif" style:font-family-complex="Liberation Serif" fo:font-size="14pt"/>
    </style:style>
    <style:style style:family="text" style:name="T511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80">
      <style:text-properties/>
      <style:paragraph-properties fo:line-height="14.15pt" fo:text-align="justify" fo:margin-top="0pt" fo:margin-bottom="0pt"/>
    </style:style>
    <style:style style:family="text" style:name="T512">
      <style:text-properties fo:font-family="Liberation Serif" style:font-family-asian="Liberation Serif" style:font-family-complex="Liberation Serif" fo:font-size="14pt"/>
    </style:style>
    <style:style style:family="text" style:name="T513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81">
      <style:text-properties/>
      <style:paragraph-properties fo:line-height="14.15pt" fo:text-align="justify" fo:margin-top="0pt" fo:margin-bottom="0pt"/>
    </style:style>
    <style:style style:family="text" style:name="T514">
      <style:text-properties fo:font-family="Liberation Serif" style:font-family-asian="Liberation Serif" style:font-family-complex="Liberation Serif" fo:font-size="14pt"/>
    </style:style>
    <style:style style:family="text" style:name="T515">
      <style:text-properties fo:font-family="Liberation Serif" style:font-family-asian="Liberation Serif" style:font-family-complex="Liberation Serif" fo:font-size="14pt"/>
    </style:style>
    <style:style style:family="text" style:name="T516">
      <style:text-properties fo:font-family="Liberation Serif" style:font-family-asian="Liberation Serif" style:font-family-complex="Liberation Serif" fo:font-size="14pt"/>
    </style:style>
    <style:style style:parent-style-name="655" style:family="paragraph" style:name="P382">
      <style:paragraph-properties fo:line-height="120%" fo:text-align="left" fo:margin-left="0cm" fo:margin-right="0cm" fo:text-indent="0.7409cm" fo:margin-top="0pt" fo:margin-bottom="6pt"/>
    </style:style>
    <style:style style:family="text" style:name="T517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 fo:background-color="#ffffff"/>
    </style:style>
    <style:style style:parent-style-name="655" style:family="paragraph" style:name="P383">
      <style:paragraph-properties fo:line-height="120%" fo:text-align="center" fo:margin-left="0cm" fo:margin-right="0cm" fo:text-indent="0.7409cm" fo:margin-top="0pt" fo:margin-bottom="6pt"/>
    </style:style>
    <style:style style:family="text" style:name="T518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family="text" style:name="T519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384">
      <style:paragraph-properties fo:line-height="120%" fo:text-align="left" fo:margin-left="0cm" fo:margin-right="0cm" fo:text-indent="0.7409cm" fo:margin-top="0pt" fo:margin-bottom="6pt"/>
    </style:style>
    <style:style style:family="text" style:name="T520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bold" fo:background-color="#ffffff"/>
    </style:style>
    <style:style style:parent-style-name="655" style:family="paragraph" style:name="P385">
      <style:paragraph-properties fo:line-height="14.15pt" fo:text-align="justify" fo:margin-top="0pt" fo:margin-bottom="0pt"/>
    </style:style>
    <style:style style:parent-style-name="655" style:family="paragraph" style:name="P386">
      <style:paragraph-properties fo:line-height="14.15pt" fo:text-align="justify" fo:margin-top="0pt" fo:margin-bottom="0pt"/>
    </style:style>
    <style:style style:parent-style-name="655" style:family="paragraph" style:name="P387">
      <style:paragraph-properties fo:line-height="14.15pt" fo:text-align="justify" fo:margin-top="0pt" fo:margin-bottom="0pt"/>
    </style:style>
    <style:style style:parent-style-name="655" style:family="paragraph" style:name="P388">
      <style:paragraph-properties fo:line-height="14.15pt" fo:text-align="justify" fo:margin-top="0pt" fo:margin-bottom="0pt"/>
    </style:style>
    <style:style style:parent-style-name="655" style:family="paragraph" style:name="P389">
      <style:paragraph-properties fo:line-height="14.15pt" fo:text-align="justify" fo:margin-top="0pt" fo:margin-bottom="0pt"/>
    </style:style>
    <style:style style:parent-style-name="655" style:family="paragraph" style:name="P390">
      <style:paragraph-properties fo:line-height="14.15pt" fo:text-align="justify" fo:margin-top="0pt" fo:margin-bottom="0pt"/>
    </style:style>
    <style:style style:parent-style-name="655" style:family="paragraph" style:name="P391">
      <style:paragraph-properties fo:line-height="14.15pt" fo:text-align="justify" fo:margin-top="0pt" fo:margin-bottom="0pt"/>
    </style:style>
    <style:style style:parent-style-name="655" style:family="paragraph" style:name="P392">
      <style:paragraph-properties fo:line-height="14.15pt" fo:text-align="justify" fo:margin-top="0pt" fo:margin-bottom="0pt"/>
    </style:style>
    <style:style style:parent-style-name="655" style:family="paragraph" style:name="P393">
      <style:paragraph-properties fo:line-height="14.15pt" fo:text-align="justify" fo:margin-top="0pt" fo:margin-bottom="0pt"/>
    </style:style>
    <style:style style:parent-style-name="655" style:family="paragraph" style:name="P394">
      <style:paragraph-properties fo:line-height="14.15pt" fo:text-align="justify" fo:margin-top="0pt" fo:margin-bottom="0pt"/>
    </style:style>
    <style:style style:parent-style-name="655" style:family="paragraph" style:name="P395">
      <style:paragraph-properties fo:line-height="14.15pt" fo:text-align="justify" fo:margin-top="0pt" fo:margin-bottom="0pt"/>
    </style:style>
    <style:style style:parent-style-name="655" style:family="paragraph" style:name="P396">
      <style:paragraph-properties fo:line-height="14.15pt" fo:text-align="justify" fo:margin-top="0pt" fo:margin-bottom="0pt"/>
    </style:style>
    <style:style style:parent-style-name="655" style:family="paragraph" style:name="P397">
      <style:paragraph-properties fo:line-height="14.15pt" fo:text-align="justify" fo:margin-top="0pt" fo:margin-bottom="0pt"/>
    </style:style>
    <style:style style:parent-style-name="655" style:family="paragraph" style:name="P398">
      <style:paragraph-properties fo:line-height="14.15pt" fo:text-align="justify" fo:margin-top="0pt" fo:margin-bottom="0pt"/>
    </style:style>
    <style:style style:parent-style-name="655" style:family="paragraph" style:name="P399">
      <style:paragraph-properties fo:line-height="14.15pt" fo:text-align="justify" fo:margin-top="0pt" fo:margin-bottom="0pt"/>
    </style:style>
    <style:style style:parent-style-name="655" style:family="paragraph" style:name="P400">
      <style:paragraph-properties fo:line-height="14.15pt" fo:text-align="justify" fo:margin-top="0pt" fo:margin-bottom="0pt"/>
    </style:style>
    <style:style style:parent-style-name="655" style:family="paragraph" style:name="P401">
      <style:paragraph-properties fo:line-height="14.15pt" fo:text-align="justify" fo:margin-top="0pt" fo:margin-bottom="0pt"/>
    </style:style>
    <style:style style:parent-style-name="655" style:family="paragraph" style:name="P402">
      <style:paragraph-properties fo:line-height="14.15pt" fo:text-align="justify" fo:margin-top="0pt" fo:margin-bottom="0pt"/>
    </style:style>
    <style:style style:parent-style-name="655" style:family="paragraph" style:name="P403">
      <style:paragraph-properties fo:line-height="14.15pt" fo:text-align="justify" fo:margin-top="0pt" fo:margin-bottom="0pt"/>
    </style:style>
    <style:style style:parent-style-name="655" style:family="paragraph" style:name="P404">
      <style:paragraph-properties fo:line-height="14.15pt" fo:text-align="justify" fo:margin-top="0pt" fo:margin-bottom="0pt"/>
    </style:style>
    <style:style style:parent-style-name="655" style:family="paragraph" style:name="P405">
      <style:paragraph-properties fo:line-height="14.15pt" fo:text-align="justify" fo:margin-top="0pt" fo:margin-bottom="0pt"/>
    </style:style>
    <style:style style:parent-style-name="655" style:family="paragraph" style:name="P406">
      <style:paragraph-properties fo:line-height="14.15pt" fo:text-align="justify" fo:margin-top="0pt" fo:margin-bottom="0pt"/>
    </style:style>
    <style:style style:parent-style-name="655" style:family="paragraph" style:name="P407">
      <style:paragraph-properties fo:line-height="14.15pt" fo:text-align="justify" fo:margin-top="0pt" fo:margin-bottom="0pt"/>
    </style:style>
    <style:style style:parent-style-name="655" style:family="paragraph" style:name="P408">
      <style:paragraph-properties fo:line-height="14.15pt" fo:text-align="justify" fo:margin-top="0pt" fo:margin-bottom="0pt"/>
    </style:style>
    <style:style style:parent-style-name="655" style:family="paragraph" style:name="P409">
      <style:paragraph-properties fo:line-height="14.15pt" fo:text-align="justify" fo:margin-top="0pt" fo:margin-bottom="0pt"/>
    </style:style>
    <style:style style:parent-style-name="655" style:family="paragraph" style:name="P410">
      <style:paragraph-properties fo:line-height="14.15pt" fo:text-align="justify" fo:margin-top="0pt" fo:margin-bottom="0pt"/>
    </style:style>
    <style:style style:parent-style-name="655" style:family="paragraph" style:name="P411">
      <style:paragraph-properties fo:line-height="14.15pt" fo:text-align="justify" fo:margin-top="0pt" fo:margin-bottom="0pt"/>
    </style:style>
    <style:style style:parent-style-name="655" style:family="paragraph" style:name="P412">
      <style:paragraph-properties fo:line-height="14.15pt" fo:text-align="justify" fo:margin-top="0pt" fo:margin-bottom="0pt"/>
    </style:style>
    <style:style style:parent-style-name="655" style:family="paragraph" style:name="P413">
      <style:paragraph-properties fo:line-height="14.15pt" fo:text-align="justify" fo:margin-top="0pt" fo:margin-bottom="0pt"/>
    </style:style>
    <style:style style:parent-style-name="655" style:family="paragraph" style:name="P414">
      <style:paragraph-properties fo:line-height="14.15pt" fo:text-align="justify" fo:margin-top="0pt" fo:margin-bottom="0pt"/>
    </style:style>
    <style:style style:parent-style-name="655" style:family="paragraph" style:name="P415">
      <style:paragraph-properties fo:line-height="14.15pt" fo:text-align="justify" fo:margin-top="0pt" fo:margin-bottom="0pt"/>
    </style:style>
    <style:style style:parent-style-name="655" style:family="paragraph" style:name="P416">
      <style:paragraph-properties fo:line-height="14.15pt" fo:text-align="justify" fo:margin-top="0pt" fo:margin-bottom="0pt"/>
    </style:style>
    <style:style style:parent-style-name="655" style:family="paragraph" style:name="P417">
      <style:paragraph-properties fo:line-height="14.15pt" fo:text-align="justify" fo:margin-top="0pt" fo:margin-bottom="0pt"/>
    </style:style>
    <style:style style:parent-style-name="655" style:family="paragraph" style:name="P418">
      <style:paragraph-properties fo:line-height="14.15pt" fo:text-align="justify" fo:margin-top="0pt" fo:margin-bottom="0pt"/>
    </style:style>
    <style:style style:parent-style-name="655" style:family="paragraph" style:name="P419">
      <style:paragraph-properties fo:line-height="14.15pt" fo:text-align="justify" fo:margin-top="0pt" fo:margin-bottom="0pt"/>
    </style:style>
    <style:style style:parent-style-name="655" style:family="paragraph" style:name="P420">
      <style:paragraph-properties fo:line-height="14.15pt" fo:text-align="justify" fo:margin-top="0pt" fo:margin-bottom="0pt"/>
    </style:style>
    <style:style style:parent-style-name="655" style:family="paragraph" style:name="P421">
      <style:paragraph-properties fo:line-height="14.15pt" fo:text-align="justify" fo:margin-top="0pt" fo:margin-bottom="0pt"/>
    </style:style>
    <style:style style:parent-style-name="655" style:family="paragraph" style:name="P422">
      <style:paragraph-properties fo:line-height="14.15pt" fo:text-align="justify" fo:margin-top="0pt" fo:margin-bottom="0pt"/>
    </style:style>
    <style:style style:parent-style-name="655" style:family="paragraph" style:name="P423">
      <style:paragraph-properties fo:line-height="14.15pt" fo:text-align="justify" fo:margin-top="0pt" fo:margin-bottom="0pt"/>
    </style:style>
    <style:style style:parent-style-name="655" style:family="paragraph" style:name="P424">
      <style:paragraph-properties fo:line-height="14.15pt" fo:text-align="justify" fo:margin-top="0pt" fo:margin-bottom="0pt"/>
    </style:style>
    <style:style style:parent-style-name="655" style:family="paragraph" style:name="P425">
      <style:paragraph-properties fo:line-height="14.15pt" fo:text-align="justify" fo:margin-top="0pt" fo:margin-bottom="0pt"/>
    </style:style>
    <style:style style:parent-style-name="655" style:family="paragraph" style:name="P426">
      <style:paragraph-properties fo:line-height="14.15pt" fo:text-align="justify" fo:margin-top="0pt" fo:margin-bottom="0pt"/>
    </style:style>
    <style:style style:parent-style-name="655" style:family="paragraph" style:name="P427">
      <style:paragraph-properties fo:line-height="14.15pt" fo:text-align="justify" fo:margin-top="0pt" fo:margin-bottom="0pt"/>
    </style:style>
    <style:style style:parent-style-name="655" style:family="paragraph" style:name="P428">
      <style:paragraph-properties fo:line-height="14.15pt" fo:text-align="justify" fo:margin-top="0pt" fo:margin-bottom="0pt"/>
    </style:style>
    <style:style style:parent-style-name="655" style:family="paragraph" style:name="P429">
      <style:paragraph-properties fo:line-height="14.15pt" fo:text-align="justify" fo:margin-top="0pt" fo:margin-bottom="0pt"/>
    </style:style>
    <style:style style:parent-style-name="655" style:family="paragraph" style:name="P430">
      <style:paragraph-properties fo:line-height="14.15pt" fo:text-align="justify" fo:margin-top="0pt" fo:margin-bottom="0pt"/>
    </style:style>
    <style:style style:parent-style-name="655" style:family="paragraph" style:name="P431">
      <style:paragraph-properties fo:line-height="14.15pt" fo:text-align="justify" fo:margin-top="0pt" fo:margin-bottom="0pt"/>
    </style:style>
    <style:style style:parent-style-name="655" style:family="paragraph" style:name="P432">
      <style:paragraph-properties fo:line-height="14.15pt" fo:text-align="justify" fo:margin-top="0pt" fo:margin-bottom="0pt"/>
    </style:style>
    <style:style style:parent-style-name="655" style:family="paragraph" style:name="P433">
      <style:paragraph-properties fo:line-height="14.15pt" fo:text-align="justify" fo:margin-top="0pt" fo:margin-bottom="0pt"/>
    </style:style>
    <style:style style:parent-style-name="655" style:family="paragraph" style:name="P434">
      <style:paragraph-properties fo:line-height="14.15pt" fo:text-align="justify" fo:margin-top="0pt" fo:margin-bottom="0pt"/>
    </style:style>
    <style:style style:parent-style-name="655" style:family="paragraph" style:name="P435">
      <style:paragraph-properties fo:line-height="14.15pt" fo:text-align="justify" fo:margin-top="0pt" fo:margin-bottom="0pt"/>
    </style:style>
    <style:style style:parent-style-name="655" style:family="paragraph" style:name="P436">
      <style:paragraph-properties fo:line-height="14.15pt" fo:text-align="justify" fo:margin-top="0pt" fo:margin-bottom="0pt"/>
    </style:style>
    <style:style style:parent-style-name="655" style:family="paragraph" style:name="P437">
      <style:paragraph-properties fo:line-height="14.15pt" fo:text-align="justify" fo:margin-top="0pt" fo:margin-bottom="0pt"/>
    </style:style>
    <style:style style:parent-style-name="655" style:family="paragraph" style:name="P438">
      <style:paragraph-properties fo:line-height="14.15pt" fo:text-align="justify" fo:margin-top="0pt" fo:margin-bottom="0pt"/>
    </style:style>
    <style:style style:parent-style-name="655" style:family="paragraph" style:name="P439">
      <style:paragraph-properties fo:line-height="14.15pt" fo:text-align="justify" fo:margin-top="0pt" fo:margin-bottom="0pt"/>
    </style:style>
    <style:style style:parent-style-name="655" style:family="paragraph" style:name="P440">
      <style:paragraph-properties fo:line-height="14.15pt" fo:text-align="justify" fo:margin-top="0pt" fo:margin-bottom="0pt"/>
    </style:style>
    <style:style style:parent-style-name="655" style:family="paragraph" style:name="P441">
      <style:paragraph-properties fo:line-height="14.15pt" fo:text-align="justify" fo:margin-top="0pt" fo:margin-bottom="0pt"/>
    </style:style>
    <style:style style:parent-style-name="655" style:family="paragraph" style:name="P442">
      <style:paragraph-properties fo:line-height="14.15pt" fo:text-align="justify" fo:margin-top="0pt" fo:margin-bottom="0pt"/>
    </style:style>
    <style:style style:parent-style-name="655" style:family="paragraph" style:name="P443">
      <style:paragraph-properties fo:line-height="14.15pt" fo:text-align="justify" fo:margin-top="0pt" fo:margin-bottom="0pt"/>
    </style:style>
    <style:style style:parent-style-name="655" style:family="paragraph" style:name="P444">
      <style:paragraph-properties fo:line-height="14.15pt" fo:text-align="justify" fo:margin-top="0pt" fo:margin-bottom="0pt"/>
    </style:style>
    <style:style style:parent-style-name="655" style:family="paragraph" style:name="P445">
      <style:paragraph-properties fo:line-height="14.15pt" fo:text-align="justify" fo:margin-top="0pt" fo:margin-bottom="0pt"/>
    </style:style>
    <style:style style:parent-style-name="655" style:family="paragraph" style:name="P446">
      <style:paragraph-properties fo:line-height="14.15pt" fo:text-align="justify" fo:margin-top="0pt" fo:margin-bottom="0pt"/>
    </style:style>
    <style:style style:parent-style-name="655" style:family="paragraph" style:name="P447">
      <style:paragraph-properties fo:line-height="14.15pt" fo:text-align="justify" fo:margin-top="0pt" fo:margin-bottom="0pt"/>
    </style:style>
    <style:style style:parent-style-name="655" style:family="paragraph" style:name="P448">
      <style:paragraph-properties fo:line-height="14.15pt" fo:text-align="justify" fo:margin-top="0pt" fo:margin-bottom="0pt"/>
    </style:style>
    <style:style style:parent-style-name="655" style:family="paragraph" style:name="P449">
      <style:paragraph-properties fo:line-height="14.15pt" fo:text-align="justify" fo:margin-top="0pt" fo:margin-bottom="0pt"/>
    </style:style>
    <style:style style:parent-style-name="655" style:family="paragraph" style:name="P450">
      <style:paragraph-properties fo:line-height="14.15pt" fo:text-align="justify" fo:margin-top="0pt" fo:margin-bottom="0pt"/>
    </style:style>
    <style:style style:parent-style-name="655" style:family="paragraph" style:name="P451">
      <style:paragraph-properties fo:line-height="14.15pt" fo:text-align="justify" fo:margin-top="0pt" fo:margin-bottom="0pt"/>
    </style:style>
    <style:style style:parent-style-name="655" style:family="paragraph" style:name="P452">
      <style:paragraph-properties fo:line-height="14.15pt" fo:text-align="justify" fo:margin-top="0pt" fo:margin-bottom="0pt"/>
    </style:style>
    <style:style style:parent-style-name="655" style:family="paragraph" style:name="P453">
      <style:paragraph-properties fo:line-height="14.15pt" fo:text-align="justify" fo:margin-top="0pt" fo:margin-bottom="0pt"/>
    </style:style>
    <style:style style:parent-style-name="655" style:family="paragraph" style:name="P454">
      <style:paragraph-properties fo:line-height="14.15pt" fo:text-align="justify" fo:margin-top="0pt" fo:margin-bottom="0pt"/>
    </style:style>
    <style:style style:parent-style-name="655" style:family="paragraph" style:name="P455">
      <style:paragraph-properties fo:line-height="14.15pt" fo:text-align="justify" fo:margin-top="0pt" fo:margin-bottom="0pt"/>
    </style:style>
    <style:style style:parent-style-name="655" style:family="paragraph" style:name="P456">
      <style:paragraph-properties fo:line-height="14.15pt" fo:text-align="justify" fo:margin-top="0pt" fo:margin-bottom="0pt"/>
    </style:style>
    <style:style style:parent-style-name="655" style:family="paragraph" style:name="P457">
      <style:paragraph-properties fo:line-height="14.15pt" fo:text-align="justify" fo:margin-top="0pt" fo:margin-bottom="0pt"/>
    </style:style>
    <style:style style:parent-style-name="655" style:family="paragraph" style:name="P458">
      <style:paragraph-properties fo:line-height="14.15pt" fo:text-align="justify" fo:margin-top="0pt" fo:margin-bottom="0pt"/>
    </style:style>
    <style:style style:parent-style-name="655" style:family="paragraph" style:name="P459">
      <style:paragraph-properties fo:line-height="14.15pt" fo:text-align="justify" fo:margin-top="0pt" fo:margin-bottom="0pt"/>
    </style:style>
    <style:style style:parent-style-name="655" style:family="paragraph" style:name="P460">
      <style:paragraph-properties fo:line-height="14.15pt" fo:text-align="justify" fo:margin-top="0pt" fo:margin-bottom="0pt"/>
    </style:style>
    <style:style style:parent-style-name="655" style:family="paragraph" style:name="P461">
      <style:paragraph-properties fo:line-height="14.15pt" fo:text-align="justify" fo:margin-top="0pt" fo:margin-bottom="0pt"/>
    </style:style>
    <style:style style:parent-style-name="655" style:family="paragraph" style:name="P462">
      <style:paragraph-properties fo:line-height="14.15pt" fo:text-align="justify" fo:margin-top="0pt" fo:margin-bottom="0pt"/>
    </style:style>
    <style:style style:parent-style-name="655" style:family="paragraph" style:name="P463">
      <style:paragraph-properties fo:line-height="14.15pt" fo:text-align="justify" fo:margin-top="0pt" fo:margin-bottom="0pt"/>
    </style:style>
    <style:style style:parent-style-name="655" style:family="paragraph" style:name="P464">
      <style:paragraph-properties fo:line-height="14.15pt" fo:text-align="justify" fo:margin-top="0pt" fo:margin-bottom="0pt"/>
    </style:style>
    <style:style style:parent-style-name="655" style:family="paragraph" style:name="P465">
      <style:paragraph-properties fo:line-height="14.15pt" fo:text-align="justify" fo:margin-top="0pt" fo:margin-bottom="0pt"/>
    </style:style>
    <style:style style:parent-style-name="655" style:family="paragraph" style:name="P466">
      <style:paragraph-properties fo:line-height="14.15pt" fo:text-align="justify" fo:margin-top="0pt" fo:margin-bottom="0pt"/>
    </style:style>
    <style:style style:parent-style-name="655" style:family="paragraph" style:name="P467">
      <style:paragraph-properties fo:line-height="14.15pt" fo:text-align="justify" fo:margin-top="0pt" fo:margin-bottom="0pt"/>
    </style:style>
    <style:style style:parent-style-name="655" style:family="paragraph" style:name="P468">
      <style:paragraph-properties fo:line-height="14.15pt" fo:text-align="justify" fo:margin-top="0pt" fo:margin-bottom="0pt"/>
    </style:style>
    <style:style style:parent-style-name="655" style:family="paragraph" style:name="P469">
      <style:paragraph-properties fo:line-height="14.15pt" fo:text-align="justify" fo:margin-top="0pt" fo:margin-bottom="0pt"/>
    </style:style>
    <style:style style:parent-style-name="655" style:family="paragraph" style:name="P470">
      <style:paragraph-properties fo:line-height="14.15pt" fo:text-align="justify" fo:margin-top="0pt" fo:margin-bottom="0pt"/>
    </style:style>
    <style:style style:parent-style-name="655" style:family="paragraph" style:name="P471">
      <style:paragraph-properties fo:line-height="14.15pt" fo:text-align="justify" fo:margin-top="0pt" fo:margin-bottom="0pt"/>
    </style:style>
    <style:style style:parent-style-name="655" style:family="paragraph" style:name="P472">
      <style:paragraph-properties fo:line-height="14.15pt" fo:text-align="justify" fo:margin-top="0pt" fo:margin-bottom="0pt"/>
    </style:style>
    <style:style style:parent-style-name="655" style:family="paragraph" style:name="P473">
      <style:paragraph-properties fo:line-height="14.15pt" fo:text-align="justify" fo:margin-top="0pt" fo:margin-bottom="0pt"/>
    </style:style>
    <style:style style:parent-style-name="655" style:family="paragraph" style:name="P474">
      <style:paragraph-properties fo:line-height="14.15pt" fo:text-align="justify" fo:margin-top="0pt" fo:margin-bottom="0pt"/>
    </style:style>
    <style:style style:parent-style-name="655" style:family="paragraph" style:name="P475">
      <style:paragraph-properties fo:line-height="14.15pt" fo:text-align="justify" fo:margin-top="0pt" fo:margin-bottom="0pt"/>
    </style:style>
    <style:style style:parent-style-name="655" style:family="paragraph" style:name="P476">
      <style:paragraph-properties fo:line-height="14.15pt" fo:text-align="justify" fo:margin-top="0pt" fo:margin-bottom="0pt"/>
    </style:style>
    <style:style style:parent-style-name="655" style:family="paragraph" style:name="P477">
      <style:paragraph-properties fo:line-height="14.15pt" fo:text-align="justify" fo:margin-top="0pt" fo:margin-bottom="0pt"/>
    </style:style>
    <style:style style:parent-style-name="655" style:family="paragraph" style:name="P478">
      <style:paragraph-properties fo:line-height="14.15pt" fo:text-align="justify" fo:margin-top="0pt" fo:margin-bottom="0pt"/>
    </style:style>
    <style:style style:parent-style-name="655" style:family="paragraph" style:name="P479">
      <style:paragraph-properties fo:line-height="14.15pt" fo:text-align="justify" fo:margin-top="0pt" fo:margin-bottom="0pt"/>
    </style:style>
    <style:style style:parent-style-name="655" style:family="paragraph" style:name="P480">
      <style:paragraph-properties fo:line-height="14.15pt" fo:text-align="justify" fo:margin-top="0pt" fo:margin-bottom="0pt"/>
    </style:style>
    <style:style style:parent-style-name="655" style:family="paragraph" style:name="P481">
      <style:paragraph-properties fo:line-height="14.15pt" fo:text-align="justify" fo:margin-top="0pt" fo:margin-bottom="0pt"/>
    </style:style>
    <style:style style:parent-style-name="655" style:family="paragraph" style:name="P482">
      <style:paragraph-properties fo:line-height="14.15pt" fo:text-align="justify" fo:margin-top="0pt" fo:margin-bottom="0pt"/>
    </style:style>
    <style:style style:parent-style-name="655" style:family="paragraph" style:name="P483">
      <style:paragraph-properties fo:line-height="14.15pt" fo:text-align="justify" fo:margin-top="0pt" fo:margin-bottom="0pt"/>
    </style:style>
    <style:style style:parent-style-name="655" style:family="paragraph" style:name="P484">
      <style:paragraph-properties fo:line-height="14.15pt" fo:text-align="justify" fo:margin-top="0pt" fo:margin-bottom="0pt"/>
    </style:style>
    <style:style style:parent-style-name="655" style:family="paragraph" style:name="P485">
      <style:paragraph-properties fo:line-height="14.15pt" fo:text-align="justify" fo:margin-top="0pt" fo:margin-bottom="0pt"/>
    </style:style>
    <style:style style:parent-style-name="655" style:family="paragraph" style:name="P486">
      <style:paragraph-properties fo:line-height="14.15pt" fo:text-align="justify" fo:margin-top="0pt" fo:margin-bottom="0pt"/>
    </style:style>
    <style:style style:parent-style-name="655" style:family="paragraph" style:name="P487">
      <style:paragraph-properties fo:line-height="14.15pt" fo:text-align="justify" fo:margin-top="0pt" fo:margin-bottom="0pt"/>
    </style:style>
    <style:style style:parent-style-name="655" style:family="paragraph" style:name="P488">
      <style:paragraph-properties fo:line-height="14.15pt" fo:text-align="justify" fo:margin-top="0pt" fo:margin-bottom="0pt"/>
    </style:style>
    <style:style style:parent-style-name="655" style:family="paragraph" style:name="P489">
      <style:paragraph-properties fo:line-height="14.15pt" fo:text-align="justify" fo:margin-top="0pt" fo:margin-bottom="0pt"/>
    </style:style>
    <style:style style:parent-style-name="655" style:family="paragraph" style:name="P490">
      <style:paragraph-properties fo:line-height="14.15pt" fo:text-align="justify" fo:margin-top="0pt" fo:margin-bottom="0pt"/>
    </style:style>
    <style:style style:parent-style-name="655" style:family="paragraph" style:name="P491">
      <style:paragraph-properties fo:line-height="14.15pt" fo:text-align="justify" fo:margin-top="0pt" fo:margin-bottom="0pt"/>
    </style:style>
    <style:style style:parent-style-name="655" style:family="paragraph" style:name="P492">
      <style:paragraph-properties fo:line-height="14.15pt" fo:text-align="justify" fo:margin-top="0pt" fo:margin-bottom="0pt"/>
    </style:style>
    <style:style style:parent-style-name="655" style:family="paragraph" style:name="P493">
      <style:paragraph-properties fo:line-height="14.15pt" fo:text-align="justify" fo:margin-top="0pt" fo:margin-bottom="0pt"/>
    </style:style>
    <style:style style:parent-style-name="655" style:family="paragraph" style:name="P494">
      <style:paragraph-properties fo:line-height="14.15pt" fo:text-align="justify" fo:margin-top="0pt" fo:margin-bottom="0pt"/>
    </style:style>
    <style:style style:parent-style-name="655" style:family="paragraph" style:name="P495">
      <style:paragraph-properties fo:line-height="14.15pt" fo:text-align="justify" fo:margin-top="0pt" fo:margin-bottom="0pt"/>
    </style:style>
    <style:style style:parent-style-name="655" style:family="paragraph" style:name="P496">
      <style:paragraph-properties fo:line-height="14.15pt" fo:text-align="justify" fo:margin-top="0pt" fo:margin-bottom="0pt"/>
    </style:style>
    <style:style style:parent-style-name="655" style:family="paragraph" style:name="P497">
      <style:paragraph-properties fo:line-height="14.15pt" fo:text-align="justify" fo:margin-top="0pt" fo:margin-bottom="0pt"/>
    </style:style>
    <style:style style:parent-style-name="655" style:family="paragraph" style:name="P498">
      <style:paragraph-properties fo:line-height="14.15pt" fo:text-align="justify" fo:margin-top="0pt" fo:margin-bottom="0pt"/>
    </style:style>
    <style:style style:parent-style-name="655" style:family="paragraph" style:name="P499">
      <style:paragraph-properties fo:line-height="14.15pt" fo:text-align="justify" fo:margin-top="0pt" fo:margin-bottom="0pt"/>
    </style:style>
    <style:style style:parent-style-name="655" style:family="paragraph" style:name="P500">
      <style:paragraph-properties fo:line-height="14.15pt" fo:text-align="justify" fo:margin-top="0pt" fo:margin-bottom="0pt"/>
    </style:style>
    <style:style style:parent-style-name="655" style:family="paragraph" style:name="P501">
      <style:paragraph-properties fo:line-height="14.15pt" fo:text-align="justify" fo:margin-top="0pt" fo:margin-bottom="0pt"/>
    </style:style>
    <style:style style:parent-style-name="655" style:family="paragraph" style:name="P502">
      <style:paragraph-properties fo:line-height="14.15pt" fo:text-align="justify" fo:margin-top="0pt" fo:margin-bottom="0pt"/>
    </style:style>
    <style:style style:parent-style-name="655" style:family="paragraph" style:name="P503">
      <style:paragraph-properties fo:line-height="14.15pt" fo:text-align="justify" fo:margin-top="0pt" fo:margin-bottom="0pt"/>
    </style:style>
    <style:style style:parent-style-name="655" style:family="paragraph" style:name="P504">
      <style:paragraph-properties fo:line-height="14.15pt" fo:text-align="justify" fo:margin-top="0pt" fo:margin-bottom="0pt"/>
    </style:style>
    <style:style style:parent-style-name="655" style:family="paragraph" style:name="P505">
      <style:paragraph-properties fo:line-height="14.15pt" fo:text-align="justify" fo:margin-top="0pt" fo:margin-bottom="0pt"/>
    </style:style>
    <style:style style:parent-style-name="655" style:family="paragraph" style:name="P506">
      <style:paragraph-properties fo:line-height="14.15pt" fo:text-align="justify" fo:margin-top="0pt" fo:margin-bottom="0pt"/>
    </style:style>
    <style:style style:parent-style-name="655" style:family="paragraph" style:name="P507">
      <style:paragraph-properties fo:line-height="14.15pt" fo:text-align="justify" fo:margin-top="0pt" fo:margin-bottom="0pt"/>
    </style:style>
    <style:style style:parent-style-name="655" style:family="paragraph" style:name="P508">
      <style:paragraph-properties fo:line-height="14.15pt" fo:text-align="justify" fo:margin-top="0pt" fo:margin-bottom="0pt"/>
    </style:style>
    <style:style style:parent-style-name="655" style:family="paragraph" style:name="P509">
      <style:paragraph-properties fo:line-height="14.15pt" fo:text-align="justify" fo:margin-top="0pt" fo:margin-bottom="0pt"/>
    </style:style>
    <style:style style:parent-style-name="655" style:family="paragraph" style:name="P510">
      <style:paragraph-properties fo:line-height="14.15pt" fo:text-align="justify" fo:margin-top="0pt" fo:margin-bottom="0pt"/>
    </style:style>
    <style:style style:parent-style-name="655" style:family="paragraph" style:name="P511">
      <style:paragraph-properties fo:line-height="14.15pt" fo:text-align="justify" fo:margin-top="0pt" fo:margin-bottom="0pt"/>
    </style:style>
    <style:style style:parent-style-name="655" style:family="paragraph" style:name="P512">
      <style:paragraph-properties fo:line-height="14.15pt" fo:text-align="justify" fo:margin-top="0pt" fo:margin-bottom="0pt"/>
    </style:style>
    <style:style style:parent-style-name="655" style:family="paragraph" style:name="P513">
      <style:paragraph-properties fo:line-height="14.15pt" fo:text-align="justify" fo:margin-top="0pt" fo:margin-bottom="0pt"/>
    </style:style>
    <style:style style:parent-style-name="655" style:family="paragraph" style:name="P514">
      <style:paragraph-properties fo:line-height="14.15pt" fo:text-align="justify" fo:margin-top="0pt" fo:margin-bottom="0pt"/>
    </style:style>
    <style:style style:parent-style-name="655" style:family="paragraph" style:name="P515">
      <style:paragraph-properties fo:line-height="14.15pt" fo:text-align="justify" fo:margin-top="0pt" fo:margin-bottom="0pt"/>
    </style:style>
    <style:style style:parent-style-name="655" style:family="paragraph" style:name="P516">
      <style:paragraph-properties fo:line-height="14.15pt" fo:text-align="justify" fo:margin-top="0pt" fo:margin-bottom="0pt"/>
    </style:style>
    <style:style style:parent-style-name="655" style:family="paragraph" style:name="P517">
      <style:paragraph-properties fo:line-height="14.15pt" fo:text-align="justify" fo:margin-top="0pt" fo:margin-bottom="0pt"/>
    </style:style>
    <style:style style:parent-style-name="655" style:family="paragraph" style:name="P518">
      <style:paragraph-properties fo:line-height="14.15pt" fo:text-align="justify" fo:margin-top="0pt" fo:margin-bottom="0pt"/>
    </style:style>
    <style:style style:parent-style-name="655" style:family="paragraph" style:name="P519">
      <style:paragraph-properties fo:line-height="14.15pt" fo:text-align="justify" fo:margin-top="0pt" fo:margin-bottom="0pt"/>
    </style:style>
    <style:style style:parent-style-name="655" style:family="paragraph" style:name="P520">
      <style:paragraph-properties fo:line-height="14.15pt" fo:text-align="justify" fo:margin-top="0pt" fo:margin-bottom="0pt"/>
    </style:style>
    <style:style style:parent-style-name="655" style:family="paragraph" style:name="P521">
      <style:paragraph-properties fo:line-height="14.15pt" fo:text-align="justify" fo:margin-top="0pt" fo:margin-bottom="0pt"/>
    </style:style>
    <style:style style:parent-style-name="655" style:family="paragraph" style:name="P522">
      <style:paragraph-properties fo:line-height="14.15pt" fo:text-align="justify" fo:margin-top="0pt" fo:margin-bottom="0pt"/>
    </style:style>
    <style:style style:parent-style-name="655" style:family="paragraph" style:name="P523">
      <style:paragraph-properties fo:line-height="14.15pt" fo:text-align="justify" fo:margin-top="0pt" fo:margin-bottom="0pt"/>
    </style:style>
    <style:style style:parent-style-name="655" style:family="paragraph" style:name="P524">
      <style:paragraph-properties fo:line-height="14.15pt" fo:text-align="justify" fo:margin-top="0pt" fo:margin-bottom="0pt"/>
    </style:style>
    <style:style style:parent-style-name="655" style:family="paragraph" style:name="P525">
      <style:paragraph-properties fo:line-height="14.15pt" fo:text-align="justify" fo:margin-top="0pt" fo:margin-bottom="0pt"/>
    </style:style>
    <style:style style:parent-style-name="655" style:family="paragraph" style:name="P526">
      <style:paragraph-properties fo:line-height="14.15pt" fo:text-align="justify" fo:margin-top="0pt" fo:margin-bottom="0pt"/>
    </style:style>
    <style:style style:parent-style-name="655" style:family="paragraph" style:name="P527">
      <style:paragraph-properties fo:line-height="14.15pt" fo:text-align="justify" fo:margin-top="0pt" fo:margin-bottom="0pt"/>
    </style:style>
    <style:style style:parent-style-name="655" style:family="paragraph" style:name="P528">
      <style:paragraph-properties fo:line-height="14.15pt" fo:text-align="justify" fo:margin-top="0pt" fo:margin-bottom="0pt"/>
    </style:style>
    <style:style style:parent-style-name="655" style:family="paragraph" style:name="P529">
      <style:paragraph-properties fo:line-height="14.15pt" fo:text-align="justify" fo:margin-top="0pt" fo:margin-bottom="0pt"/>
    </style:style>
    <style:style style:parent-style-name="655" style:family="paragraph" style:name="P530">
      <style:paragraph-properties fo:line-height="14.15pt" fo:text-align="justify" fo:margin-top="0pt" fo:margin-bottom="0pt"/>
    </style:style>
    <style:style style:parent-style-name="655" style:family="paragraph" style:name="P531">
      <style:paragraph-properties fo:line-height="14.15pt" fo:text-align="justify" fo:margin-top="0pt" fo:margin-bottom="0pt"/>
    </style:style>
    <style:style style:parent-style-name="655" style:family="paragraph" style:name="P532">
      <style:paragraph-properties fo:line-height="14.15pt" fo:text-align="justify" fo:margin-top="0pt" fo:margin-bottom="0pt"/>
    </style:style>
    <style:style style:parent-style-name="655" style:family="paragraph" style:name="P533">
      <style:paragraph-properties fo:line-height="14.15pt" fo:text-align="justify" fo:margin-top="0pt" fo:margin-bottom="0pt"/>
    </style:style>
    <style:style style:parent-style-name="655" style:family="paragraph" style:name="P534">
      <style:paragraph-properties fo:line-height="14.15pt" fo:text-align="justify" fo:margin-top="0pt" fo:margin-bottom="0pt"/>
    </style:style>
    <style:style style:parent-style-name="655" style:family="paragraph" style:name="P535">
      <style:paragraph-properties fo:line-height="14.15pt" fo:text-align="justify" fo:margin-top="0pt" fo:margin-bottom="0pt"/>
    </style:style>
    <style:style style:parent-style-name="655" style:family="paragraph" style:name="P536">
      <style:paragraph-properties fo:line-height="14.15pt" fo:text-align="justify" fo:margin-top="0pt" fo:margin-bottom="0pt"/>
    </style:style>
    <style:style style:parent-style-name="655" style:family="paragraph" style:name="P537">
      <style:paragraph-properties fo:line-height="14.15pt" fo:text-align="justify" fo:margin-top="0pt" fo:margin-bottom="0pt"/>
    </style:style>
    <style:style style:parent-style-name="655" style:family="paragraph" style:name="P538">
      <style:paragraph-properties fo:line-height="14.15pt" fo:text-align="justify" fo:margin-top="0pt" fo:margin-bottom="0pt"/>
    </style:style>
    <style:style style:parent-style-name="655" style:family="paragraph" style:name="P539">
      <style:paragraph-properties fo:line-height="14.15pt" fo:text-align="justify" fo:margin-top="0pt" fo:margin-bottom="0pt"/>
    </style:style>
    <style:style style:parent-style-name="655" style:family="paragraph" style:name="P540">
      <style:paragraph-properties fo:line-height="14.15pt" fo:text-align="justify" fo:margin-top="0pt" fo:margin-bottom="0pt"/>
    </style:style>
    <style:style style:parent-style-name="655" style:family="paragraph" style:name="P541">
      <style:paragraph-properties fo:line-height="14.15pt" fo:text-align="justify" fo:margin-top="0pt" fo:margin-bottom="0pt"/>
    </style:style>
    <style:style style:parent-style-name="655" style:family="paragraph" style:name="P542">
      <style:paragraph-properties fo:line-height="14.15pt" fo:text-align="justify" fo:margin-top="0pt" fo:margin-bottom="0pt"/>
    </style:style>
    <style:style style:parent-style-name="655" style:family="paragraph" style:name="P543">
      <style:paragraph-properties fo:line-height="14.15pt" fo:text-align="justify" fo:margin-top="0pt" fo:margin-bottom="0pt"/>
    </style:style>
    <style:style style:parent-style-name="655" style:family="paragraph" style:name="P544">
      <style:paragraph-properties fo:line-height="14.15pt" fo:text-align="justify" fo:margin-top="0pt" fo:margin-bottom="0pt"/>
    </style:style>
    <style:style style:parent-style-name="655" style:family="paragraph" style:name="P545">
      <style:paragraph-properties fo:line-height="14.15pt" fo:text-align="justify" fo:margin-top="0pt" fo:margin-bottom="0pt"/>
    </style:style>
    <style:style style:parent-style-name="655" style:family="paragraph" style:name="P546">
      <style:paragraph-properties fo:line-height="14.15pt" fo:text-align="justify" fo:margin-top="0pt" fo:margin-bottom="0pt"/>
    </style:style>
    <style:style style:parent-style-name="655" style:family="paragraph" style:name="P547">
      <style:paragraph-properties fo:line-height="14.15pt" fo:text-align="justify" fo:margin-top="0pt" fo:margin-bottom="0pt"/>
    </style:style>
    <style:style style:parent-style-name="655" style:family="paragraph" style:name="P548">
      <style:paragraph-properties fo:line-height="14.15pt" fo:text-align="justify" fo:margin-top="0pt" fo:margin-bottom="0pt"/>
    </style:style>
    <style:style style:parent-style-name="655" style:family="paragraph" style:name="P549">
      <style:paragraph-properties fo:line-height="14.15pt" fo:text-align="justify" fo:margin-top="0pt" fo:margin-bottom="0pt"/>
    </style:style>
    <style:style style:parent-style-name="655" style:family="paragraph" style:name="P550">
      <style:paragraph-properties fo:line-height="14.15pt" fo:text-align="justify" fo:margin-top="0pt" fo:margin-bottom="0pt"/>
    </style:style>
    <style:style style:parent-style-name="655" style:family="paragraph" style:name="P551">
      <style:paragraph-properties fo:line-height="14.15pt" fo:text-align="justify" fo:margin-top="0pt" fo:margin-bottom="0pt"/>
    </style:style>
    <style:style style:parent-style-name="655" style:family="paragraph" style:name="P552">
      <style:paragraph-properties fo:line-height="14.15pt" fo:text-align="justify" fo:margin-top="0pt" fo:margin-bottom="0pt"/>
    </style:style>
    <style:style style:parent-style-name="655" style:family="paragraph" style:name="P553">
      <style:paragraph-properties fo:line-height="14.15pt" fo:text-align="justify" fo:margin-top="0pt" fo:margin-bottom="0pt"/>
    </style:style>
    <style:style style:parent-style-name="655" style:family="paragraph" style:name="P554">
      <style:paragraph-properties fo:line-height="14.15pt" fo:text-align="justify" fo:margin-top="0pt" fo:margin-bottom="0pt"/>
    </style:style>
    <style:style style:parent-style-name="655" style:family="paragraph" style:name="P555">
      <style:paragraph-properties fo:line-height="14.15pt" fo:text-align="justify" fo:margin-top="0pt" fo:margin-bottom="0pt"/>
    </style:style>
    <style:style style:parent-style-name="655" style:family="paragraph" style:name="P556">
      <style:paragraph-properties fo:line-height="14.15pt" fo:text-align="justify" fo:margin-top="0pt" fo:margin-bottom="0pt"/>
    </style:style>
    <style:style style:parent-style-name="655" style:family="paragraph" style:name="P557">
      <style:paragraph-properties fo:line-height="14.15pt" fo:text-align="justify" fo:margin-top="0pt" fo:margin-bottom="0pt"/>
    </style:style>
    <style:style style:parent-style-name="655" style:family="paragraph" style:name="P558">
      <style:paragraph-properties fo:line-height="14.15pt" fo:text-align="justify" fo:margin-top="0pt" fo:margin-bottom="0pt"/>
    </style:style>
    <style:style style:parent-style-name="655" style:family="paragraph" style:name="P559">
      <style:paragraph-properties fo:line-height="14.15pt" fo:text-align="justify" fo:margin-top="0pt" fo:margin-bottom="0pt"/>
    </style:style>
    <style:style style:parent-style-name="655" style:family="paragraph" style:name="P560">
      <style:paragraph-properties fo:line-height="14.15pt" fo:text-align="justify" fo:margin-top="0pt" fo:margin-bottom="0pt"/>
    </style:style>
    <style:style style:parent-style-name="655" style:family="paragraph" style:name="P561">
      <style:paragraph-properties fo:line-height="14.15pt" fo:text-align="justify" fo:margin-top="0pt" fo:margin-bottom="0pt"/>
    </style:style>
    <style:style style:parent-style-name="655" style:family="paragraph" style:name="P562">
      <style:paragraph-properties fo:line-height="14.15pt" fo:text-align="justify" fo:margin-top="0pt" fo:margin-bottom="0pt"/>
    </style:style>
    <style:style style:parent-style-name="655" style:family="paragraph" style:name="P563">
      <style:paragraph-properties fo:line-height="14.15pt" fo:text-align="justify" fo:margin-top="0pt" fo:margin-bottom="0pt"/>
    </style:style>
    <style:style style:parent-style-name="655" style:family="paragraph" style:name="P564">
      <style:paragraph-properties fo:line-height="14.15pt" fo:text-align="justify" fo:margin-top="0pt" fo:margin-bottom="0pt"/>
    </style:style>
    <style:style style:parent-style-name="655" style:family="paragraph" style:name="P565">
      <style:paragraph-properties fo:line-height="14.15pt" fo:text-align="justify" fo:margin-top="0pt" fo:margin-bottom="0pt"/>
    </style:style>
    <style:style style:parent-style-name="655" style:family="paragraph" style:name="P566">
      <style:paragraph-properties fo:line-height="14.15pt" fo:text-align="justify" fo:margin-top="0pt" fo:margin-bottom="0pt"/>
    </style:style>
    <style:style style:parent-style-name="655" style:family="paragraph" style:name="P567">
      <style:paragraph-properties fo:line-height="14.15pt" fo:text-align="justify" fo:margin-top="0pt" fo:margin-bottom="0pt"/>
    </style:style>
    <style:style style:parent-style-name="655" style:family="paragraph" style:name="P568">
      <style:paragraph-properties fo:line-height="14.15pt" fo:text-align="justify" fo:margin-top="0pt" fo:margin-bottom="0pt"/>
    </style:style>
    <style:style style:parent-style-name="655" style:family="paragraph" style:name="P569">
      <style:paragraph-properties fo:line-height="14.15pt" fo:text-align="justify" fo:margin-top="0pt" fo:margin-bottom="0pt"/>
    </style:style>
    <style:style style:parent-style-name="655" style:family="paragraph" style:name="P570">
      <style:paragraph-properties fo:line-height="14.15pt" fo:text-align="justify" fo:margin-top="0pt" fo:margin-bottom="0pt"/>
    </style:style>
    <style:style style:parent-style-name="655" style:family="paragraph" style:name="P571">
      <style:paragraph-properties fo:line-height="14.15pt" fo:text-align="justify" fo:margin-top="0pt" fo:margin-bottom="0pt"/>
    </style:style>
    <style:style style:parent-style-name="655" style:family="paragraph" style:name="P572">
      <style:paragraph-properties fo:line-height="14.15pt" fo:text-align="justify" fo:margin-top="0pt" fo:margin-bottom="0pt"/>
    </style:style>
    <style:style style:parent-style-name="655" style:family="paragraph" style:name="P573">
      <style:paragraph-properties fo:line-height="14.15pt" fo:text-align="justify" fo:margin-top="0pt" fo:margin-bottom="0pt"/>
    </style:style>
    <style:style style:parent-style-name="655" style:family="paragraph" style:name="P574">
      <style:paragraph-properties fo:line-height="14.15pt" fo:text-align="justify" fo:margin-top="0pt" fo:margin-bottom="0pt"/>
    </style:style>
    <style:style style:parent-style-name="655" style:family="paragraph" style:name="P575">
      <style:paragraph-properties fo:line-height="14.15pt" fo:text-align="justify" fo:margin-top="0pt" fo:margin-bottom="0pt"/>
    </style:style>
    <style:style style:parent-style-name="655" style:family="paragraph" style:name="P576">
      <style:paragraph-properties fo:line-height="14.15pt" fo:text-align="justify" fo:margin-top="0pt" fo:margin-bottom="0pt"/>
    </style:style>
    <style:style style:parent-style-name="655" style:family="paragraph" style:name="P577">
      <style:paragraph-properties fo:line-height="14.15pt" fo:text-align="justify" fo:margin-top="0pt" fo:margin-bottom="0pt"/>
    </style:style>
    <style:style style:parent-style-name="655" style:family="paragraph" style:name="P578">
      <style:paragraph-properties fo:line-height="14.15pt" fo:text-align="justify" fo:margin-top="0pt" fo:margin-bottom="0pt"/>
    </style:style>
    <style:style style:parent-style-name="655" style:family="paragraph" style:name="P579">
      <style:paragraph-properties fo:line-height="14.15pt" fo:text-align="justify" fo:margin-top="0pt" fo:margin-bottom="0pt"/>
    </style:style>
    <style:style style:parent-style-name="655" style:family="paragraph" style:name="P580">
      <style:paragraph-properties fo:line-height="14.15pt" fo:text-align="justify" fo:margin-top="0pt" fo:margin-bottom="0pt"/>
    </style:style>
    <style:style style:parent-style-name="655" style:family="paragraph" style:name="P581">
      <style:paragraph-properties fo:line-height="14.15pt" fo:text-align="justify" fo:margin-top="0pt" fo:margin-bottom="0pt"/>
    </style:style>
    <style:style style:parent-style-name="655" style:family="paragraph" style:name="P582">
      <style:paragraph-properties fo:line-height="14.15pt" fo:text-align="justify" fo:margin-top="0pt" fo:margin-bottom="0pt"/>
    </style:style>
    <style:style style:parent-style-name="655" style:family="paragraph" style:name="P583">
      <style:paragraph-properties fo:line-height="14.15pt" fo:text-align="justify" fo:margin-top="0pt" fo:margin-bottom="0pt"/>
    </style:style>
    <style:style style:parent-style-name="655" style:family="paragraph" style:name="P584">
      <style:paragraph-properties fo:line-height="14.15pt" fo:text-align="justify" fo:margin-top="0pt" fo:margin-bottom="0pt"/>
    </style:style>
    <style:style style:parent-style-name="655" style:family="paragraph" style:name="P585">
      <style:paragraph-properties fo:line-height="14.15pt" fo:text-align="justify" fo:margin-top="0pt" fo:margin-bottom="0pt"/>
    </style:style>
    <style:style style:parent-style-name="655" style:family="paragraph" style:name="P586">
      <style:paragraph-properties fo:line-height="14.15pt" fo:text-align="justify" fo:margin-top="0pt" fo:margin-bottom="0pt"/>
    </style:style>
    <style:style style:parent-style-name="655" style:family="paragraph" style:name="P587">
      <style:paragraph-properties fo:line-height="14.15pt" fo:text-align="justify" fo:margin-top="0pt" fo:margin-bottom="0pt"/>
    </style:style>
    <style:style style:parent-style-name="655" style:family="paragraph" style:name="P588">
      <style:paragraph-properties fo:line-height="14.15pt" fo:text-align="justify" fo:margin-top="0pt" fo:margin-bottom="0pt"/>
    </style:style>
    <style:style style:parent-style-name="655" style:family="paragraph" style:name="P589">
      <style:paragraph-properties fo:line-height="14.15pt" fo:text-align="justify" fo:margin-top="0pt" fo:margin-bottom="0pt"/>
    </style:style>
    <style:style style:parent-style-name="655" style:family="paragraph" style:name="P590">
      <style:paragraph-properties fo:line-height="14.15pt" fo:text-align="justify" fo:margin-top="0pt" fo:margin-bottom="0pt"/>
    </style:style>
    <style:style style:parent-style-name="655" style:family="paragraph" style:name="P591">
      <style:paragraph-properties fo:line-height="14.15pt" fo:text-align="justify" fo:margin-top="0pt" fo:margin-bottom="0pt"/>
    </style:style>
    <style:style style:parent-style-name="655" style:family="paragraph" style:name="P592">
      <style:paragraph-properties fo:line-height="14.15pt" fo:text-align="justify" fo:margin-top="0pt" fo:margin-bottom="0pt"/>
    </style:style>
    <style:style style:parent-style-name="655" style:family="paragraph" style:name="P593">
      <style:paragraph-properties fo:line-height="14.15pt" fo:text-align="justify" fo:margin-top="0pt" fo:margin-bottom="0pt"/>
    </style:style>
    <style:style style:parent-style-name="655" style:family="paragraph" style:name="P594">
      <style:paragraph-properties fo:line-height="14.15pt" fo:text-align="justify" fo:margin-top="0pt" fo:margin-bottom="0pt"/>
    </style:style>
    <style:style style:parent-style-name="655" style:family="paragraph" style:name="P595">
      <style:paragraph-properties fo:line-height="14.15pt" fo:text-align="justify" fo:margin-top="0pt" fo:margin-bottom="0pt"/>
    </style:style>
    <style:style style:parent-style-name="655" style:family="paragraph" style:name="P596">
      <style:paragraph-properties fo:line-height="14.15pt" fo:text-align="justify" fo:margin-top="0pt" fo:margin-bottom="0pt"/>
    </style:style>
    <style:style style:parent-style-name="655" style:family="paragraph" style:name="P597">
      <style:paragraph-properties fo:line-height="14.15pt" fo:text-align="justify" fo:margin-top="0pt" fo:margin-bottom="0pt"/>
    </style:style>
    <style:style style:parent-style-name="655" style:family="paragraph" style:name="P598">
      <style:paragraph-properties fo:line-height="14.15pt" fo:text-align="justify" fo:margin-top="0pt" fo:margin-bottom="0pt"/>
    </style:style>
    <style:style style:parent-style-name="655" style:family="paragraph" style:name="P599">
      <style:paragraph-properties fo:line-height="14.15pt" fo:text-align="justify" fo:margin-top="0pt" fo:margin-bottom="0pt"/>
    </style:style>
    <style:style style:parent-style-name="655" style:family="paragraph" style:name="P600">
      <style:paragraph-properties fo:line-height="14.15pt" fo:text-align="justify" fo:margin-top="0pt" fo:margin-bottom="0pt"/>
    </style:style>
    <style:style style:parent-style-name="655" style:family="paragraph" style:name="P601">
      <style:paragraph-properties fo:line-height="14.15pt" fo:text-align="justify" fo:margin-top="0pt" fo:margin-bottom="0pt"/>
    </style:style>
    <style:style style:parent-style-name="655" style:family="paragraph" style:name="P602">
      <style:paragraph-properties fo:line-height="14.15pt" fo:text-align="justify" fo:margin-top="0pt" fo:margin-bottom="0pt"/>
    </style:style>
    <style:style style:parent-style-name="655" style:family="paragraph" style:name="P603">
      <style:paragraph-properties fo:line-height="14.15pt" fo:text-align="justify" fo:margin-top="0pt" fo:margin-bottom="0pt"/>
    </style:style>
    <style:style style:parent-style-name="655" style:family="paragraph" style:name="P604">
      <style:paragraph-properties fo:line-height="14.15pt" fo:text-align="justify" fo:margin-top="0pt" fo:margin-bottom="0pt"/>
    </style:style>
    <style:style style:parent-style-name="655" style:family="paragraph" style:name="P605">
      <style:paragraph-properties fo:line-height="14.15pt" fo:text-align="justify" fo:margin-top="0pt" fo:margin-bottom="0pt"/>
    </style:style>
    <style:style style:parent-style-name="655" style:family="paragraph" style:name="P606">
      <style:paragraph-properties fo:line-height="14.15pt" fo:text-align="justify" fo:margin-top="0pt" fo:margin-bottom="0pt"/>
    </style:style>
    <style:style style:parent-style-name="655" style:family="paragraph" style:name="P607">
      <style:paragraph-properties fo:line-height="14.15pt" fo:text-align="justify" fo:margin-top="0pt" fo:margin-bottom="0pt"/>
    </style:style>
    <style:style style:parent-style-name="655" style:family="paragraph" style:name="P608">
      <style:paragraph-properties fo:line-height="14.15pt" fo:text-align="justify" fo:margin-top="0pt" fo:margin-bottom="0pt"/>
    </style:style>
    <style:style style:parent-style-name="655" style:family="paragraph" style:name="P609">
      <style:paragraph-properties fo:line-height="14.15pt" fo:text-align="justify" fo:margin-top="0pt" fo:margin-bottom="0pt"/>
    </style:style>
    <style:style style:parent-style-name="655" style:family="paragraph" style:name="P610">
      <style:paragraph-properties fo:line-height="14.15pt" fo:text-align="justify" fo:margin-top="0pt" fo:margin-bottom="0pt"/>
    </style:style>
    <style:style style:parent-style-name="655" style:family="paragraph" style:name="P611">
      <style:paragraph-properties fo:line-height="14.15pt" fo:text-align="justify" fo:margin-top="0pt" fo:margin-bottom="0pt"/>
    </style:style>
    <style:style style:parent-style-name="655" style:family="paragraph" style:name="P612">
      <style:paragraph-properties fo:line-height="14.15pt" fo:text-align="justify" fo:margin-top="0pt" fo:margin-bottom="0pt"/>
    </style:style>
    <style:style style:parent-style-name="655" style:family="paragraph" style:name="P613">
      <style:paragraph-properties fo:line-height="14.15pt" fo:text-align="justify" fo:margin-top="0pt" fo:margin-bottom="0pt"/>
    </style:style>
    <style:style style:parent-style-name="655" style:family="paragraph" style:name="P614">
      <style:paragraph-properties fo:line-height="14.15pt" fo:text-align="justify" fo:margin-top="0pt" fo:margin-bottom="0pt"/>
    </style:style>
    <style:style style:parent-style-name="655" style:family="paragraph" style:name="P615">
      <style:paragraph-properties fo:line-height="14.15pt" fo:text-align="justify" fo:margin-top="0pt" fo:margin-bottom="0pt"/>
    </style:style>
    <style:style style:parent-style-name="655" style:family="paragraph" style:name="P616">
      <style:paragraph-properties fo:line-height="14.15pt" fo:text-align="justify" fo:margin-top="0pt" fo:margin-bottom="0pt"/>
    </style:style>
    <style:style style:parent-style-name="655" style:family="paragraph" style:name="P617">
      <style:paragraph-properties fo:line-height="14.15pt" fo:text-align="justify" fo:margin-top="0pt" fo:margin-bottom="0pt"/>
    </style:style>
    <style:style style:parent-style-name="655" style:family="paragraph" style:name="P618">
      <style:paragraph-properties fo:line-height="14.15pt" fo:text-align="justify" fo:margin-top="0pt" fo:margin-bottom="0pt"/>
    </style:style>
    <style:style style:parent-style-name="655" style:family="paragraph" style:name="P619">
      <style:paragraph-properties fo:line-height="14.15pt" fo:text-align="justify" fo:margin-top="0pt" fo:margin-bottom="0pt"/>
    </style:style>
    <style:style style:parent-style-name="655" style:family="paragraph" style:name="P620">
      <style:paragraph-properties fo:line-height="14.15pt" fo:text-align="justify" fo:margin-top="0pt" fo:margin-bottom="0pt"/>
    </style:style>
    <style:style style:parent-style-name="655" style:family="paragraph" style:name="P621">
      <style:paragraph-properties fo:line-height="14.15pt" fo:text-align="justify" fo:margin-top="0pt" fo:margin-bottom="0pt"/>
    </style:style>
    <style:style style:parent-style-name="655" style:family="paragraph" style:name="P622">
      <style:paragraph-properties fo:line-height="14.15pt" fo:text-align="justify" fo:margin-top="0pt" fo:margin-bottom="0pt"/>
    </style:style>
    <style:style style:parent-style-name="655" style:family="paragraph" style:name="P623">
      <style:paragraph-properties fo:line-height="14.15pt" fo:text-align="justify" fo:margin-top="0pt" fo:margin-bottom="0pt"/>
    </style:style>
    <style:style style:parent-style-name="655" style:family="paragraph" style:name="P624">
      <style:paragraph-properties fo:line-height="14.15pt" fo:text-align="justify" fo:margin-top="0pt" fo:margin-bottom="0pt"/>
    </style:style>
    <style:style style:parent-style-name="655" style:family="paragraph" style:name="P625">
      <style:paragraph-properties fo:line-height="14.15pt" fo:text-align="justify" fo:margin-top="0pt" fo:margin-bottom="0pt"/>
    </style:style>
    <style:style style:parent-style-name="655" style:family="paragraph" style:name="P626">
      <style:paragraph-properties fo:line-height="14.15pt" fo:text-align="justify" fo:margin-top="0pt" fo:margin-bottom="0pt"/>
    </style:style>
    <style:style style:parent-style-name="655" style:family="paragraph" style:name="P627">
      <style:paragraph-properties fo:line-height="14.15pt" fo:text-align="justify" fo:margin-top="0pt" fo:margin-bottom="0pt"/>
    </style:style>
    <style:style style:parent-style-name="655" style:family="paragraph" style:name="P628">
      <style:paragraph-properties fo:line-height="14.15pt" fo:text-align="justify" fo:margin-top="0pt" fo:margin-bottom="0pt"/>
    </style:style>
    <style:style style:parent-style-name="655" style:family="paragraph" style:name="P629">
      <style:paragraph-properties fo:line-height="14.15pt" fo:text-align="justify" fo:margin-top="0pt" fo:margin-bottom="0pt"/>
    </style:style>
    <style:style style:parent-style-name="655" style:family="paragraph" style:name="P630">
      <style:paragraph-properties fo:line-height="14.15pt" fo:text-align="justify" fo:margin-top="0pt" fo:margin-bottom="0pt"/>
    </style:style>
    <style:style style:parent-style-name="655" style:family="paragraph" style:name="P631">
      <style:paragraph-properties fo:line-height="14.15pt" fo:text-align="justify" fo:margin-top="0pt" fo:margin-bottom="0pt"/>
    </style:style>
    <style:style style:parent-style-name="655" style:family="paragraph" style:name="P632">
      <style:paragraph-properties fo:line-height="14.15pt" fo:text-align="justify" fo:margin-top="0pt" fo:margin-bottom="0pt"/>
    </style:style>
    <style:style style:parent-style-name="655" style:family="paragraph" style:name="P633">
      <style:paragraph-properties fo:line-height="14.15pt" fo:text-align="justify" fo:margin-top="0pt" fo:margin-bottom="0pt"/>
    </style:style>
    <style:style style:parent-style-name="655" style:family="paragraph" style:name="P634">
      <style:paragraph-properties fo:line-height="14.15pt" fo:text-align="justify" fo:margin-top="0pt" fo:margin-bottom="0pt"/>
    </style:style>
    <style:style style:parent-style-name="655" style:family="paragraph" style:name="P635">
      <style:paragraph-properties fo:line-height="14.15pt" fo:text-align="justify" fo:margin-top="0pt" fo:margin-bottom="0pt"/>
    </style:style>
    <style:style style:parent-style-name="655" style:family="paragraph" style:name="P636">
      <style:paragraph-properties fo:line-height="14.15pt" fo:text-align="justify" fo:margin-top="0pt" fo:margin-bottom="0pt"/>
    </style:style>
    <style:style style:parent-style-name="655" style:family="paragraph" style:name="P637">
      <style:paragraph-properties fo:line-height="14.15pt" fo:text-align="justify" fo:margin-top="0pt" fo:margin-bottom="0pt"/>
    </style:style>
    <style:style style:parent-style-name="655" style:family="paragraph" style:name="P638">
      <style:paragraph-properties fo:line-height="14.15pt" fo:text-align="justify" fo:margin-top="0pt" fo:margin-bottom="0pt"/>
    </style:style>
    <style:style style:parent-style-name="655" style:family="paragraph" style:name="P639">
      <style:paragraph-properties fo:line-height="14.15pt" fo:text-align="justify" fo:margin-top="0pt" fo:margin-bottom="0pt"/>
    </style:style>
    <style:style style:parent-style-name="655" style:family="paragraph" style:name="P640">
      <style:paragraph-properties fo:line-height="14.15pt" fo:text-align="justify" fo:margin-top="0pt" fo:margin-bottom="0pt"/>
    </style:style>
    <style:style style:parent-style-name="655" style:family="paragraph" style:name="P641">
      <style:paragraph-properties fo:line-height="14.15pt" fo:text-align="justify" fo:margin-top="0pt" fo:margin-bottom="0pt"/>
    </style:style>
    <style:style style:parent-style-name="655" style:family="paragraph" style:name="P642">
      <style:paragraph-properties fo:line-height="14.15pt" fo:text-align="justify" fo:margin-top="0pt" fo:margin-bottom="0pt"/>
    </style:style>
    <style:style style:parent-style-name="655" style:family="paragraph" style:name="P643">
      <style:paragraph-properties fo:line-height="14.15pt" fo:text-align="justify" fo:margin-top="0pt" fo:margin-bottom="0pt"/>
    </style:style>
    <style:style style:parent-style-name="655" style:family="paragraph" style:name="P644">
      <style:paragraph-properties fo:line-height="14.15pt" fo:text-align="justify" fo:margin-top="0pt" fo:margin-bottom="0pt"/>
    </style:style>
    <style:style style:parent-style-name="655" style:family="paragraph" style:name="P645">
      <style:paragraph-properties fo:line-height="14.15pt" fo:text-align="justify" fo:margin-top="0pt" fo:margin-bottom="0pt"/>
    </style:style>
    <style:style style:parent-style-name="655" style:family="paragraph" style:name="P646">
      <style:paragraph-properties fo:line-height="14.15pt" fo:text-align="justify" fo:margin-top="0pt" fo:margin-bottom="0pt"/>
    </style:style>
    <style:style style:parent-style-name="655" style:family="paragraph" style:name="P647">
      <style:paragraph-properties fo:line-height="14.15pt" fo:text-align="justify" fo:margin-top="0pt" fo:margin-bottom="0pt"/>
    </style:style>
    <style:style style:parent-style-name="655" style:family="paragraph" style:name="P648">
      <style:paragraph-properties fo:line-height="14.15pt" fo:text-align="justify" fo:margin-top="0pt" fo:margin-bottom="0pt"/>
    </style:style>
    <style:style style:parent-style-name="655" style:family="paragraph" style:name="P649">
      <style:paragraph-properties fo:line-height="14.15pt" fo:text-align="justify" fo:margin-top="0pt" fo:margin-bottom="0pt"/>
    </style:style>
    <style:style style:parent-style-name="655" style:family="paragraph" style:name="P650">
      <style:paragraph-properties fo:line-height="14.15pt" fo:text-align="justify" fo:margin-top="0pt" fo:margin-bottom="0pt"/>
    </style:style>
    <style:style style:parent-style-name="655" style:family="paragraph" style:name="P651">
      <style:paragraph-properties fo:line-height="14.15pt" fo:text-align="justify" fo:margin-top="0pt" fo:margin-bottom="0pt"/>
    </style:style>
    <style:style style:parent-style-name="655" style:family="paragraph" style:name="P652">
      <style:paragraph-properties fo:line-height="14.15pt" fo:text-align="justify" fo:margin-top="0pt" fo:margin-bottom="0pt"/>
    </style:style>
    <style:style style:parent-style-name="655" style:family="paragraph" style:name="P653">
      <style:paragraph-properties fo:line-height="14.15pt" fo:text-align="justify" fo:margin-top="0pt" fo:margin-bottom="0pt"/>
    </style:style>
    <style:style style:parent-style-name="655" style:family="paragraph" style:name="P654">
      <style:paragraph-properties fo:line-height="14.15pt" fo:text-align="justify" fo:margin-top="0pt" fo:margin-bottom="0pt"/>
    </style:style>
    <style:style style:parent-style-name="655" style:family="paragraph" style:name="P655">
      <style:paragraph-properties fo:line-height="14.15pt" fo:text-align="justify" fo:margin-top="0pt" fo:margin-bottom="0pt"/>
    </style:style>
    <style:style style:parent-style-name="655" style:family="paragraph" style:name="P656">
      <style:paragraph-properties fo:line-height="14.15pt" fo:text-align="justify" fo:margin-top="0pt" fo:margin-bottom="0pt"/>
    </style:style>
    <style:style style:parent-style-name="655" style:family="paragraph" style:name="P657">
      <style:paragraph-properties fo:line-height="14.15pt" fo:text-align="justify" fo:margin-top="0pt" fo:margin-bottom="0pt"/>
    </style:style>
    <style:style style:parent-style-name="655" style:family="paragraph" style:name="P658">
      <style:paragraph-properties fo:line-height="14.15pt" fo:text-align="justify" fo:margin-top="0pt" fo:margin-bottom="0pt"/>
    </style:style>
    <style:style style:parent-style-name="655" style:family="paragraph" style:name="P659">
      <style:paragraph-properties fo:line-height="14.15pt" fo:text-align="justify" fo:margin-top="0pt" fo:margin-bottom="0pt"/>
    </style:style>
    <style:style style:parent-style-name="655" style:family="paragraph" style:name="P660">
      <style:paragraph-properties fo:line-height="14.15pt" fo:text-align="justify" fo:margin-top="0pt" fo:margin-bottom="0pt"/>
    </style:style>
    <style:style style:parent-style-name="655" style:family="paragraph" style:name="P661">
      <style:paragraph-properties fo:line-height="14.15pt" fo:text-align="justify" fo:margin-top="0pt" fo:margin-bottom="0pt"/>
    </style:style>
    <style:style style:parent-style-name="655" style:family="paragraph" style:name="P662">
      <style:paragraph-properties fo:line-height="14.15pt" fo:text-align="justify" fo:margin-top="0pt" fo:margin-bottom="0pt"/>
    </style:style>
    <style:style style:parent-style-name="655" style:family="paragraph" style:name="P663">
      <style:paragraph-properties fo:line-height="14.15pt" fo:text-align="justify" fo:margin-top="0pt" fo:margin-bottom="0pt"/>
    </style:style>
    <style:style style:parent-style-name="655" style:family="paragraph" style:name="P664">
      <style:paragraph-properties fo:line-height="14.15pt" fo:text-align="justify" fo:margin-top="0pt" fo:margin-bottom="0pt"/>
    </style:style>
    <style:style style:parent-style-name="655" style:family="paragraph" style:name="P665">
      <style:paragraph-properties fo:line-height="14.15pt" fo:text-align="justify" fo:margin-top="0pt" fo:margin-bottom="0pt"/>
    </style:style>
    <style:style style:parent-style-name="655" style:family="paragraph" style:name="P666">
      <style:paragraph-properties fo:line-height="14.15pt" fo:text-align="justify" fo:margin-top="0pt" fo:margin-bottom="0pt"/>
    </style:style>
    <style:style style:parent-style-name="655" style:family="paragraph" style:name="P667">
      <style:paragraph-properties fo:line-height="14.15pt" fo:text-align="justify" fo:margin-top="0pt" fo:margin-bottom="0pt"/>
    </style:style>
    <style:style style:parent-style-name="655" style:family="paragraph" style:name="P668">
      <style:paragraph-properties fo:line-height="14.15pt" fo:text-align="justify" fo:margin-top="0pt" fo:margin-bottom="0pt"/>
    </style:style>
    <style:style style:parent-style-name="655" style:family="paragraph" style:name="P669">
      <style:paragraph-properties fo:line-height="14.15pt" fo:text-align="justify" fo:margin-top="0pt" fo:margin-bottom="0pt"/>
    </style:style>
    <style:style style:parent-style-name="655" style:family="paragraph" style:name="P670">
      <style:paragraph-properties fo:line-height="14.15pt" fo:text-align="justify" fo:margin-top="0pt" fo:margin-bottom="0pt"/>
    </style:style>
    <style:style style:parent-style-name="655" style:family="paragraph" style:name="P671">
      <style:paragraph-properties fo:line-height="14.15pt" fo:text-align="justify" fo:margin-top="0pt" fo:margin-bottom="0pt"/>
    </style:style>
    <style:style style:parent-style-name="655" style:family="paragraph" style:name="P672">
      <style:paragraph-properties fo:line-height="14.15pt" fo:text-align="justify" fo:margin-top="0pt" fo:margin-bottom="0pt"/>
    </style:style>
    <style:style style:parent-style-name="655" style:family="paragraph" style:name="P673">
      <style:paragraph-properties fo:line-height="14.15pt" fo:text-align="justify" fo:margin-top="0pt" fo:margin-bottom="0pt"/>
    </style:style>
    <style:style style:parent-style-name="655" style:family="paragraph" style:name="P674">
      <style:paragraph-properties fo:line-height="14.15pt" fo:text-align="justify" fo:margin-top="0pt" fo:margin-bottom="0pt"/>
    </style:style>
    <style:style style:parent-style-name="655" style:family="paragraph" style:name="P675">
      <style:paragraph-properties fo:line-height="14.15pt" fo:text-align="justify" fo:margin-top="0pt" fo:margin-bottom="0pt"/>
    </style:style>
    <style:style style:parent-style-name="655" style:family="paragraph" style:name="P676">
      <style:paragraph-properties fo:line-height="14.15pt" fo:text-align="justify" fo:margin-top="0pt" fo:margin-bottom="0pt"/>
    </style:style>
    <style:style style:parent-style-name="655" style:family="paragraph" style:name="P677">
      <style:paragraph-properties fo:line-height="14.15pt" fo:text-align="justify" fo:margin-top="0pt" fo:margin-bottom="0pt"/>
    </style:style>
    <style:style style:parent-style-name="655" style:family="paragraph" style:name="P678">
      <style:paragraph-properties fo:line-height="14.15pt" fo:text-align="justify" fo:margin-top="0pt" fo:margin-bottom="0pt"/>
    </style:style>
    <style:style style:parent-style-name="655" style:family="paragraph" style:name="P679">
      <style:paragraph-properties fo:line-height="14.15pt" fo:text-align="justify" fo:margin-top="0pt" fo:margin-bottom="0pt"/>
    </style:style>
    <style:style style:parent-style-name="655" style:family="paragraph" style:name="P680">
      <style:paragraph-properties fo:line-height="14.15pt" fo:text-align="justify" fo:margin-top="0pt" fo:margin-bottom="0pt"/>
    </style:style>
    <style:style style:parent-style-name="655" style:family="paragraph" style:name="P681">
      <style:paragraph-properties fo:line-height="14.15pt" fo:text-align="justify" fo:margin-top="0pt" fo:margin-bottom="0pt"/>
    </style:style>
    <style:style style:parent-style-name="655" style:family="paragraph" style:name="P682">
      <style:paragraph-properties fo:line-height="14.15pt" fo:text-align="justify" fo:margin-top="0pt" fo:margin-bottom="0pt"/>
    </style:style>
    <style:style style:parent-style-name="655" style:family="paragraph" style:name="P683">
      <style:paragraph-properties fo:line-height="14.15pt" fo:text-align="justify" fo:margin-top="0pt" fo:margin-bottom="0pt"/>
    </style:style>
    <style:style style:parent-style-name="655" style:family="paragraph" style:name="P684">
      <style:paragraph-properties fo:line-height="14.15pt" fo:text-align="justify" fo:margin-top="0pt" fo:margin-bottom="0pt"/>
    </style:style>
    <style:style style:parent-style-name="655" style:family="paragraph" style:name="P685">
      <style:paragraph-properties fo:line-height="14.15pt" fo:text-align="justify" fo:margin-top="0pt" fo:margin-bottom="0pt"/>
    </style:style>
    <style:style style:parent-style-name="655" style:family="paragraph" style:name="P686">
      <style:paragraph-properties fo:line-height="14.15pt" fo:text-align="justify" fo:margin-top="0pt" fo:margin-bottom="0pt"/>
    </style:style>
    <style:style style:parent-style-name="655" style:family="paragraph" style:name="P687">
      <style:paragraph-properties fo:line-height="14.15pt" fo:text-align="justify" fo:margin-top="0pt" fo:margin-bottom="0pt"/>
    </style:style>
    <style:style style:parent-style-name="655" style:family="paragraph" style:name="P688">
      <style:paragraph-properties fo:line-height="14.15pt" fo:text-align="justify" fo:margin-top="0pt" fo:margin-bottom="0pt"/>
    </style:style>
    <style:style style:parent-style-name="655" style:family="paragraph" style:name="P689">
      <style:paragraph-properties fo:line-height="14.15pt" fo:text-align="justify" fo:margin-top="0pt" fo:margin-bottom="0pt"/>
    </style:style>
    <style:style style:parent-style-name="655" style:family="paragraph" style:name="P690">
      <style:paragraph-properties fo:line-height="14.15pt" fo:text-align="justify" fo:margin-top="0pt" fo:margin-bottom="0pt"/>
    </style:style>
    <style:style style:parent-style-name="655" style:family="paragraph" style:name="P691">
      <style:paragraph-properties fo:line-height="14.15pt" fo:text-align="justify" fo:margin-top="0pt" fo:margin-bottom="0pt"/>
    </style:style>
    <style:style style:parent-style-name="655" style:family="paragraph" style:name="P692">
      <style:paragraph-properties fo:line-height="14.15pt" fo:text-align="justify" fo:margin-top="0pt" fo:margin-bottom="0pt"/>
    </style:style>
    <style:style style:parent-style-name="655" style:family="paragraph" style:name="P693">
      <style:paragraph-properties fo:line-height="14.15pt" fo:text-align="justify" fo:margin-top="0pt" fo:margin-bottom="0pt"/>
    </style:style>
    <style:style style:parent-style-name="655" style:family="paragraph" style:name="P694">
      <style:paragraph-properties fo:line-height="14.15pt" fo:text-align="justify" fo:margin-top="0pt" fo:margin-bottom="0pt"/>
    </style:style>
    <style:style style:parent-style-name="655" style:family="paragraph" style:name="P695">
      <style:paragraph-properties fo:line-height="14.15pt" fo:text-align="justify" fo:margin-top="0pt" fo:margin-bottom="0pt"/>
    </style:style>
    <style:style style:parent-style-name="655" style:family="paragraph" style:name="P696">
      <style:paragraph-properties fo:line-height="14.15pt" fo:text-align="justify" fo:margin-top="0pt" fo:margin-bottom="0pt"/>
    </style:style>
    <style:style style:parent-style-name="655" style:family="paragraph" style:name="P697">
      <style:paragraph-properties fo:line-height="14.15pt" fo:text-align="justify" fo:margin-top="0pt" fo:margin-bottom="0pt"/>
    </style:style>
    <style:style style:parent-style-name="655" style:family="paragraph" style:name="P698">
      <style:paragraph-properties fo:line-height="14.15pt" fo:text-align="justify" fo:margin-top="0pt" fo:margin-bottom="0pt"/>
    </style:style>
    <style:style style:parent-style-name="655" style:family="paragraph" style:name="P699">
      <style:paragraph-properties fo:line-height="14.15pt" fo:text-align="justify" fo:margin-top="0pt" fo:margin-bottom="0pt"/>
    </style:style>
    <style:style style:parent-style-name="655" style:family="paragraph" style:name="P700">
      <style:paragraph-properties fo:line-height="14.15pt" fo:text-align="justify" fo:margin-top="0pt" fo:margin-bottom="0pt"/>
    </style:style>
    <style:style style:parent-style-name="655" style:family="paragraph" style:name="P701">
      <style:paragraph-properties fo:line-height="14.15pt" fo:text-align="justify" fo:margin-top="0pt" fo:margin-bottom="0pt"/>
    </style:style>
    <style:style style:parent-style-name="655" style:family="paragraph" style:name="P702">
      <style:paragraph-properties fo:line-height="14.15pt" fo:text-align="justify" fo:margin-top="0pt" fo:margin-bottom="0pt"/>
    </style:style>
    <style:style style:parent-style-name="655" style:family="paragraph" style:name="P703">
      <style:paragraph-properties fo:line-height="14.15pt" fo:text-align="justify" fo:margin-top="0pt" fo:margin-bottom="0pt"/>
    </style:style>
    <style:style style:parent-style-name="655" style:family="paragraph" style:name="P704">
      <style:paragraph-properties fo:line-height="14.15pt" fo:text-align="justify" fo:margin-top="0pt" fo:margin-bottom="0pt"/>
    </style:style>
    <style:style style:parent-style-name="655" style:family="paragraph" style:name="P705">
      <style:paragraph-properties fo:line-height="14.15pt" fo:text-align="justify" fo:margin-top="0pt" fo:margin-bottom="0pt"/>
    </style:style>
    <style:style style:parent-style-name="655" style:family="paragraph" style:name="P706">
      <style:paragraph-properties fo:line-height="14.15pt" fo:text-align="justify" fo:margin-top="0pt" fo:margin-bottom="0pt"/>
    </style:style>
    <style:style style:parent-style-name="655" style:family="paragraph" style:name="P707">
      <style:paragraph-properties fo:line-height="14.15pt" fo:text-align="justify" fo:margin-top="0pt" fo:margin-bottom="0pt"/>
    </style:style>
    <style:style style:parent-style-name="655" style:family="paragraph" style:name="P708">
      <style:paragraph-properties fo:line-height="14.15pt" fo:text-align="justify" fo:margin-top="0pt" fo:margin-bottom="0pt"/>
    </style:style>
    <style:style style:parent-style-name="655" style:family="paragraph" style:name="P709">
      <style:paragraph-properties fo:line-height="14.15pt" fo:text-align="justify" fo:margin-top="0pt" fo:margin-bottom="0pt"/>
    </style:style>
    <style:style style:parent-style-name="655" style:family="paragraph" style:name="P710">
      <style:paragraph-properties fo:line-height="14.15pt" fo:text-align="justify" fo:margin-left="0cm" fo:margin-right="0cm" fo:text-indent="0.7409cm" fo:margin-top="0pt" fo:margin-bottom="0pt"/>
    </style:style>
    <style:style style:family="text" style:name="T521">
      <style:text-properties fo:font-variant="normal" fo:text-transform="none" fo:color="#000000" style:text-line-through-type="none" fo:font-family="Liberation Serif" style:font-family-complex="Liberation Serif" fo:font-size="14pt" fo:font-style="normal" style:text-underline-type="none" style:text-underline-width="auto" fo:font-weight="normal"/>
    </style:style>
    <style:style style:parent-style-name="655" style:family="paragraph" style:name="P711">
      <style:paragraph-properties/>
    </style:style>
    <style:style style:family="text" style:name="T522">
      <style:text-properties fo:font-family="Liberation Serif" style:font-family-complex="Liberation Serif" fo:font-size="14pt"/>
    </style:style>
    <style:style style:parent-style-name="655" style:family="paragraph" style:name="P712">
      <style:paragraph-properties/>
    </style:style>
    <style:style style:family="text" style:name="T523">
      <style:text-properties fo:font-family="Liberation Serif" style:font-family-complex="Liberation Serif" fo:font-size="14pt" fo:font-weight="bold"/>
    </style:style>
    <style:style style:family="text" style:name="T524">
      <style:text-properties fo:font-family="Liberation Serif" style:font-family-complex="Liberation Serif" fo:font-size="14pt"/>
    </style:style>
    <style:style style:family="text" style:name="T525">
      <style:text-properties fo:font-family="Liberation Serif" style:font-family-complex="Liberation Serif" fo:font-size="14pt"/>
    </style:style>
    <style:style style:family="text" style:name="T526">
      <style:text-properties fo:font-family="Liberation Serif" style:font-family-complex="Liberation Serif" fo:font-size="14pt"/>
    </style:style>
    <style:style style:parent-style-name="655" style:family="paragraph" style:name="P713">
      <style:text-properties/>
      <style:paragraph-properties fo:text-align="left" fo:margin-left="0cm" fo:margin-right="0cm" fo:text-indent="0cm"/>
    </style:style>
    <style:style style:family="text" style:name="T527">
      <style:text-properties fo:font-size="14pt"/>
    </style:style>
    <style:style style:family="text" style:name="T528">
      <style:text-properties fo:font-size="14pt"/>
    </style:style>
    <style:style style:parent-style-name="655" style:family="paragraph" style:name="P714">
      <style:text-properties/>
      <style:paragraph-properties fo:text-align="left" fo:margin-left="0cm" fo:margin-right="0cm" fo:text-indent="0cm"/>
    </style:style>
    <style:style style:family="text" style:name="T529">
      <style:text-properties fo:font-size="14pt"/>
    </style:style>
    <style:style style:family="text" style:name="T530">
      <style:text-properties fo:font-size="14pt"/>
    </style:style>
  </office:automatic-styles>
  <office:body>
    <office:text text:use-soft-page-breaks="true">
      <text:p text:style-name="P40"><text:span text:style-name="T27">Московский авиационный институт</text:span><text:span/></text:p>
      <text:p text:style-name="P41"><text:span text:style-name="T28">(Национальный исследовательский университет)</text:span><text:span/></text:p>
      <text:p text:style-name="P42"><text:span text:style-name="T29"/><text:span/></text:p>
      <text:p text:style-name="P43"><text:span text:style-name="T30">Институт: «Информационные технологии и прикладная математика»</text:span><text:span/></text:p>
      <text:p text:style-name="P44"><text:span text:style-name="T31">Дисциплина: «</text:span><text:span text:style-name="T32">Операционные системы</text:span><text:span text:style-name="T33">»</text:span><text:span/></text:p>
      <text:p text:style-name="P45"><text:span text:style-name="T34"> </text:span><text:span/></text:p>
      <text:p text:style-name="P46"><text:span text:style-name="T35"> </text:span><text:span/></text:p>
      <text:p text:style-name="P47"><text:span text:style-name="T36"> </text:span><text:span/></text:p>
      <text:p text:style-name="P48"><text:span text:style-name="T37"> </text:span><text:span/></text:p>
      <text:p text:style-name="P49"><text:span text:style-name="T38">Лабораторная работа № </text:span><text:span text:style-name="T39">1</text:span><text:span/></text:p>
      <text:p text:style-name="P50"><text:span text:style-name="T40">Тема: Приобретение практических навыков диагностики работы программного обеспечения.</text:span><text:span/></text:p>
      <text:p text:style-name="P51"><text:span text:style-name="T41"/><text:span/></text:p>
      <text:p text:style-name="P52"><text:span text:style-name="T42"/><text:span/></text:p>
      <text:p text:style-name="P53"><text:span text:style-name="T43"/><text:span/></text:p>
      <text:p text:style-name="P54"><text:span text:style-name="T44"> </text:span><text:span/></text:p>
      <text:p text:style-name="P55"><text:span text:style-name="T45">Студент: </text:span><text:span text:style-name="T46">Гордовой Денис Сергеевич</text:span><text:span/></text:p>
      <text:p text:style-name="P56"><text:span text:style-name="T47">Группа: 80-201</text:span><text:span/></text:p>
      <text:p text:style-name="P57"><text:span text:style-name="T48">Преподаватель: </text:span><text:span text:style-name="T49">Миронов</text:span><text:span text:style-name="T50"><text:s/></text:span><text:span text:style-name="T51">Е</text:span><text:span text:style-name="T52">.</text:span><text:span text:style-name="T53">С</text:span><text:span text:style-name="T54">.</text:span><text:span/></text:p>
      <text:p text:style-name="P58"><text:span text:style-name="T55">Дата:</text:span><text:span/></text:p>
      <text:p text:style-name="P59"><text:span text:style-name="T56">Оценка:</text:span><text:span/></text:p>
      <text:p text:style-name="P60"><text:span text:style-name="T57"><text:line-break/></text:span><text:span/></text:p>
      <text:p text:style-name="P61"><text:span text:style-name="T58"><text:line-break/><text:line-break/></text:span><text:span/></text:p>
      <text:p text:style-name="P62"><text:span text:style-name="T59"/><text:span/></text:p>
      <text:p text:style-name="P63"><text:span text:style-name="T60"/><text:span/></text:p>
      <text:p text:style-name="P64"><text:span text:style-name="T61"/><text:span/></text:p>
      <text:p text:style-name="P65"><text:span text:style-name="T62">Москва, 202</text:span><text:span text:style-name="T63">1</text:span><text:span/></text:p>
      <text:p text:style-name="P66"><text:span text:style-name="T64"/><text:span/></text:p>
      <text:list text:style-name="WWNum1" text:continue-numbering="true">
        <text:list-item>
          <text:list>
            <text:list-item>
              <text:p text:style-name="P67"><text:span text:style-name="T65">Цель работы</text:span><text:span/></text:p>
            </text:list-item>
          </text:list>
        </text:list-item>
      </text:list>
      <text:p text:style-name="P68"><text:span text:style-name="T66">Приобретение практических навыков диагностики работы программного обеспечения.</text:span><text:span/></text:p>
      <text:list text:style-name="WWNum1" text:continue-numbering="true">
        <text:list-item>
          <text:list>
            <text:list-item>
              <text:p text:style-name="P69"><text:span text:style-name="T67">Задание</text:span><text:span/></text:p>
            </text:list-item>
          </text:list>
        </text:list-item>
      </text:list>
      <text:p text:style-name="P70"><text:span text:style-name="T68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 </text:span><text:span/></text:p>
      <text:p text:style-name="P71"><text:span text:style-name="T69">По итогам выполнения всех лабораторных работ отчет по данной должен содержать краткую сводку по исследованию последующих ЛР.</text:span><text:span/></text:p>
      <text:p text:style-name="P72"><text:span text:style-name="T70"/><text:span/></text:p>
      <text:p text:style-name="P73"><text:span text:style-name="T71">Лабораторная работа №2</text:span><text:span/></text:p>
      <text:p text:style-name="P74"><text:span text:style-name="T72">execve("./a.out", ["./a.out"], 0x7fff4c5b1480 /* 55 vars */) = 0</text:span><text:span/></text:p>
      <text:p text:style-name="P75"><text:span text:style-name="T73">brk(NULL)<text:s text:c="31"/>= 0x558a06f5b000</text:span><text:span/></text:p>
      <text:p text:style-name="P76"><text:span text:style-name="T74">access("/etc/ld.so.nohwcap", F_OK)<text:s text:c="6"/>= -1 ENOENT (No such file or directory)</text:span><text:span/></text:p>
      <text:p text:style-name="P77"><text:span text:style-name="T75">access("/etc/ld.so.preload", R_OK)<text:s text:c="6"/>= -1 ENOENT (No such file or directory)</text:span><text:span/></text:p>
      <text:p text:style-name="P78"><text:span text:style-name="T76">openat(AT_FDCWD, "/etc/ld.so.cache", O_RDONLY|O_CLOEXEC) = 3</text:span><text:span/></text:p>
      <text:p text:style-name="P79"><text:span text:style-name="T77">fstat(3, {st_mode=S_IFREG|0644, st_size=89878, ...}) = 0</text:span><text:span/></text:p>
      <text:p text:style-name="P80"><text:span text:style-name="T78">mmap(NULL, 89878, PROT_READ, MAP_PRIVATE, 3, 0) = 0x7f23849bd000</text:span><text:span/></text:p>
      <text:p text:style-name="P81"><text:span text:style-name="T79">close(3)<text:s text:c="32"/>= 0</text:span><text:span/></text:p>
      <text:p text:style-name="P82"><text:span text:style-name="T80">access("/etc/ld.so.nohwcap", F_OK)<text:s text:c="6"/>= -1 ENOENT (No such file or directory)</text:span><text:span/></text:p>
      <text:p text:style-name="P83"><text:span text:style-name="T81">openat(AT_FDCWD, "/lib/x86_64-linux-gnu/libc.so.6", O_RDONLY|O_CLOEXEC) = 3</text:span><text:span/></text:p>
      <text:p text:style-name="P84"><text:span text:style-name="T82">read(3, "\177ELF\2\1\1\3\0\0\0\0\0\0\0\0\3\0&gt;\0\1\0\0\0\260\34\2\0\0\0\0\0"..., 832) = 832</text:span><text:span/></text:p>
      <text:p text:style-name="P85"><text:span text:style-name="T83">fstat(3, {st_mode=S_IFREG|0755, st_size=2030544, ...}) = 0</text:span><text:span/></text:p>
      <text:p text:style-name="P86"><text:span text:style-name="T84">mmap(NULL, 8192, PROT_READ|PROT_WRITE, MAP_PRIVATE|MAP_ANONYMOUS, -1, 0) = 0x7f23849bb000</text:span><text:span/></text:p>
      <text:p text:style-name="P87"><text:span text:style-name="T85">mmap(NULL, 4131552, PROT_READ|PROT_EXEC, MAP_PRIVATE|MAP_DENYWRITE, 3, 0) = 0x7f23843bb000</text:span><text:span/></text:p>
      <text:p text:style-name="P88"><text:span text:style-name="T86">mprotect(0x7f23845a2000, 2097152, PROT_NONE) = 0</text:span><text:span/></text:p>
      <text:p text:style-name="P89"><text:span text:style-name="T87">mmap(0x7f23847a2000, 24576, PROT_READ|PROT_WRITE, MAP_PRIVATE|MAP_FIXED|MAP_DENYWRITE, 3, 0x1e7000) = 0x7f23847a2000</text:span><text:span/></text:p>
      <text:p text:style-name="P90"><text:span text:style-name="T88">mmap(0x7f23847a8000, 15072, PROT_READ|PROT_WRITE, MAP_PRIVATE|MAP_FIXED|MAP_ANONYMOUS, -1, 0) = 0x7f23847a8000</text:span><text:span/></text:p>
      <text:p text:style-name="P91"><text:span text:style-name="T89">close(3)<text:s text:c="32"/>= 0</text:span><text:span/></text:p>
      <text:p text:style-name="P92"><text:span text:style-name="T90">arch_prctl(ARCH_SET_FS, 0x7f23849bc4c0) = 0</text:span><text:span/></text:p>
      <text:p text:style-name="P93"><text:span text:style-name="T91">mprotect(0x7f23847a2000, 16384, PROT_READ) = 0</text:span><text:span/></text:p>
      <text:p text:style-name="P94"><text:span text:style-name="T92">mprotect(0x558a05448000, 4096, PROT_READ) = 0</text:span><text:span/></text:p>
      <text:p text:style-name="P95"><text:span text:style-name="T93">mprotect(0x7f23849d3000, 4096, PROT_READ) = 0</text:span><text:span/></text:p>
      <text:p text:style-name="P96"><text:span text:style-name="T94">munmap(0x7f23849bd000, 89878)<text:s text:c="11"/>= 0</text:span><text:span/></text:p>
      <text:p text:style-name="P97"><text:span text:style-name="T95">pipe([3, 4])<text:s text:c="28"/>= 0</text:span><text:span/></text:p>
      <text:p text:style-name="P98"><text:span text:style-name="T96">pipe([5, 6])<text:s text:c="28"/>= 0</text:span><text:span/></text:p>
      <text:p text:style-name="P99"><text:span text:style-name="T97">pipe([7, 8])<text:s text:c="28"/>= 0</text:span><text:span/></text:p>
      <text:p text:style-name="P100"><text:span text:style-name="T98">clone(child_stack=NULL, flags=CLONE_CHILD_CLEARTID|CLONE_CHILD_SETTID|SIGCHLD, child_tidptr=0x7f23849bc790) = 22909</text:span><text:span/></text:p>
      <text:p text:style-name="P101"><text:span text:style-name="T99">clone(child_stack=NULL, flags=CLONE_CHILD_CLEARTID|CLONE_CHILD_SETTID|SIGCHLD, child_tidptr=0x7f23849bc790) = 22910</text:span><text:span/></text:p>
      <text:p text:style-name="P102"><text:span text:style-name="T100">close(3)<text:s text:c="32"/>= 0</text:span><text:span/></text:p>
      <text:p text:style-name="P103"><text:span text:style-name="T101">close(8)<text:s text:c="32"/>= 0</text:span><text:span/></text:p>
      <text:p text:style-name="P104"><text:span text:style-name="T102">fstat(1, {st_mode=S_IFCHR|0620, st_rdev=makedev(136, 1), ...}) = 0</text:span><text:span/></text:p>
      <text:p text:style-name="P105"><text:span text:style-name="T103">brk(NULL)<text:s text:c="31"/>= 0x558a06f5b000</text:span><text:span/></text:p>
      <text:p text:style-name="P106"><text:span text:style-name="T104">brk(0x558a06f7c000)<text:s text:c="21"/>= 0x558a06f7c000</text:span><text:span/></text:p>
      <text:p text:style-name="P107"><text:span text:style-name="T105">fstat(0, {st_mode=S_IFCHR|0620, st_rdev=makedev(136, 1), ...}) = 0</text:span><text:span/></text:p>
      <text:p text:style-name="P108"><text:span text:style-name="T106">write(1, "\320\222\320\262\320\265\320\264\320\270\321\202\320\265 \321\201\320\276\320\276\320\261\321\211\320\265\320\275\320\270\320"..., 57Введите сообщение от родителя: ) = 57</text:span><text:span/></text:p>
      <text:p text:style-name="P109"><text:span text:style-name="T107">read(0, asd ASD</text:span><text:span/></text:p>
      <text:p text:style-name="P110"><text:span text:style-name="T108">"asd ASD\n", 1024)<text:s text:c="14"/>= 8</text:span><text:span/></text:p>
      <text:p text:style-name="P111"><text:span text:style-name="T109">write(4, "asd ASD\n\0\0\0\0\0\0\0\0\0\0\0\0\0\0\0\0\0\0\0\0\0\0\0\0"..., 50) = 50</text:span><text:span/></text:p>
      <text:p text:style-name="P112"><text:span text:style-name="T110">close(4)<text:s text:c="32"/>= 0</text:span><text:span/></text:p>
      <text:p text:style-name="P113"><text:span text:style-name="T111">read(7, "asd_asd\n\0\0\0\0\0\0\0\0\0\0\0\0\0\0\0\0\0\0\0\0\0\0\0\0"..., 50) = 50</text:span><text:span/></text:p>
      <text:p text:style-name="P114"><text:span text:style-name="T112">write(1, "\320\222 \321\201\320\276\320\276\320\261\321\211\320\265\320\275\320\270\320\270 \320\276\321\202 \321\200\320\265\320"..., 51) = ? ERESTARTSYS (To be restarted if SA_RESTART is set)</text:span><text:span/></text:p>
      <text:p text:style-name="P115"><text:span text:style-name="T113">--- SIGCHLD {si_signo=SIGCHLD, si_code=CLD_EXITED, si_pid=22909, si_uid=1000, si_status=0, si_utime=0, si_stime=0} ---</text:span><text:span/></text:p>
      <text:p text:style-name="P116"><text:span text:style-name="T114">write(1, "\320\222 \321\201\320\276\320\276\320\261\321\211\320\265\320\275\320\270\320\270 \320\276\321\202 \321\200\320\265\320"..., 51В сообщении от ребенка: asd_asd</text:span><text:span/></text:p>
      <text:p text:style-name="P117"><text:span text:style-name="T115">) = 51</text:span><text:span/></text:p>
      <text:p text:style-name="P118"><text:span text:style-name="T116">write(1, "\n", 1</text:span><text:span/></text:p>
      <text:p text:style-name="P119"><text:span text:style-name="T117">)<text:s text:c="23"/>= 1</text:span><text:span/></text:p>
      <text:p text:style-name="P120"><text:span text:style-name="T118">close(7)<text:s text:c="32"/>= 0</text:span><text:span/></text:p>
      <text:p text:style-name="P121"><text:span text:style-name="T119">exit_group(0)<text:s text:c="27"/>= ?</text:span><text:span/></text:p>
      <text:p text:style-name="P122"><text:span text:style-name="T120">+++ exited with 0 +++</text:span><text:span text:style-name="T121"/><text:span/></text:p>
      <text:p text:style-name="P123"><text:span text:style-name="T122">Лабораторная работа №3</text:span><text:span/></text:p>
      <text:p text:style-name="P124"><text:span text:style-name="T123">execve("./a.out", ["./a.out", "1", "7"], 0x7ffc6e4a5eb0 /* 55 vars */) = 0</text:span><text:span/></text:p>
      <text:p text:style-name="P125"><text:span text:style-name="T124">brk(NULL)<text:s text:c="31"/>= 0x55ab0ca1e000</text:span><text:span/></text:p>
      <text:p text:style-name="P126"><text:span text:style-name="T125">access("/etc/ld.so.nohwcap", F_OK)<text:s text:c="6"/>= -1 ENOENT (No such file or directory)</text:span><text:span/></text:p>
      <text:p text:style-name="P127"><text:span text:style-name="T126">access("/etc/ld.so.preload", R_OK)<text:s text:c="6"/>= -1 ENOENT (No such file or directory)</text:span><text:span/></text:p>
      <text:p text:style-name="P128"><text:span text:style-name="T127">openat(AT_FDCWD, "/etc/ld.so.cache", O_RDONLY|O_CLOEXEC) = 3</text:span><text:span/></text:p>
      <text:p text:style-name="P129"><text:span text:style-name="T128">fstat(3, {st_mode=S_IFREG|0644, st_size=89878, ...}) = 0</text:span><text:span/></text:p>
      <text:p text:style-name="P130"><text:span text:style-name="T129">mmap(NULL, 89878, PROT_READ, MAP_PRIVATE, 3, 0) = 0x7fd92868f000</text:span><text:span/></text:p>
      <text:p text:style-name="P131"><text:span text:style-name="T130">close(3)<text:s text:c="32"/>= 0</text:span><text:span/></text:p>
      <text:p text:style-name="P132"><text:span text:style-name="T131">access("/etc/ld.so.nohwcap", F_OK)<text:s text:c="6"/>= -1 ENOENT (No such file or directory)</text:span><text:span/></text:p>
      <text:p text:style-name="P133"><text:span text:style-name="T132">openat(AT_FDCWD, "/lib/x86_64-linux-gnu/libpthread.so.0", O_RDONLY|O_CLOEXEC) = 3</text:span><text:span/></text:p>
      <text:p text:style-name="P134"><text:span text:style-name="T133">read(3, "\177ELF\2\1\1\0\0\0\0\0\0\0\0\0\3\0&gt;\0\1\0\0\0000b\0\0\0\0\0\0"..., 832) = 832</text:span><text:span/></text:p>
      <text:p text:style-name="P135"><text:span text:style-name="T134">fstat(3, {st_mode=S_IFREG|0755, st_size=144976, ...}) = 0</text:span><text:span/></text:p>
      <text:p text:style-name="P136"><text:span text:style-name="T135">mmap(NULL, 8192, PROT_READ|PROT_WRITE, MAP_PRIVATE|MAP_ANONYMOUS, -1, 0) = 0x7fd92868d000</text:span><text:span/></text:p>
      <text:p text:style-name="P137"><text:span text:style-name="T136">mmap(NULL, 2221184, PROT_READ|PROT_EXEC, MAP_PRIVATE|MAP_DENYWRITE, 3, 0) = 0x7fd92825f000</text:span><text:span/></text:p>
      <text:p text:style-name="P138"><text:span text:style-name="T137">mprotect(0x7fd928279000, 2093056, PROT_NONE) = 0</text:span><text:span/></text:p>
      <text:p text:style-name="P139"><text:span text:style-name="T138">mmap(0x7fd928478000, 8192, PROT_READ|PROT_WRITE, MAP_PRIVATE|MAP_FIXED|MAP_DENYWRITE, 3, 0x19000) = 0x7fd928478000</text:span><text:span/></text:p>
      <text:p text:style-name="P140"><text:span text:style-name="T139">mmap(0x7fd92847a000, 13440, PROT_READ|PROT_WRITE, MAP_PRIVATE|MAP_FIXED|MAP_ANONYMOUS, -1, 0) = 0x7fd92847a000</text:span><text:span/></text:p>
      <text:p text:style-name="P141"><text:span text:style-name="T140">close(3)<text:s text:c="32"/>= 0</text:span><text:span/></text:p>
      <text:p text:style-name="P142"><text:span text:style-name="T141">access("/etc/ld.so.nohwcap", F_OK)<text:s text:c="6"/>= -1 ENOENT (No such file or directory)</text:span><text:span/></text:p>
      <text:p text:style-name="P143"><text:span text:style-name="T142">openat(AT_FDCWD, "/lib/x86_64-linux-gnu/libc.so.6", O_RDONLY|O_CLOEXEC) = 3</text:span><text:span/></text:p>
      <text:p text:style-name="P144"><text:span text:style-name="T143">read(3, "\177ELF\2\1\1\3\0\0\0\0\0\0\0\0\3\0&gt;\0\1\0\0\0\260\34\2\0\0\0\0\0"..., 832) = 832</text:span><text:span/></text:p>
      <text:p text:style-name="P145"><text:span text:style-name="T144">fstat(3, {st_mode=S_IFREG|0755, st_size=2030544, ...}) = 0</text:span><text:span/></text:p>
      <text:p text:style-name="P146"><text:span text:style-name="T145">mmap(NULL, 4131552, PROT_READ|PROT_EXEC, MAP_PRIVATE|MAP_DENYWRITE, 3, 0) = 0x7fd927e6e000</text:span><text:span/></text:p>
      <text:p text:style-name="P147"><text:span text:style-name="T146">mprotect(0x7fd928055000, 2097152, PROT_NONE) = 0</text:span><text:span/></text:p>
      <text:p text:style-name="P148"><text:span text:style-name="T147">mmap(0x7fd928255000, 24576, PROT_READ|PROT_WRITE, MAP_PRIVATE|MAP_FIXED|MAP_DENYWRITE, 3, 0x1e7000) = 0x7fd928255000</text:span><text:span/></text:p>
      <text:p text:style-name="P149"><text:span text:style-name="T148">mmap(0x7fd92825b000, 15072, PROT_READ|PROT_WRITE, MAP_PRIVATE|MAP_FIXED|MAP_ANONYMOUS, -1, 0) = 0x7fd92825b000</text:span><text:span/></text:p>
      <text:p text:style-name="P150"><text:span text:style-name="T149">close(3)<text:s text:c="32"/>= 0</text:span><text:span/></text:p>
      <text:p text:style-name="P151"><text:span text:style-name="T150">mmap(NULL, 12288, PROT_READ|PROT_WRITE, MAP_PRIVATE|MAP_ANONYMOUS, -1, 0) = 0x7fd92868a000</text:span><text:span/></text:p>
      <text:p text:style-name="P152"><text:span text:style-name="T151">arch_prctl(ARCH_SET_FS, 0x7fd92868a740) = 0</text:span><text:span/></text:p>
      <text:p text:style-name="P153"><text:span text:style-name="T152">mprotect(0x7fd928255000, 16384, PROT_READ) = 0</text:span><text:span/></text:p>
      <text:p text:style-name="P154"><text:span text:style-name="T153">mprotect(0x7fd928478000, 4096, PROT_READ) = 0</text:span><text:span/></text:p>
      <text:p text:style-name="P155"><text:span text:style-name="T154">mprotect(0x55ab0c66c000, 4096, PROT_READ) = 0</text:span><text:span/></text:p>
      <text:p text:style-name="P156"><text:span text:style-name="T155">mprotect(0x7fd9286a5000, 4096, PROT_READ) = 0</text:span><text:span/></text:p>
      <text:p text:style-name="P157"><text:span text:style-name="T156">munmap(0x7fd92868f000, 89878)<text:s text:c="11"/>= 0</text:span><text:span/></text:p>
      <text:p text:style-name="P158"><text:span text:style-name="T157">set_tid_address(0x7fd92868aa10)<text:s text:c="9"/>= 22948</text:span><text:span/></text:p>
      <text:p text:style-name="P159"><text:span text:style-name="T158">set_robust_list(0x7fd92868aa20, 24)<text:s text:c="5"/>= 0</text:span><text:span/></text:p>
      <text:p text:style-name="P160"><text:span text:style-name="T159">rt_sigaction(SIGRTMIN, {sa_handler=0x7fd928264cb0, sa_mask=[], sa_flags=SA_RESTORER|SA_SIGINFO, sa_restorer=0x7fd9282718a0}, NULL, 8) = 0</text:span><text:span/></text:p>
      <text:p text:style-name="P161"><text:span text:style-name="T160">rt_sigaction(SIGRT_1, {sa_handler=0x7fd928264d50, sa_mask=[], sa_flags=SA_RESTORER|SA_RESTART|SA_SIGINFO, sa_restorer=0x7fd9282718a0}, NULL, 8) = 0</text:span><text:span/></text:p>
      <text:p text:style-name="P162"><text:span text:style-name="T161">rt_sigprocmask(SIG_UNBLOCK, [RTMIN RT_1], NULL, 8) = 0</text:span><text:span/></text:p>
      <text:p text:style-name="P163"><text:span text:style-name="T162">prlimit64(0, RLIMIT_STACK, NULL, {rlim_cur=8192*1024, rlim_max=RLIM64_INFINITY}) = 0</text:span><text:span/></text:p>
      <text:p text:style-name="P164"><text:span text:style-name="T163">clock_gettime(CLOCK_PROCESS_CPUTIME_ID, {tv_sec=0, tv_nsec=4461193}) = 0</text:span><text:span/></text:p>
      <text:p text:style-name="P165"><text:span text:style-name="T164">brk(NULL)<text:s text:c="31"/>= 0x55ab0ca1e000</text:span><text:span/></text:p>
      <text:p text:style-name="P166"><text:span text:style-name="T165">brk(0x55ab0ca3f000)<text:s text:c="21"/>= 0x55ab0ca3f000</text:span><text:span/></text:p>
      <text:p text:style-name="P167"><text:span text:style-name="T166">mmap(NULL, 8392704, PROT_NONE, MAP_PRIVATE|MAP_ANONYMOUS|MAP_STACK, -1, 0) = 0x7fd92766d000</text:span><text:span/></text:p>
      <text:p text:style-name="P168"><text:span text:style-name="T167">mprotect(0x7fd92766e000, 8388608, PROT_READ|PROT_WRITE) = 0</text:span><text:span/></text:p>
      <text:p text:style-name="P169"><text:span text:style-name="T168">clone(child_stack=0x7fd927e6cfb0, flags=CLONE_VM|CLONE_FS|CLONE_FILES|CLONE_SIGHAND|CLONE_THREAD|CLONE_SYSVSEM|CLONE_SETTLS|CLONE_PARENT_SETTID|CLONE_CHILD_CLEARTID, parent_tidptr=0x7fd927e6d9d0, tls=0x7fd927e6d700, child_tidptr=0x7fd927e6d9d0) = 22949</text:span><text:span/></text:p>
      <text:p text:style-name="P170"><text:span text:style-name="T169">futex(0x7fd927e6d9d0, FUTEX_WAIT, 22949, NULL) = 0</text:span><text:span/></text:p>
      <text:p text:style-name="P171"><text:span text:style-name="T170">clone(child_stack=0x7fd927e6cfb0, flags=CLONE_VM|CLONE_FS|CLONE_FILES|CLONE_SIGHAND|CLONE_THREAD|CLONE_SYSVSEM|CLONE_SETTLS|CLONE_PARENT_SETTID|CLONE_CHILD_CLEARTID, parent_tidptr=0x7fd927e6d9d0, tls=0x7fd927e6d700, child_tidptr=0x7fd927e6d9d0) = 22950</text:span><text:span/></text:p>
      <text:p text:style-name="P172"><text:span text:style-name="T171">clone(child_stack=0x7fd927e6cfb0, flags=CLONE_VM|CLONE_FS|CLONE_FILES|CLONE_SIGHAND|CLONE_THREAD|CLONE_SYSVSEM|CLONE_SETTLS|CLONE_PARENT_SETTID|CLONE_CHILD_CLEARTID, parent_tidptr=0x7fd927e6d9d0, tls=0x7fd927e6d700, child_tidptr=0x7fd927e6d9d0) = 22951</text:span><text:span/></text:p>
      <text:p text:style-name="P173"><text:span text:style-name="T172">clone(child_stack=0x7fd927e6cfb0, flags=CLONE_VM|CLONE_FS|CLONE_FILES|CLONE_SIGHAND|CLONE_THREAD|CLONE_SYSVSEM|CLONE_SETTLS|CLONE_PARENT_SETTID|CLONE_CHILD_CLEARTID, parent_tidptr=0x7fd927e6d9d0, tls=0x7fd927e6d700, child_tidptr=0x7fd927e6d9d0) = 22952</text:span><text:span/></text:p>
      <text:p text:style-name="P174"><text:span text:style-name="T173">fstat(1, {st_mode=S_IFCHR|0620, st_rdev=makedev(136, 1), ...}) = 0</text:span><text:span/></text:p>
      <text:p text:style-name="P175"><text:span text:style-name="T174">write(1, "7 is not a prime number\n", 247 is not a prime number</text:span><text:span/></text:p>
      <text:p text:style-name="P176"><text:span text:style-name="T175">) = 24</text:span><text:span/></text:p>
      <text:p text:style-name="P177"><text:span text:style-name="T176">clock_gettime(CLOCK_PROCESS_CPUTIME_ID, {tv_sec=0, tv_nsec=6141720}) = 0</text:span><text:span/></text:p>
      <text:p text:style-name="P178"><text:span text:style-name="T177">write(1, "0.001680\n", 90.001680</text:span><text:span/></text:p>
      <text:p text:style-name="P179"><text:span text:style-name="T178">)<text:s text:c="15"/>= 9</text:span><text:span/></text:p>
      <text:p text:style-name="P180"><text:span text:style-name="T179">exit_group(0)<text:s text:c="27"/>= ?</text:span><text:span/></text:p>
      <text:p text:style-name="P181"><text:span text:style-name="T180">+++ exited with 0 +++</text:span><text:span text:style-name="T181"/><text:span/></text:p>
      <text:p text:style-name="P182"><text:span text:style-name="T182">Лабораторная работа №4</text:span><text:span/></text:p>
      <text:p text:style-name="P183"><text:span text:style-name="T183">execve("./a.out", ["./a.out", "1.txt", "2.txt"], 0x7ffe314572d0 /* 55 vars */) = 0</text:span><text:span/></text:p>
      <text:p text:style-name="P184"><text:span text:style-name="T184">brk(NULL)<text:s text:c="31"/>= 0x55fc7648e000</text:span><text:span/></text:p>
      <text:p text:style-name="P185"><text:span text:style-name="T185">access("/etc/ld.so.nohwcap", F_OK)<text:s text:c="6"/>= -1 ENOENT (No such file or directory)</text:span><text:span/></text:p>
      <text:p text:style-name="P186"><text:span text:style-name="T186">access("/etc/ld.so.preload", R_OK)<text:s text:c="6"/>= -1 ENOENT (No such file or directory)</text:span><text:span/></text:p>
      <text:p text:style-name="P187"><text:span text:style-name="T187">openat(AT_FDCWD, "/etc/ld.so.cache", O_RDONLY|O_CLOEXEC) = 3</text:span><text:span/></text:p>
      <text:p text:style-name="P188"><text:span text:style-name="T188">fstat(3, {st_mode=S_IFREG|0644, st_size=89878, ...}) = 0</text:span><text:span/></text:p>
      <text:p text:style-name="P189"><text:span text:style-name="T189">mmap(NULL, 89878, PROT_READ, MAP_PRIVATE, 3, 0) = 0x7f53a316a000</text:span><text:span/></text:p>
      <text:p text:style-name="P190"><text:span text:style-name="T190">close(3)<text:s text:c="32"/>= 0</text:span><text:span/></text:p>
      <text:p text:style-name="P191"><text:span text:style-name="T191">access("/etc/ld.so.nohwcap", F_OK)<text:s text:c="6"/>= -1 ENOENT (No such file or directory)</text:span><text:span/></text:p>
      <text:p text:style-name="P192"><text:span text:style-name="T192">openat(AT_FDCWD, "/lib/x86_64-linux-gnu/libpthread.so.0", O_RDONLY|O_CLOEXEC) = 3</text:span><text:span/></text:p>
      <text:p text:style-name="P193"><text:span text:style-name="T193">read(3, "\177ELF\2\1\1\0\0\0\0\0\0\0\0\0\3\0&gt;\0\1\0\0\0000b\0\0\0\0\0\0"..., 832) = 832</text:span><text:span/></text:p>
      <text:p text:style-name="P194"><text:span text:style-name="T194">fstat(3, {st_mode=S_IFREG|0755, st_size=144976, ...}) = 0</text:span><text:span/></text:p>
      <text:p text:style-name="P195"><text:span text:style-name="T195">mmap(NULL, 8192, PROT_READ|PROT_WRITE, MAP_PRIVATE|MAP_ANONYMOUS, -1, 0) = 0x7f53a3168000</text:span><text:span/></text:p>
      <text:p text:style-name="P196"><text:span text:style-name="T196">mmap(NULL, 2221184, PROT_READ|PROT_EXEC, MAP_PRIVATE|MAP_DENYWRITE, 3, 0) = 0x7f53a2d3a000</text:span><text:span/></text:p>
      <text:p text:style-name="P197"><text:span text:style-name="T197">mprotect(0x7f53a2d54000, 2093056, PROT_NONE) = 0</text:span><text:span/></text:p>
      <text:p text:style-name="P198"><text:span text:style-name="T198">mmap(0x7f53a2f53000, 8192, PROT_READ|PROT_WRITE, MAP_PRIVATE|MAP_FIXED|MAP_DENYWRITE, 3, 0x19000) = 0x7f53a2f53000</text:span><text:span/></text:p>
      <text:p text:style-name="P199"><text:span text:style-name="T199">mmap(0x7f53a2f55000, 13440, PROT_READ|PROT_WRITE, MAP_PRIVATE|MAP_FIXED|MAP_ANONYMOUS, -1, 0) = 0x7f53a2f55000</text:span><text:span/></text:p>
      <text:p text:style-name="P200"><text:span text:style-name="T200">close(3)<text:s text:c="32"/>= 0</text:span><text:span/></text:p>
      <text:p text:style-name="P201"><text:span text:style-name="T201">access("/etc/ld.so.nohwcap", F_OK)<text:s text:c="6"/>= -1 ENOENT (No such file or directory)</text:span><text:span/></text:p>
      <text:p text:style-name="P202"><text:span text:style-name="T202">openat(AT_FDCWD, "/lib/x86_64-linux-gnu/libc.so.6", O_RDONLY|O_CLOEXEC) = 3</text:span><text:span/></text:p>
      <text:p text:style-name="P203"><text:span text:style-name="T203">read(3, "\177ELF\2\1\1\3\0\0\0\0\0\0\0\0\3\0&gt;\0\1\0\0\0\260\34\2\0\0\0\0\0"..., 832) = 832</text:span><text:span/></text:p>
      <text:p text:style-name="P204"><text:span text:style-name="T204">fstat(3, {st_mode=S_IFREG|0755, st_size=2030544, ...}) = 0</text:span><text:span/></text:p>
      <text:p text:style-name="P205"><text:span text:style-name="T205">mmap(NULL, 4131552, PROT_READ|PROT_EXEC, MAP_PRIVATE|MAP_DENYWRITE, 3, 0) = 0x7f53a2949000</text:span><text:span/></text:p>
      <text:p text:style-name="P206"><text:span text:style-name="T206">mprotect(0x7f53a2b30000, 2097152, PROT_NONE) = 0</text:span><text:span/></text:p>
      <text:p text:style-name="P207"><text:span text:style-name="T207">mmap(0x7f53a2d30000, 24576, PROT_READ|PROT_WRITE, MAP_PRIVATE|MAP_FIXED|MAP_DENYWRITE, 3, 0x1e7000) = 0x7f53a2d30000</text:span><text:span/></text:p>
      <text:p text:style-name="P208"><text:span text:style-name="T208">mmap(0x7f53a2d36000, 15072, PROT_READ|PROT_WRITE, MAP_PRIVATE|MAP_FIXED|MAP_ANONYMOUS, -1, 0) = 0x7f53a2d36000</text:span><text:span/></text:p>
      <text:p text:style-name="P209"><text:span text:style-name="T209">close(3)<text:s text:c="32"/>= 0</text:span><text:span/></text:p>
      <text:p text:style-name="P210"><text:span text:style-name="T210">mmap(NULL, 12288, PROT_READ|PROT_WRITE, MAP_PRIVATE|MAP_ANONYMOUS, -1, 0) = 0x7f53a3165000</text:span><text:span/></text:p>
      <text:p text:style-name="P211"><text:span text:style-name="T211">arch_prctl(ARCH_SET_FS, 0x7f53a3165740) = 0</text:span><text:span/></text:p>
      <text:p text:style-name="P212"><text:span text:style-name="T212">mprotect(0x7f53a2d30000, 16384, PROT_READ) = 0</text:span><text:span/></text:p>
      <text:p text:style-name="P213"><text:span text:style-name="T213">mprotect(0x7f53a2f53000, 4096, PROT_READ) = 0</text:span><text:span/></text:p>
      <text:p text:style-name="P214"><text:span text:style-name="T214">mprotect(0x55fc74b0b000, 4096, PROT_READ) = 0</text:span><text:span/></text:p>
      <text:p text:style-name="P215"><text:span text:style-name="T215">mprotect(0x7f53a3180000, 4096, PROT_READ) = 0</text:span><text:span/></text:p>
      <text:p text:style-name="P216"><text:span text:style-name="T216">munmap(0x7f53a316a000, 89878)<text:s text:c="11"/>= 0</text:span><text:span/></text:p>
      <text:p text:style-name="P217"><text:span text:style-name="T217">set_tid_address(0x7f53a3165a10)<text:s text:c="9"/>= 23302</text:span><text:span/></text:p>
      <text:p text:style-name="P218"><text:span text:style-name="T218">set_robust_list(0x7f53a3165a20, 24)<text:s text:c="5"/>= 0</text:span><text:span/></text:p>
      <text:p text:style-name="P219"><text:span text:style-name="T219">rt_sigaction(SIGRTMIN, {sa_handler=0x7f53a2d3fcb0, sa_mask=[], sa_flags=SA_RESTORER|SA_SIGINFO, sa_restorer=0x7f53a2d4c8a0}, NULL, 8) = 0</text:span><text:span/></text:p>
      <text:p text:style-name="P220"><text:span text:style-name="T220">rt_sigaction(SIGRT_1, {sa_handler=0x7f53a2d3fd50, sa_mask=[], sa_flags=SA_RESTORER|SA_RESTART|SA_SIGINFO, sa_restorer=0x7f53a2d4c8a0}, NULL, 8) = 0</text:span><text:span/></text:p>
      <text:p text:style-name="P221"><text:span text:style-name="T221">rt_sigprocmask(SIG_UNBLOCK, [RTMIN RT_1], NULL, 8) = 0</text:span><text:span/></text:p>
      <text:p text:style-name="P222"><text:span text:style-name="T222">prlimit64(0, RLIMIT_STACK, NULL, {rlim_cur=8192*1024, rlim_max=RLIM64_INFINITY}) = 0</text:span><text:span/></text:p>
      <text:p text:style-name="P223"><text:span text:style-name="T223">openat(AT_FDCWD, "1.txt", O_RDWR)<text:s text:c="7"/>= 3</text:span><text:span/></text:p>
      <text:p text:style-name="P224"><text:span text:style-name="T224">openat(AT_FDCWD, "2.txt", O_RDWR|O_CREAT, 0600) = 4</text:span><text:span/></text:p>
      <text:p text:style-name="P225"><text:span text:style-name="T225">fstat(3, {st_mode=S_IFREG|0644, st_size=13, ...}) = 0</text:span><text:span/></text:p>
      <text:p text:style-name="P226"><text:span text:style-name="T226">ftruncate(4, 13)<text:s text:c="24"/>= 0</text:span><text:span/></text:p>
      <text:p text:style-name="P227"><text:span text:style-name="T227">read(3, "asd ASD<text:s text:c="2"/>ASD\n", 13)<text:s text:c="11"/>= 13</text:span><text:span/></text:p>
      <text:p text:style-name="P228"><text:span text:style-name="T228">write(4, "asd ASD<text:s text:c="2"/>ASD\n", 13)<text:s text:c="10"/>= 13</text:span><text:span/></text:p>
      <text:p text:style-name="P229"><text:span text:style-name="T229">clone(child_stack=NULL, flags=CLONE_CHILD_CLEARTID|CLONE_CHILD_SETTID|SIGCHLD, child_tidptr=0x7f53a3165a10) = 23303</text:span><text:span/></text:p>
      <text:p text:style-name="P230"><text:span text:style-name="T230">clone(child_stack=NULL, flags=CLONE_CHILD_CLEARTID|CLONE_CHILD_SETTID|SIGCHLD, child_tidptr=0x7f53a3165a10) = 23304</text:span><text:span/></text:p>
      <text:p text:style-name="P231"><text:span text:style-name="T231">nanosleep({tv_sec=2, tv_nsec=0}, 0x7ffd58da0290) = 0</text:span><text:span/></text:p>
      <text:p text:style-name="P232"><text:span text:style-name="T232">--- SIGCHLD {si_signo=SIGCHLD, si_code=CLD_EXITED, si_pid=23303, si_uid=1000, si_status=0, si_utime=0, si_stime=0} ---</text:span><text:span/></text:p>
      <text:p text:style-name="P233"><text:span text:style-name="T233">wait4(23304, 0x7ffd58da02fc, WNOHANG, NULL) = 0</text:span><text:span/></text:p>
      <text:p text:style-name="P234"><text:span text:style-name="T234">--- SIGCHLD {si_signo=SIGCHLD, si_code=CLD_EXITED, si_pid=23304, si_uid=1000, si_status=0, si_utime=0, si_stime=0} ---</text:span><text:span/></text:p>
      <text:p text:style-name="P235"><text:span text:style-name="T235">wait4(23303, [{WIFEXITED(s) &amp;&amp; WEXITSTATUS(s) == 0}], WNOHANG, NULL) = 23303</text:span><text:span/></text:p>
      <text:p text:style-name="P236"><text:span text:style-name="T236">mmap(NULL, 13, PROT_READ, MAP_SHARED, 4, 0) = 0x7f53a317f000</text:span><text:span/></text:p>
      <text:p text:style-name="P237"><text:span text:style-name="T237">fstat(1, {st_mode=S_IFCHR|0620, st_rdev=makedev(136, 1), ...}) = 0</text:span><text:span/></text:p>
      <text:p text:style-name="P238"><text:span text:style-name="T238">brk(NULL)<text:s text:c="31"/>= 0x55fc7648e000</text:span><text:span/></text:p>
      <text:p text:style-name="P239"><text:span text:style-name="T239">brk(0x55fc764af000)<text:s text:c="21"/>= 0x55fc764af000</text:span><text:span/></text:p>
      <text:p text:style-name="P240"><text:span text:style-name="T240">write(1, "asd_asd__asd\n", 13asd_asd__asd</text:span><text:span/></text:p>
      <text:p text:style-name="P241"><text:span text:style-name="T241">)<text:s text:c="10"/>= 13</text:span><text:span/></text:p>
      <text:p text:style-name="P242"><text:span text:style-name="T242">write(1, "\n", 1</text:span><text:span/></text:p>
      <text:p text:style-name="P243"><text:span text:style-name="T243">)<text:s text:c="23"/>= 1</text:span><text:span/></text:p>
      <text:p text:style-name="P244"><text:span text:style-name="T244">munmap(0x7f53a317f000, 13)<text:s text:c="14"/>= 0</text:span><text:span/></text:p>
      <text:p text:style-name="P245"><text:span text:style-name="T245">nanosleep({tv_sec=2, tv_nsec=0}, 0x7ffd58da0290) = 0</text:span><text:span/></text:p>
      <text:p text:style-name="P246"><text:span text:style-name="T246">close(3)<text:s text:c="32"/>= 0</text:span><text:span/></text:p>
      <text:p text:style-name="P247"><text:span text:style-name="T247">close(4)<text:s text:c="32"/>= 0</text:span><text:span/></text:p>
      <text:p text:style-name="P248"><text:span text:style-name="T248">exit_group(0)<text:s text:c="27"/>= ?</text:span><text:span/></text:p>
      <text:p text:style-name="P249"><text:span text:style-name="T249">+++ exited with 0 +++</text:span><text:span text:style-name="T250"><text:s/></text:span><text:span/></text:p>
      <text:p text:style-name="P250"><text:span text:style-name="T251">Лабораторная работа №5</text:span><text:span/></text:p>
      <text:p text:style-name="P251"><text:span text:style-name="T252">execve("./dynamic", ["./dynamic"], 0x7ffe3904c410 /* 55 vars */) = 0</text:span><text:span text:style-name="T253"/></text:p>
      <text:p text:style-name="P252"><text:span text:style-name="T254">brk(NULL)<text:s text:c="31"/>= 0x55bae3a13000</text:span><text:span text:style-name="T255"/></text:p>
      <text:p text:style-name="P253"><text:span text:style-name="T256">access("/etc/ld.so.nohwcap", F_OK)<text:s text:c="6"/>= -1 ENOENT (No such file or directory)</text:span><text:span text:style-name="T257"/></text:p>
      <text:p text:style-name="P254"><text:span text:style-name="T258">access("/etc/ld.so.preload", R_OK)<text:s text:c="6"/>= -1 ENOENT (No such file or directory)</text:span><text:span text:style-name="T259"/></text:p>
      <text:p text:style-name="P255"><text:span text:style-name="T260">openat(AT_FDCWD, "./tls/haswell/x86_64/libdl.so.2", O_RDONLY|O_CLOEXEC) = -1 ENOENT (No such file or directory)</text:span><text:span text:style-name="T261"/></text:p>
      <text:p text:style-name="P256"><text:span text:style-name="T262">openat(AT_FDCWD, "./tls/haswell/libdl.so.2", O_RDONLY|O_CLOEXEC) = -1 ENOENT (No such file or directory)</text:span><text:span text:style-name="T263"/></text:p>
      <text:p text:style-name="P257"><text:span text:style-name="T264">openat(AT_FDCWD, "./tls/x86_64/libdl.so.2", O_RDONLY|O_CLOEXEC) = -1 ENOENT (No such file or directory)</text:span><text:span text:style-name="T265"/></text:p>
      <text:p text:style-name="P258"><text:span text:style-name="T266">openat(AT_FDCWD, "./tls/libdl.so.2", O_RDONLY|O_CLOEXEC) = -1 ENOENT (No such file or directory)</text:span><text:span text:style-name="T267"/></text:p>
      <text:p text:style-name="P259"><text:span text:style-name="T268">openat(AT_FDCWD, "./haswell/x86_64/libdl.so.2", O_RDONLY|O_CLOEXEC) = -1 ENOENT (No such file or directory)</text:span><text:span text:style-name="T269"/></text:p>
      <text:p text:style-name="P260"><text:span text:style-name="T270">openat(AT_FDCWD, "./haswell/</text:span><text:span text:style-name="T271">libdl</text:span><text:span text:style-name="T272">.so.2", O_RDONLY|O_CLOEXEC) = -1 ENOENT (No such file or directory)</text:span><text:span text:style-name="T273"/></text:p>
      <text:p text:style-name="P261"><text:span text:style-name="T274">openat(AT_FDCWD, "./x86_64/libdl.so.2", O_RDONLY|O_CLOEXEC) = -1 ENOENT (No such file or directory)</text:span><text:span text:style-name="T275"/></text:p>
      <text:p text:style-name="P262"><text:span text:style-name="T276">openat(AT_FDCWD, "./libdl.so.2", O_RDONLY|O_CLOEXEC) = -1 ENOENT (No such file or directory)</text:span><text:span text:style-name="T277"/></text:p>
      <text:p text:style-name="P263"><text:span text:style-name="T278">openat(AT_FDCWD, "/etc/ld.so.cache", O_RDONLY|O_CLOEXEC) = 3</text:span><text:span text:style-name="T279"/></text:p>
      <text:p text:style-name="P264"><text:span text:style-name="T280">fstat(3, {st_mode=S_IFREG|0644, st_size=89878, ...}) = 0</text:span><text:span text:style-name="T281"/></text:p>
      <text:p text:style-name="P265"><text:span text:style-name="T282">mmap(NULL, 89878, PROT_READ, MAP_PRIVATE, 3, 0) = 0x7feb5a532000</text:span><text:span text:style-name="T283"/></text:p>
      <text:p text:style-name="P266"><text:span text:style-name="T284">close(3)<text:s text:c="32"/>= 0</text:span><text:span text:style-name="T285"/></text:p>
      <text:p text:style-name="P267"><text:span text:style-name="T286">access("/etc/ld.so.nohwcap", F_OK)<text:s text:c="6"/>= -1 ENOENT (No such file or directory)</text:span><text:span text:style-name="T287"/></text:p>
      <text:p text:style-name="P268"><text:span text:style-name="T288">openat(AT_FDCWD, "/lib/x86_64-linux-gnu/libdl.so.2", O_RDONLY|O_CLOEXEC) = 3</text:span><text:span text:style-name="T289"/></text:p>
      <text:p text:style-name="P269"><text:span text:style-name="T290">read(3, "\177ELF\2\1\1\0\0\0\0\0\0\0\0\0\3\0&gt;\0\1\0\0\0P\16\0\0\0\0\0\0"..., 832) = 832</text:span><text:span text:style-name="T291"/></text:p>
      <text:p text:style-name="P270"><text:span text:style-name="T292">fstat(3, {st_mode=S_IFREG|0644, st_size=14560, ...}) = 0</text:span><text:span text:style-name="T293"/></text:p>
      <text:p text:style-name="P271"><text:span text:style-name="T294">mmap(NULL, 8192, PROT_READ|PROT_WRITE, MAP_PRIVATE|MAP_ANONYMOUS, -1, 0) = 0x7feb5a530000</text:span><text:span text:style-name="T295"/></text:p>
      <text:p text:style-name="P272"><text:span text:style-name="T296">mmap(NULL, 2109712, PROT_READ|PROT_EXEC, MAP_PRIVATE|MAP_DENYWRITE, 3, 0) = 0x7feb5a11d000</text:span><text:span text:style-name="T297"/></text:p>
      <text:p text:style-name="P273"><text:span text:style-name="T298">mprotect(0x7feb5a120000, 2093056, PROT_NONE) = 0</text:span><text:span text:style-name="T299"/></text:p>
      <text:p text:style-name="P274"><text:span text:style-name="T300">mmap(0x7feb5a31f000, 8192, PROT_READ|PROT_WRITE, MAP_PRIVATE|MAP_FIXED|MAP_DENYWRITE, 3, 0x2000) = 0x7feb5a31f000</text:span><text:span text:style-name="T301"/></text:p>
      <text:p text:style-name="P275"><text:span text:style-name="T302">close(3)<text:s text:c="32"/>= 0</text:span><text:span text:style-name="T303"/></text:p>
      <text:p text:style-name="P276"><text:span text:style-name="T304">openat(AT_FDCWD, "./tls/haswell/x86_64/libc.so.6", O_RDONLY|O_CLOEXEC) = -1 ENOENT (No such file or directory)</text:span><text:span text:style-name="T305"/></text:p>
      <text:p text:style-name="P277"><text:span text:style-name="T306">openat(AT_FDCWD, "./tls/haswell/libc.so.6", O_RDONLY|O_CLOEXEC) = -1 ENOENT (No such file or directory)</text:span><text:span text:style-name="T307"/></text:p>
      <text:p text:style-name="P278"><text:span text:style-name="T308">openat(AT_FDCWD, "./tls/x86_64/libc.so.6", O_RDONLY|O_CLOEXEC) = -1 ENOENT (No such file or directory)</text:span><text:span text:style-name="T309"/></text:p>
      <text:p text:style-name="P279"><text:span text:style-name="T310">openat(AT_FDCWD, "./tls/libc.so.6", O_RDONLY|O_CLOEXEC) = -1 ENOENT (No such file or directory)</text:span><text:span text:style-name="T311"/></text:p>
      <text:p text:style-name="P280"><text:span text:style-name="T312">openat(AT_FDCWD, "./haswell/x86_64/libc.so.6", O_RDONLY|O_CLOEXEC) = -1 ENOENT (No such file or directory)</text:span><text:span text:style-name="T313"/></text:p>
      <text:p text:style-name="P281"><text:span text:style-name="T314">openat(AT_FDCWD, "./haswell/libc.so.6", O_RDONLY|O_CLOEXEC) = -1 ENOENT (No such file or directory)</text:span><text:span text:style-name="T315"/></text:p>
      <text:p text:style-name="P282"><text:span text:style-name="T316">openat(AT_FDCWD, "./x86_64/libc.so.6", O_RDONLY|O_CLOEXEC) = -1 ENOENT (No such file or directory)</text:span><text:span text:style-name="T317"/></text:p>
      <text:p text:style-name="P283"><text:span text:style-name="T318">openat(AT_FDCWD, "./libc.so.6", O_RDONLY|O_CLOEXEC) = -1 ENOENT (No such file or directory)</text:span><text:span text:style-name="T319"/></text:p>
      <text:p text:style-name="P284"><text:span text:style-name="T320">access("/etc/ld.so.nohwcap", F_OK)<text:s text:c="6"/>= -1 ENOENT (No such file or directory)</text:span><text:span text:style-name="T321"/></text:p>
      <text:p text:style-name="P285"><text:span text:style-name="T322">openat(AT_FDCWD, "/lib/x86_64-linux-gnu/libc.so.6", O_RDONLY|O_CLOEXEC) = 3</text:span><text:span text:style-name="T323"/></text:p>
      <text:p text:style-name="P286"><text:span text:style-name="T324">read(3, "\177ELF\2\1\1\3\0\0\0\0\0\0\0\0\3\0&gt;\0\1\0\0\0\260\34\2\0\0\0\0\0"..., 832) = 832</text:span><text:span text:style-name="T325"/></text:p>
      <text:p text:style-name="P287"><text:span text:style-name="T326">fstat(3, {st_mode=S_IFREG|0755, st_size=2030544, ...}) = 0</text:span><text:span text:style-name="T327"/></text:p>
      <text:p text:style-name="P288"><text:span text:style-name="T328">mmap(NULL, 4131552, PROT_READ|PROT_EXEC, MAP_PRIVATE|MAP_DENYWRITE, 3, 0) = 0x7feb59d2c000</text:span><text:span text:style-name="T329"/></text:p>
      <text:p text:style-name="P289"><text:span text:style-name="T330">mprotect(0x7feb59f13000, 2097152, PROT_NONE) = 0</text:span><text:span text:style-name="T331"/></text:p>
      <text:p text:style-name="P290"><text:span text:style-name="T332">mmap(0x7feb5a113000, 24576, PROT_READ|PROT_WRITE, MAP_PRIVATE|MAP_FIXED|MAP_DENYWRITE, 3, 0x1e7000) = 0x7feb5a113000</text:span><text:span text:style-name="T333"/></text:p>
      <text:p text:style-name="P291"><text:span text:style-name="T334">mmap(0x7feb5a119000, 15072, PROT_READ|PROT_WRITE, MAP_PRIVATE|MAP_FIXED|MAP_ANONYMOUS, -1, 0) = 0x7feb5a119000</text:span><text:span text:style-name="T335"/></text:p>
      <text:p text:style-name="P292"><text:span text:style-name="T336">close(3)<text:s text:c="32"/>= 0</text:span><text:span text:style-name="T337"/></text:p>
      <text:p text:style-name="P293"><text:span text:style-name="T338">mmap(NULL, 12288, PROT_READ|PROT_WRITE, MAP_PRIVATE|MAP_ANONYMOUS, -1, 0) = 0x7feb5a52d000</text:span><text:span text:style-name="T339"/></text:p>
      <text:p text:style-name="P294"><text:span text:style-name="T340">arch_prctl(ARCH_SET_FS, 0x7feb5a52d740) = 0</text:span><text:span text:style-name="T341"/></text:p>
      <text:p text:style-name="P295"><text:span text:style-name="T342">mprotect(0x7feb5a113000, 16384, PROT_READ) = 0</text:span><text:span text:style-name="T343"/></text:p>
      <text:p text:style-name="P296"><text:span text:style-name="T344">mprotect(0x7feb5a31f000, 4096, PROT_READ) = 0</text:span><text:span text:style-name="T345"/></text:p>
      <text:p text:style-name="P297"><text:span text:style-name="T346">mprotect(0x55bae39dc000, 4096, PROT_READ) = 0</text:span><text:span text:style-name="T347"/></text:p>
      <text:p text:style-name="P298"><text:span text:style-name="T348">mprotect(0x7feb5a548000, 4096, PROT_READ) = 0</text:span><text:span text:style-name="T349"/></text:p>
      <text:p text:style-name="P299"><text:span text:style-name="T350">munmap(0x7feb5a532000, 89878)<text:s text:c="11"/>= 0</text:span><text:span text:style-name="T351"/></text:p>
      <text:p text:style-name="P300"><text:span text:style-name="T352">openat(AT_FDCWD, "./tls/haswell/x86_64/libimp0.so", O_RDONLY|O_CLOEXEC) = -1 ENOENT (No such file or directory)</text:span><text:span text:style-name="T353"/></text:p>
      <text:p text:style-name="P301"><text:span text:style-name="T354">openat(AT_FDCWD, "./tls/haswell/libimp0.so", O_RDONLY|O_CLOEXEC) = -1 ENOENT (No such file or directory)</text:span><text:span text:style-name="T355"/></text:p>
      <text:p text:style-name="P302"><text:span text:style-name="T356">openat(AT_FDCWD, "./tls/x86_64/libimp0.so", O_RDONLY|O_CLOEXEC) = -1 ENOENT (No such file or directory)</text:span><text:span text:style-name="T357"/></text:p>
      <text:p text:style-name="P303"><text:span text:style-name="T358">openat(AT_FDCWD, "./tls/libimp0.so", O_RDONLY|O_CLOEXEC) = -1 ENOENT (No such file or directory)</text:span><text:span text:style-name="T359"/></text:p>
      <text:p text:style-name="P304"><text:span text:style-name="T360">openat(AT_FDCWD, "./haswell/x86_64/libimp0.so", O_RDONLY|O_CLOEXEC) = -1 ENOENT (No such file or directory)</text:span><text:span text:style-name="T361"/></text:p>
      <text:p text:style-name="P305"><text:span text:style-name="T362">openat(AT_FDCWD, "./haswell/libimp0.so", O_RDONLY|O_CLOEXEC) = -1 ENOENT (No such file or directory)</text:span><text:span text:style-name="T363"/></text:p>
      <text:p text:style-name="P306"><text:span text:style-name="T364">openat(AT_FDCWD, "./x86_64/libimp0.so", O_RDONLY|O_CLOEXEC) = -1 ENOENT (No such file or directory)</text:span><text:span text:style-name="T365"/></text:p>
      <text:p text:style-name="P307"><text:span text:style-name="T366">openat(AT_FDCWD, "./libimp0.so", O_RDONLY|O_CLOEXEC) = 3</text:span><text:span text:style-name="T367"/></text:p>
      <text:p text:style-name="P308"><text:span text:style-name="T368">read(3, "\177ELF\2\1\1\0\0\0\0\0\0\0\0\0\3\0&gt;\0\1\0\0\0p\6\0\0\0\0\0\0"..., 832) = 832</text:span><text:span text:style-name="T369"/></text:p>
      <text:p text:style-name="P309"><text:span text:style-name="T370">brk(NULL)<text:s text:c="31"/>= 0x55bae3a13000</text:span><text:span text:style-name="T371"/></text:p>
      <text:p text:style-name="P310"><text:span text:style-name="T372">brk(0x55bae3a34000)<text:s text:c="21"/>= 0x55bae3a34000</text:span><text:span text:style-name="T373"/></text:p>
      <text:p text:style-name="P311"><text:span text:style-name="T374">fstat(3, {st_mode=S_IFREG|0755, st_size=8112, ...}) = 0</text:span><text:span text:style-name="T375"/></text:p>
      <text:p text:style-name="P312"><text:span text:style-name="T376">getcwd("/home/kitanosa/labs/os/lab5", 128) = 28</text:span><text:span text:style-name="T377"/></text:p>
      <text:p text:style-name="P313"><text:span text:style-name="T378">mmap(NULL, 2101320, PROT_READ|PROT_EXEC, MAP_PRIVATE|MAP_DENYWRITE, 3, 0) = 0x7feb59b2a000</text:span><text:span text:style-name="T379"/></text:p>
      <text:p text:style-name="P314"><text:span text:style-name="T380">mprotect(0x7feb59b2b000, 2093056, PROT_NONE) = 0</text:span><text:span text:style-name="T381"/></text:p>
      <text:p text:style-name="P315"><text:span text:style-name="T382">mmap(0x7feb59d2a000, 8192, PROT_READ|PROT_WRITE, MAP_PRIVATE|MAP_FIXED|MAP_DENYWRITE, 3, 0) = 0x7feb59d2a000</text:span><text:span text:style-name="T383"/></text:p>
      <text:p text:style-name="P316"><text:span text:style-name="T384">close(3)<text:s text:c="32"/>= 0</text:span><text:span text:style-name="T385"/></text:p>
      <text:p text:style-name="P317"><text:span text:style-name="T386">openat(AT_FDCWD, "/etc/ld.so.cache", O_RDONLY|O_CLOEXEC) = 3</text:span><text:span text:style-name="T387"/></text:p>
      <text:p text:style-name="P318"><text:span text:style-name="T388">fstat(3, {st_mode=S_IFREG|0644, st_size=89878, ...}) = 0</text:span><text:span text:style-name="T389"/></text:p>
      <text:p text:style-name="P319"><text:span text:style-name="T390">mmap(NULL, 89878, PROT_READ, MAP_PRIVATE, 3, 0) = 0x7feb5a532000</text:span><text:span text:style-name="T391"/></text:p>
      <text:p text:style-name="P320"><text:span text:style-name="T392">close(3)<text:s text:c="32"/>= 0</text:span><text:span text:style-name="T393"/></text:p>
      <text:p text:style-name="P321"><text:span text:style-name="T394">access("/etc/ld.so.nohwcap", F_OK)<text:s text:c="6"/>= -1 ENOENT (No such file or directory)</text:span><text:span text:style-name="T395"/></text:p>
      <text:p text:style-name="P322"><text:span text:style-name="T396">openat(AT_FDCWD, "/lib/x86_64-linux-gnu/libm.so.6", O_RDONLY|O_CLOEXEC) = 3</text:span><text:span text:style-name="T397"/></text:p>
      <text:p text:style-name="P323"><text:span text:style-name="T398">read(3, "\177ELF\2\1\1\3\0\0\0\0\0\0\0\0\3\0&gt;\0\1\0\0\0\200\272\0\0\0\0\0\0"..., 832) = 832</text:span><text:span text:style-name="T399"/></text:p>
      <text:p text:style-name="P324"><text:span text:style-name="T400">fstat(3, {st_mode=S_IFREG|0644, st_size=1700792, ...}) = 0</text:span><text:span text:style-name="T401"/></text:p>
      <text:p text:style-name="P325"><text:span text:style-name="T402">mmap(NULL, 3789144, PROT_READ|PROT_EXEC, MAP_PRIVATE|MAP_DENYWRITE, 3, 0) = 0x7feb5978c000</text:span><text:span text:style-name="T403"/></text:p>
      <text:p text:style-name="P326"><text:span text:style-name="T404">mprotect(0x7feb59929000, 2093056, PROT_NONE) = 0</text:span><text:span text:style-name="T405"/></text:p>
      <text:p text:style-name="P327"><text:span text:style-name="T406">mmap(0x7feb59b28000, 8192, PROT_READ|PROT_WRITE, MAP_PRIVATE|MAP_FIXED|MAP_DENYWRITE, 3, 0x19c000) = 0x7feb59b28000</text:span><text:span text:style-name="T407"/></text:p>
      <text:p text:style-name="P328"><text:span text:style-name="T408">close(3)<text:s text:c="32"/>= 0</text:span><text:span text:style-name="T409"/></text:p>
      <text:p text:style-name="P329"><text:span text:style-name="T410">mprotect(0x7feb59b28000, 4096, PROT_READ) = 0</text:span><text:span text:style-name="T411"/></text:p>
      <text:p text:style-name="P330"><text:span text:style-name="T412">mprotect(0x7feb59d2a000, 4096, PROT_READ) = 0</text:span><text:span text:style-name="T413"/></text:p>
      <text:p text:style-name="P331"><text:span text:style-name="T414">munmap(0x7feb5a532000, 89878)<text:s text:c="11"/>= 0</text:span><text:span text:style-name="T415"/></text:p>
      <text:p text:style-name="P332"><text:span text:style-name="T416">openat(AT_FDCWD, "./tls/haswell/x86_64/libimp1.so", O_RDONLY|O_CLOEXEC) = -1 ENOENT (No such file or directory)</text:span><text:span text:style-name="T417"/></text:p>
      <text:p text:style-name="P333"><text:span text:style-name="T418">openat(AT_FDCWD, "./tls/haswell/libimp1.so", O_RDONLY|O_CLOEXEC) = -1 ENOENT (No such file or directory)</text:span><text:span text:style-name="T419"/></text:p>
      <text:p text:style-name="P334"><text:span text:style-name="T420">openat(AT_FDCWD, "./tls/x86_64/libimp1.so", O_RDONLY|O_CLOEXEC) = -1 ENOENT (No such file or directory)</text:span><text:span text:style-name="T421"/></text:p>
      <text:p text:style-name="P335"><text:span text:style-name="T422">openat(AT_FDCWD, "./tls/libimp1.so", O_RDONLY|O_CLOEXEC) = -1 ENOENT (No such file or directory)</text:span><text:span text:style-name="T423"/></text:p>
      <text:p text:style-name="P336"><text:span text:style-name="T424">openat(AT_FDCWD, "./haswell/x86_64/libimp1.so", O_RDONLY|O_CLOEXEC) = -1 ENOENT (No such file or directory)</text:span><text:span text:style-name="T425"/></text:p>
      <text:p text:style-name="P337"><text:span text:style-name="T426">openat(AT_FDCWD, "./haswell/libimp1.so", O_RDONLY|O_CLOEXEC) = -1 ENOENT (No such file or directory)</text:span><text:span text:style-name="T427"/></text:p>
      <text:p text:style-name="P338"><text:span text:style-name="T428">openat(AT_FDCWD, "./x86_64/libimp1.so", O_RDONLY|O_CLOEXEC) = -1 ENOENT (No such file or directory)</text:span><text:span text:style-name="T429"/></text:p>
      <text:p text:style-name="P339"><text:span text:style-name="T430">openat(AT_FDCWD, "./libimp1.so", O_RDONLY|O_CLOEXEC) = 3</text:span><text:span text:style-name="T431"/></text:p>
      <text:p text:style-name="P340"><text:span text:style-name="T432">read(3, "\177ELF\2\1\1\0\0\0\0\0\0\0\0\0\3\0&gt;\0\1\0\0\0`\6\0\0\0\0\0\0"..., 832) = 832</text:span><text:span text:style-name="T433"/></text:p>
      <text:p text:style-name="P341"><text:span text:style-name="T434">fstat(3, {st_mode=S_IFREG|0755, st_size=8112, ...}) = 0</text:span><text:span text:style-name="T435"/></text:p>
      <text:p text:style-name="P342"><text:span text:style-name="T436">getcwd("/home/kitanosa/labs/os/lab5", 128) = 28</text:span><text:span text:style-name="T437"/></text:p>
      <text:p text:style-name="P343"><text:span text:style-name="T438">mmap(NULL, 2101320, PROT_READ|PROT_EXEC, MAP_PRIVATE|MAP_DENYWRITE, 3, 0) = 0x7feb5958a000</text:span><text:span text:style-name="T439"/></text:p>
      <text:p text:style-name="P344"><text:span text:style-name="T440">mprotect(0x7feb5958b000, 2093056, PROT_NONE) = 0</text:span><text:span text:style-name="T441"/></text:p>
      <text:p text:style-name="P345"><text:span text:style-name="T442">mmap(0x7feb5978a000, 8192, PROT_READ|PROT_WRITE, MAP_PRIVATE|MAP_FIXED|MAP_DENYWRITE, 3, 0) = 0x7feb5978a000</text:span><text:span text:style-name="T443"/></text:p>
      <text:p text:style-name="P346"><text:span text:style-name="T444">close(3)<text:s text:c="32"/>= 0</text:span><text:span text:style-name="T445"/></text:p>
      <text:p text:style-name="P347"><text:span text:style-name="T446">mprotect(0x7feb5978a000, 4096, PROT_READ) = 0</text:span><text:span text:style-name="T447"/></text:p>
      <text:p text:style-name="P348"><text:span text:style-name="T448">fstat(1, {st_mode=S_IFCHR|0620, st_rdev=makedev(136, 1), ...}) = 0</text:span><text:span text:style-name="T449"/></text:p>
      <text:p text:style-name="P349"><text:span text:style-name="T450">write(1, "Enter command:\n", 15Enter command:</text:span><text:span text:style-name="T451"/></text:p>
      <text:p text:style-name="P350"><text:span text:style-name="T452">)<text:s text:c="8"/>= 15</text:span><text:span text:style-name="T453"/></text:p>
      <text:p text:style-name="P351"><text:span text:style-name="T454">write(1, "0 -&gt; change implementation\n", 270 -&gt; change implementation</text:span><text:span text:style-name="T455"/></text:p>
      <text:p text:style-name="P352"><text:span text:style-name="T456">) = 27</text:span><text:span text:style-name="T457"/></text:p>
      <text:p text:style-name="P353"><text:span text:style-name="T458">write(1, "1 arg1 arg2 arg3 -&gt; return value"..., 651 arg1 arg2 arg3 -&gt; return value - float; arg1,arg2,arg3 - float</text:span><text:span text:style-name="T459"/></text:p>
      <text:p text:style-name="P354"><text:span text:style-name="T460">) = 65</text:span><text:span text:style-name="T461"/></text:p>
      <text:p text:style-name="P355"><text:span text:style-name="T462">write(1, "2 arg1 -&gt; return value - float; "..., 432 arg1 -&gt; return value - float; arg1 - int</text:span><text:span text:style-name="T463"/></text:p>
      <text:p text:style-name="P356"><text:span text:style-name="T464">) = 43</text:span><text:span text:style-name="T465"/></text:p>
      <text:p text:style-name="P357"><text:span text:style-name="T466">write(1, "3 -&gt; exit\n", 103 -&gt; exit</text:span><text:span text:style-name="T467"/></text:p>
      <text:p text:style-name="P358"><text:span text:style-name="T468">)<text:s text:c="13"/>= 10</text:span><text:span text:style-name="T469"/></text:p>
      <text:p text:style-name="P359"><text:span text:style-name="T470">write(1, "\n", 1</text:span><text:span text:style-name="T471"/></text:p>
      <text:p text:style-name="P360"><text:span text:style-name="T472">)<text:s text:c="23"/>= 1</text:span><text:span text:style-name="T473"/></text:p>
      <text:p text:style-name="P361"><text:span text:style-name="T474">fstat(0, {st_mode=S_IFCHR|0620, st_rdev=makedev(136, 1), ...}) = 0</text:span><text:span text:style-name="T475"/></text:p>
      <text:p text:style-name="P362"><text:span text:style-name="T476">read(0, 2 1 </text:span><text:span text:style-name="T477"/></text:p>
      <text:p text:style-name="P363"><text:span text:style-name="T478">"2 1 \n", 1024)<text:s text:c="17"/>= 5</text:span><text:span text:style-name="T479"/></text:p>
      <text:p text:style-name="P364"><text:span text:style-name="T480">write(1, "1 \321\200\320\265\320\260\320\273\320\270\320\267\320\260\321\206\320\270\321\217 x = 1, re"..., 481 реализация x = 1, result = 2.000000</text:span><text:span text:style-name="T481"/></text:p>
      <text:p text:style-name="P365"><text:span text:style-name="T482">) = 48</text:span><text:span text:style-name="T483"/></text:p>
      <text:p text:style-name="P366"><text:span text:style-name="T484">write(1, "e = 2.000000\n", 13e = 2.000000</text:span><text:span text:style-name="T485"/></text:p>
      <text:p text:style-name="P367"><text:span text:style-name="T486">)<text:s text:c="10"/>= 13</text:span><text:span text:style-name="T487"/></text:p>
      <text:p text:style-name="P368"><text:span text:style-name="T488">read(0, 1 2 3 0.1</text:span><text:span text:style-name="T489"/></text:p>
      <text:p text:style-name="P369"><text:span text:style-name="T490">"1 2 3 0.1\n", 1024)<text:s text:c="12"/>= 10</text:span><text:span text:style-name="T491"/></text:p>
      <text:p text:style-name="P370"><text:span text:style-name="T492">write(1, "1 \321\200\320\265\320\260\320\273\320\270\320\267\320\260\321\206\320\270\321\217 \320\274\320\265\321\202\320\276\320"..., 691 реализация методом прямоугольников</text:span><text:span text:style-name="T493"/></text:p>
      <text:p text:style-name="P371"><text:span text:style-name="T494">) = 69</text:span><text:span text:style-name="T495"/></text:p>
      <text:p text:style-name="P372"><text:span text:style-name="T496">write(1, "integral = 0.574085\n", 20integral = 0.574085</text:span><text:span text:style-name="T497"/></text:p>
      <text:p text:style-name="P373"><text:span text:style-name="T498">)<text:s text:c="3"/>= 20</text:span><text:span text:style-name="T499"/></text:p>
      <text:p text:style-name="P374"><text:span text:style-name="T500">read(0, 3</text:span><text:span text:style-name="T501"/></text:p>
      <text:p text:style-name="P375"><text:span text:style-name="T502">"3\n", 1024)<text:s text:c="20"/>= 2</text:span><text:span text:style-name="T503"/></text:p>
      <text:p text:style-name="P376"><text:span text:style-name="T504">munmap(0x7feb59b2a000, 2101320)<text:s text:c="9"/>= 0</text:span><text:span text:style-name="T505"/></text:p>
      <text:p text:style-name="P377"><text:span text:style-name="T506">munmap(0x7feb5958a000, 2101320)<text:s text:c="9"/>= 0</text:span><text:span text:style-name="T507"/></text:p>
      <text:p text:style-name="P378"><text:span text:style-name="T508">munmap(0x7feb5978c000, 3789144)<text:s text:c="9"/>= 0</text:span><text:span text:style-name="T509"/></text:p>
      <text:p text:style-name="P379"><text:span text:style-name="T510">lseek(0, -1, SEEK_CUR)<text:s text:c="18"/>= -1 ESPIPE (Illegal seek)</text:span><text:span text:style-name="T511"/></text:p>
      <text:p text:style-name="P380"><text:span text:style-name="T512">exit_group(0)<text:s text:c="27"/>= ?</text:span><text:span text:style-name="T513"/></text:p>
      <text:p text:style-name="P381"><text:span text:style-name="T514">+++ exited with 0 +++</text:span><text:span text:style-name="T515"/><text:span text:style-name="T516"/></text:p>
      <text:p text:style-name="P382"><text:span text:style-name="T517"/><text:span/></text:p>
      <text:p text:style-name="P383"><text:span text:style-name="T518">Лабораторная работа №</text:span><text:span text:style-name="T519">6-8</text:span><text:span/></text:p>
      <text:p text:style-name="P384"><text:span text:style-name="T520"/><text:span/></text:p>
      <text:p text:style-name="P385"><text:span>execve("./control", ["./control"], 0x7ffcb036bfe0 /* 55 vars */) = 0</text:span><text:span/></text:p>
      <text:p text:style-name="P386"><text:span>brk(NULL)<text:s text:c="31"/>= 0x557172794000</text:span><text:span/></text:p>
      <text:p text:style-name="P387"><text:span>access("/etc/ld.so.nohwcap", F_OK)<text:s text:c="6"/>= -1 ENOENT (No such file or directory)</text:span><text:span/></text:p>
      <text:p text:style-name="P388"><text:span>access("/etc/ld.so.preload", R_OK)<text:s text:c="6"/>= -1 ENOENT (No such file or directory)</text:span><text:span/></text:p>
      <text:p text:style-name="P389"><text:span>openat(AT_FDCWD, "/etc/ld.so.cache", O_RDONLY|O_CLOEXEC) = 3</text:span><text:span/></text:p>
      <text:p text:style-name="P390"><text:span>fstat(3, {st_mode=S_IFREG|0644, st_size=89878, ...}) = 0</text:span><text:span/></text:p>
      <text:p text:style-name="P391"><text:span>mmap(NULL, 89878, PROT_READ, MAP_PRIVATE, 3, 0) = 0x7f0d97aa5000</text:span><text:span/></text:p>
      <text:p text:style-name="P392"><text:span>close(3)<text:s text:c="32"/>= 0</text:span><text:span/></text:p>
      <text:p text:style-name="P393"><text:span>access("/etc/ld.so.nohwcap", F_OK)<text:s text:c="6"/>= -1 ENOENT (No such file or directory)</text:span><text:span/></text:p>
      <text:p text:style-name="P394"><text:span>openat(AT_FDCWD, "/usr/lib/x86_64-linux-gnu/libzmq.so.5", O_RDONLY|O_CLOEXEC) = 3</text:span><text:span/></text:p>
      <text:p text:style-name="P395"><text:span>read(3, "\177ELF\2\1\1\0\0\0\0\0\0\0\0\0\3\0&gt;\0\1\0\0\0P?\1\0\0\0\0\0"..., 832) = 832</text:span><text:span/></text:p>
      <text:p text:style-name="P396"><text:span>fstat(3, {st_mode=S_IFREG|0644, st_size=630464, ...}) = 0</text:span><text:span/></text:p>
      <text:p text:style-name="P397"><text:span>mmap(NULL, 8192, PROT_READ|PROT_WRITE, MAP_PRIVATE|MAP_ANONYMOUS, -1, 0) = 0x7f0d97aa3000</text:span><text:span/></text:p>
      <text:p text:style-name="P398"><text:span>mmap(NULL, 2725560, PROT_READ|PROT_EXEC, MAP_PRIVATE|MAP_DENYWRITE, 3, 0) = 0x7f0d975fa000</text:span><text:span/></text:p>
      <text:p text:style-name="P399"><text:span>mprotect(0x7f0d9768d000, 2097152, PROT_NONE) = 0</text:span><text:span/></text:p>
      <text:p text:style-name="P400"><text:span>mmap(0x7f0d9788d000, 28672, PROT_READ|PROT_WRITE, MAP_PRIVATE|MAP_FIXED|MAP_DENYWRITE, 3, 0x93000) = 0x7f0d9788d000</text:span><text:span/></text:p>
      <text:p text:style-name="P401"><text:span>close(3)<text:s text:c="32"/>= 0</text:span><text:span/></text:p>
      <text:p text:style-name="P402"><text:span>access("/etc/ld.so.nohwcap", F_OK)<text:s text:c="6"/>= -1 ENOENT (No such file or directory)</text:span><text:span/></text:p>
      <text:p text:style-name="P403"><text:span>openat(AT_FDCWD, "/usr/lib/x86_64-linux-gnu/libstdc++.so.6", O_RDONLY|O_CLOEXEC) = 3</text:span><text:span/></text:p>
      <text:p text:style-name="P404"><text:span>read(3, "\177ELF\2\1\1\3\0\0\0\0\0\0\0\0\3\0&gt;\0\1\0\0\0\220\304\10\0\0\0\0\0"..., 832) = 832</text:span><text:span/></text:p>
      <text:p text:style-name="P405"><text:span>fstat(3, {st_mode=S_IFREG|0644, st_size=1594864, ...}) = 0</text:span><text:span/></text:p>
      <text:p text:style-name="P406"><text:span>mmap(NULL, 3702848, PROT_READ|PROT_EXEC, MAP_PRIVATE|MAP_DENYWRITE, 3, 0) = 0x7f0d97271000</text:span><text:span/></text:p>
      <text:p text:style-name="P407"><text:span>mprotect(0x7f0d973ea000, 2097152, PROT_NONE) = 0</text:span><text:span/></text:p>
      <text:p text:style-name="P408"><text:span>mmap(0x7f0d975ea000, 49152, PROT_READ|PROT_WRITE, MAP_PRIVATE|MAP_FIXED|MAP_DENYWRITE, 3, 0x179000) = 0x7f0d975ea000</text:span><text:span/></text:p>
      <text:p text:style-name="P409"><text:span>mmap(0x7f0d975f6000, 12352, PROT_READ|PROT_WRITE, MAP_PRIVATE|MAP_FIXED|MAP_ANONYMOUS, -1, 0) = 0x7f0d975f6000</text:span><text:span/></text:p>
      <text:p text:style-name="P410"><text:span>close(3)<text:s text:c="32"/>= 0</text:span><text:span/></text:p>
      <text:p text:style-name="P411"><text:span>access("/etc/ld.so.nohwcap", F_OK)<text:s text:c="6"/>= -1 ENOENT (No such file or directory)</text:span><text:span/></text:p>
      <text:p text:style-name="P412"><text:span>openat(AT_FDCWD, "/lib/x86_64-linux-gnu/libgcc_s.so.1", O_RDONLY|O_CLOEXEC) = 3</text:span><text:span/></text:p>
      <text:p text:style-name="P413"><text:span>read(3, "\177ELF\2\1\1\0\0\0\0\0\0\0\0\0\3\0&gt;\0\1\0\0\0\300*\0\0\0\0\0\0"..., 832) = 832</text:span><text:span/></text:p>
      <text:p text:style-name="P414"><text:span>fstat(3, {st_mode=S_IFREG|0644, st_size=96616, ...}) = 0</text:span><text:span/></text:p>
      <text:p text:style-name="P415"><text:span>mmap(NULL, 2192432, PROT_READ|PROT_EXEC, MAP_PRIVATE|MAP_DENYWRITE, 3, 0) = 0x7f0d97059000</text:span><text:span/></text:p>
      <text:p text:style-name="P416"><text:span>mprotect(0x7f0d97070000, 2093056, PROT_NONE) = 0</text:span><text:span/></text:p>
      <text:p text:style-name="P417"><text:span>mmap(0x7f0d9726f000, 8192, PROT_READ|PROT_WRITE, MAP_PRIVATE|MAP_FIXED|MAP_DENYWRITE, 3, 0x16000) = 0x7f0d9726f000</text:span><text:span/></text:p>
      <text:p text:style-name="P418"><text:span>close(3)<text:s text:c="32"/>= 0</text:span><text:span/></text:p>
      <text:p text:style-name="P419"><text:span>access("/etc/ld.so.nohwcap", F_OK)<text:s text:c="6"/>= -1 ENOENT (No such file or directory)</text:span><text:span/></text:p>
      <text:p text:style-name="P420"><text:span>openat(AT_FDCWD, "/lib/x86_64-linux-gnu/libc.so.6", O_RDONLY|O_CLOEXEC) = 3</text:span><text:span/></text:p>
      <text:p text:style-name="P421"><text:span>read(3, "\177ELF\2\1\1\3\0\0\0\0\0\0\0\0\3\0&gt;\0\1\0\0\0\260\34\2\0\0\0\0\0"..., 832) = 832</text:span><text:span/></text:p>
      <text:p text:style-name="P422"><text:span>fstat(3, {st_mode=S_IFREG|0755, st_size=2030544, ...}) = 0</text:span><text:span/></text:p>
      <text:p text:style-name="P423"><text:span>mmap(NULL, 4131552, PROT_READ|PROT_EXEC, MAP_PRIVATE|MAP_DENYWRITE, 3, 0) = 0x7f0d96c68000</text:span><text:span/></text:p>
      <text:p text:style-name="P424"><text:span>mprotect(0x7f0d96e4f000, 2097152, PROT_NONE) = 0</text:span><text:span/></text:p>
      <text:p text:style-name="P425"><text:span>mmap(0x7f0d9704f000, 24576, PROT_READ|PROT_WRITE, MAP_PRIVATE|MAP_FIXED|MAP_DENYWRITE, 3, 0x1e7000) = 0x7f0d9704f000</text:span><text:span/></text:p>
      <text:p text:style-name="P426"><text:span>mmap(0x7f0d97055000, 15072, PROT_READ|PROT_WRITE, MAP_PRIVATE|MAP_FIXED|MAP_ANONYMOUS, -1, 0) = 0x7f0d97055000</text:span><text:span/></text:p>
      <text:p text:style-name="P427"><text:span>close(3)<text:s text:c="32"/>= 0</text:span><text:span/></text:p>
      <text:p text:style-name="P428"><text:span>access("/etc/ld.so.nohwcap", F_OK)<text:s text:c="6"/>= -1 ENOENT (No such file or directory)</text:span><text:span/></text:p>
      <text:p text:style-name="P429"><text:span>openat(AT_FDCWD, "/usr/lib/x86_64-linux-gnu/libsodium.so.23", O_RDONLY|O_CLOEXEC) = 3</text:span><text:span/></text:p>
      <text:p text:style-name="P430"><text:span>read(3, "\177ELF\2\1\1\0\0\0\0\0\0\0\0\0\3\0&gt;\0\1\0\0\0\340\251\0\0\0\0\0\0"..., 832) = 832</text:span><text:span/></text:p>
      <text:p text:style-name="P431"><text:span>fstat(3, {st_mode=S_IFREG|0644, st_size=330440, ...}) = 0</text:span><text:span/></text:p>
      <text:p text:style-name="P432"><text:span>mmap(NULL, 2425864, PROT_READ|PROT_EXEC, MAP_PRIVATE|MAP_DENYWRITE, 3, 0) = 0x7f0d96a17000</text:span><text:span/></text:p>
      <text:p text:style-name="P433"><text:span>mprotect(0x7f0d96a67000, 2093056, PROT_NONE) = 0</text:span><text:span/></text:p>
      <text:p text:style-name="P434"><text:span>mmap(0x7f0d96c66000, 8192, PROT_READ|PROT_WRITE, MAP_PRIVATE|MAP_FIXED|MAP_DENYWRITE, 3, 0x4f000) = 0x7f0d96c66000</text:span><text:span/></text:p>
      <text:p text:style-name="P435"><text:span>close(3)<text:s text:c="32"/>= 0</text:span><text:span/></text:p>
      <text:p text:style-name="P436"><text:span>access("/etc/ld.so.nohwcap", F_OK)<text:s text:c="6"/>= -1 ENOENT (No such file or directory)</text:span><text:span/></text:p>
      <text:p text:style-name="P437"><text:span>openat(AT_FDCWD, "/usr/lib/x86_64-linux-gnu/libpgm-5.2.so.0", O_RDONLY|O_CLOEXEC) = 3</text:span><text:span/></text:p>
      <text:p text:style-name="P438"><text:span>read(3, "\177ELF\2\1\1\0\0\0\0\0\0\0\0\0\3\0&gt;\0\1\0\0\0000;\0\0\0\0\0\0"..., 832) = 832</text:span><text:span/></text:p>
      <text:p text:style-name="P439"><text:span>fstat(3, {st_mode=S_IFREG|0644, st_size=293784, ...}) = 0</text:span><text:span/></text:p>
      <text:p text:style-name="P440"><text:span>mmap(NULL, 2406448, PROT_READ|PROT_EXEC, MAP_PRIVATE|MAP_DENYWRITE, 3, 0) = 0x7f0d967cb000</text:span><text:span/></text:p>
      <text:p text:style-name="P441"><text:span>mprotect(0x7f0d96812000, 2093056, PROT_NONE) = 0</text:span><text:span/></text:p>
      <text:p text:style-name="P442"><text:span>mmap(0x7f0d96a11000, 8192, PROT_READ|PROT_WRITE, MAP_PRIVATE|MAP_FIXED|MAP_DENYWRITE, 3, 0x46000) = 0x7f0d96a11000</text:span><text:span/></text:p>
      <text:p text:style-name="P443"><text:span>mmap(0x7f0d96a13000, 14384, PROT_READ|PROT_WRITE, MAP_PRIVATE|MAP_FIXED|MAP_ANONYMOUS, -1, 0) = 0x7f0d96a13000</text:span><text:span/></text:p>
      <text:p text:style-name="P444"><text:span>close(3)<text:s text:c="32"/>= 0</text:span><text:span/></text:p>
      <text:p text:style-name="P445"><text:span>access("/etc/ld.so.nohwcap", F_OK)<text:s text:c="6"/>= -1 ENOENT (No such file or directory)</text:span><text:span/></text:p>
      <text:p text:style-name="P446"><text:span>openat(AT_FDCWD, "/usr/lib/x86_64-linux-gnu/libnorm.so.1", O_RDONLY|O_CLOEXEC) = 3</text:span><text:span/></text:p>
      <text:p text:style-name="P447"><text:span>read(3, "\177ELF\2\1\1\0\0\0\0\0\0\0\0\0\3\0&gt;\0\1\0\0\0000\374\1\0\0\0\0\0"..., 832) = 832</text:span><text:span/></text:p>
      <text:p text:style-name="P448"><text:span>fstat(3, {st_mode=S_IFREG|0644, st_size=522248, ...}) = 0</text:span><text:span/></text:p>
      <text:p text:style-name="P449"><text:span>mmap(NULL, 8192, PROT_READ|PROT_WRITE, MAP_PRIVATE|MAP_ANONYMOUS, -1, 0) = 0x7f0d97aa1000</text:span><text:span/></text:p>
      <text:p text:style-name="P450"><text:span>mmap(NULL, 3340624, PROT_READ|PROT_EXEC, MAP_PRIVATE|MAP_DENYWRITE, 3, 0) = 0x7f0d9649b000</text:span><text:span/></text:p>
      <text:p text:style-name="P451"><text:span>mprotect(0x7f0d96518000, 2097152, PROT_NONE) = 0</text:span><text:span/></text:p>
      <text:p text:style-name="P452"><text:span>mmap(0x7f0d96718000, 12288, PROT_READ|PROT_WRITE, MAP_PRIVATE|MAP_FIXED|MAP_DENYWRITE, 3, 0x7d000) = 0x7f0d96718000</text:span><text:span/></text:p>
      <text:p text:style-name="P453"><text:span>mmap(0x7f0d9671b000, 719184, PROT_READ|PROT_WRITE, MAP_PRIVATE|MAP_FIXED|MAP_ANONYMOUS, -1, 0) = 0x7f0d9671b000</text:span><text:span/></text:p>
      <text:p text:style-name="P454"><text:span>close(3)<text:s text:c="32"/>= 0</text:span><text:span/></text:p>
      <text:p text:style-name="P455"><text:span>access("/etc/ld.so.nohwcap", F_OK)<text:s text:c="6"/>= -1 ENOENT (No such file or directory)</text:span><text:span/></text:p>
      <text:p text:style-name="P456"><text:span>openat(AT_FDCWD, "/lib/x86_64-linux-gnu/librt.so.1", O_RDONLY|O_CLOEXEC) = 3</text:span><text:span/></text:p>
      <text:p text:style-name="P457"><text:span>read(3, "\177ELF\2\1\1\0\0\0\0\0\0\0\0\0\3\0&gt;\0\1\0\0\0\0\"\0\0\0\0\0\0"..., 832) = 832</text:span><text:span/></text:p>
      <text:p text:style-name="P458"><text:span>fstat(3, {st_mode=S_IFREG|0644, st_size=31680, ...}) = 0</text:span><text:span/></text:p>
      <text:p text:style-name="P459"><text:span>mmap(NULL, 2128864, PROT_READ|PROT_EXEC, MAP_PRIVATE|MAP_DENYWRITE, 3, 0) = 0x7f0d96293000</text:span><text:span/></text:p>
      <text:p text:style-name="P460"><text:span>mprotect(0x7f0d9629a000, 2093056, PROT_NONE) = 0</text:span><text:span/></text:p>
      <text:p text:style-name="P461"><text:span>mmap(0x7f0d96499000, 8192, PROT_READ|PROT_WRITE, MAP_PRIVATE|MAP_FIXED|MAP_DENYWRITE, 3, 0x6000) = 0x7f0d96499000</text:span><text:span/></text:p>
      <text:p text:style-name="P462"><text:span>close(3)<text:s text:c="32"/>= 0</text:span><text:span/></text:p>
      <text:p text:style-name="P463"><text:span>access("/etc/ld.so.nohwcap", F_OK)<text:s text:c="6"/>= -1 ENOENT (No such file or directory)</text:span><text:span/></text:p>
      <text:p text:style-name="P464"><text:span>openat(AT_FDCWD, "/lib/x86_64-linux-gnu/libpthread.so.0", O_RDONLY|O_CLOEXEC) = 3</text:span><text:span/></text:p>
      <text:p text:style-name="P465"><text:span>read(3, "\177ELF\2\1\1\0\0\0\0\0\0\0\0\0\3\0&gt;\0\1\0\0\0000b\0\0\0\0\0\0"..., 832) = 832</text:span><text:span/></text:p>
      <text:p text:style-name="P466"><text:span>fstat(3, {st_mode=S_IFREG|0755, st_size=144976, ...}) = 0</text:span><text:span/></text:p>
      <text:p text:style-name="P467"><text:span>mmap(NULL, 2221184, PROT_READ|PROT_EXEC, MAP_PRIVATE|MAP_DENYWRITE, 3, 0) = 0x7f0d96074000</text:span><text:span/></text:p>
      <text:p text:style-name="P468"><text:span>mprotect(0x7f0d9608e000, 2093056, PROT_NONE) = 0</text:span><text:span/></text:p>
      <text:p text:style-name="P469"><text:span>mmap(0x7f0d9628d000, 8192, PROT_READ|PROT_WRITE, MAP_PRIVATE|MAP_FIXED|MAP_DENYWRITE, 3, 0x19000) = 0x7f0d9628d000</text:span><text:span/></text:p>
      <text:p text:style-name="P470"><text:span>mmap(0x7f0d9628f000, 13440, PROT_READ|PROT_WRITE, MAP_PRIVATE|MAP_FIXED|MAP_ANONYMOUS, -1, 0) = 0x7f0d9628f000</text:span><text:span/></text:p>
      <text:p text:style-name="P471"><text:span>close(3)<text:s text:c="32"/>= 0</text:span><text:span/></text:p>
      <text:p text:style-name="P472"><text:span>access("/etc/ld.so.nohwcap", F_OK)<text:s text:c="6"/>= -1 ENOENT (No such file or directory)</text:span><text:span/></text:p>
      <text:p text:style-name="P473"><text:span>openat(AT_FDCWD, "/lib/x86_64-linux-gnu/libm.so.6", O_RDONLY|O_CLOEXEC) = 3</text:span><text:span/></text:p>
      <text:p text:style-name="P474"><text:span>read(3, "\177ELF\2\1\1\3\0\0\0\0\0\0\0\0\3\0&gt;\0\1\0\0\0\200\272\0\0\0\0\0\0"..., 832) = 832</text:span><text:span/></text:p>
      <text:p text:style-name="P475"><text:span>fstat(3, {st_mode=S_IFREG|0644, st_size=1700792, ...}) = 0</text:span><text:span/></text:p>
      <text:p text:style-name="P476"><text:span>mmap(NULL, 3789144, PROT_READ|PROT_EXEC, MAP_PRIVATE|MAP_DENYWRITE, 3, 0) = 0x7f0d95cd6000</text:span><text:span/></text:p>
      <text:p text:style-name="P477"><text:span>mprotect(0x7f0d95e73000, 2093056, PROT_NONE) = 0</text:span><text:span/></text:p>
      <text:p text:style-name="P478"><text:span>mmap(0x7f0d96072000, 8192, PROT_READ|PROT_WRITE, MAP_PRIVATE|MAP_FIXED|MAP_DENYWRITE, 3, 0x19c000) = 0x7f0d96072000</text:span><text:span/></text:p>
      <text:p text:style-name="P479"><text:span>close(3)<text:s text:c="32"/>= 0</text:span><text:span/></text:p>
      <text:p text:style-name="P480"><text:span>mmap(NULL, 8192, PROT_READ|PROT_WRITE, MAP_PRIVATE|MAP_ANONYMOUS, -1, 0) = 0x7f0d97a9f000</text:span><text:span/></text:p>
      <text:p text:style-name="P481"><text:span>mmap(NULL, 12288, PROT_READ|PROT_WRITE, MAP_PRIVATE|MAP_ANONYMOUS, -1, 0) = 0x7f0d97a9c000</text:span><text:span/></text:p>
      <text:p text:style-name="P482"><text:span>arch_prctl(ARCH_SET_FS, 0x7f0d97a9cb80) = 0</text:span><text:span/></text:p>
      <text:p text:style-name="P483"><text:span>mprotect(0x7f0d9704f000, 16384, PROT_READ) = 0</text:span><text:span/></text:p>
      <text:p text:style-name="P484"><text:span>mprotect(0x7f0d96072000, 4096, PROT_READ) = 0</text:span><text:span/></text:p>
      <text:p text:style-name="P485"><text:span>mprotect(0x7f0d9628d000, 4096, PROT_READ) = 0</text:span><text:span/></text:p>
      <text:p text:style-name="P486"><text:span>mprotect(0x7f0d96499000, 4096, PROT_READ) = 0</text:span><text:span/></text:p>
      <text:p text:style-name="P487"><text:span>mprotect(0x7f0d9726f000, 4096, PROT_READ) = 0</text:span><text:span/></text:p>
      <text:p text:style-name="P488"><text:span>mmap(NULL, 8192, PROT_READ|PROT_WRITE, MAP_PRIVATE|MAP_ANONYMOUS, -1, 0) = 0x7f0d97a9a000</text:span><text:span/></text:p>
      <text:p text:style-name="P489"><text:span>mprotect(0x7f0d975ea000, 40960, PROT_READ) = 0</text:span><text:span/></text:p>
      <text:p text:style-name="P490"><text:span>mprotect(0x7f0d96718000, 8192, PROT_READ) = 0</text:span><text:span/></text:p>
      <text:p text:style-name="P491"><text:span>mprotect(0x7f0d96a11000, 4096, PROT_READ) = 0</text:span><text:span/></text:p>
      <text:p text:style-name="P492"><text:span>mprotect(0x7f0d96c66000, 4096, PROT_READ) = 0</text:span><text:span/></text:p>
      <text:p text:style-name="P493"><text:span>mprotect(0x7f0d9788d000, 24576, PROT_READ) = 0</text:span><text:span/></text:p>
      <text:p text:style-name="P494"><text:span>mprotect(0x557170ccf000, 4096, PROT_READ) = 0</text:span><text:span/></text:p>
      <text:p text:style-name="P495"><text:span>mprotect(0x7f0d97abb000, 4096, PROT_READ) = 0</text:span><text:span/></text:p>
      <text:p text:style-name="P496"><text:span>munmap(0x7f0d97aa5000, 89878)<text:s text:c="11"/>= 0</text:span><text:span/></text:p>
      <text:p text:style-name="P497"><text:span>set_tid_address(0x7f0d97a9ce50)<text:s text:c="9"/>= 6275</text:span><text:span/></text:p>
      <text:p text:style-name="P498"><text:span>set_robust_list(0x7f0d97a9ce60, 24)<text:s text:c="5"/>= 0</text:span><text:span/></text:p>
      <text:p text:style-name="P499"><text:span>rt_sigaction(SIGRTMIN, {sa_handler=0x7f0d96079cb0, sa_mask=[], sa_flags=SA_RESTORER|SA_SIGINFO, sa_restorer=0x7f0d960868a0}, NULL, 8) = 0</text:span><text:span/></text:p>
      <text:p text:style-name="P500"><text:span>rt_sigaction(SIGRT_1, {sa_handler=0x7f0d96079d50, sa_mask=[], sa_flags=SA_RESTORER|SA_RESTART|SA_SIGINFO, sa_restorer=0x7f0d960868a0}, NULL, 8) = 0</text:span><text:span/></text:p>
      <text:p text:style-name="P501"><text:span>rt_sigprocmask(SIG_UNBLOCK, [RTMIN RT_1], NULL, 8) = 0</text:span><text:span/></text:p>
      <text:p text:style-name="P502"><text:span>prlimit64(0, RLIMIT_STACK, NULL, {rlim_cur=8192*1024, rlim_max=RLIM64_INFINITY}) = 0</text:span><text:span/></text:p>
      <text:p text:style-name="P503"><text:span>brk(NULL)<text:s text:c="31"/>= 0x557172794000</text:span><text:span/></text:p>
      <text:p text:style-name="P504"><text:span>brk(0x5571727b5000)<text:s text:c="21"/>= 0x5571727b5000</text:span><text:span/></text:p>
      <text:p text:style-name="P505"><text:span>futex(0x7f0d975f709c, FUTEX_WAKE_PRIVATE, 2147483647) = 0</text:span><text:span/></text:p>
      <text:p text:style-name="P506"><text:span>futex(0x7f0d975f70a8, FUTEX_WAKE_PRIVATE, 2147483647) = 0</text:span><text:span/></text:p>
      <text:p text:style-name="P507"><text:span>openat(AT_FDCWD, "/sys/devices/system/cpu/online", O_RDONLY|O_CLOEXEC) = 3</text:span><text:span/></text:p>
      <text:p text:style-name="P508"><text:span>read(3, "0-7\n", 8192)<text:s text:c="18"/>= 4</text:span><text:span/></text:p>
      <text:p text:style-name="P509"><text:span>close(3)<text:s text:c="32"/>= 0</text:span><text:span/></text:p>
      <text:p text:style-name="P510"><text:span>openat(AT_FDCWD, "/sys/devices/system/cpu", O_RDONLY|O_NONBLOCK|O_CLOEXEC|O_DIRECTORY) = 3</text:span><text:span/></text:p>
      <text:p text:style-name="P511"><text:span>fstat(3, {st_mode=S_IFDIR|0755, st_size=0, ...}) = 0</text:span><text:span/></text:p>
      <text:p text:style-name="P512"><text:span>getdents(3, /* 26 entries */, 32768)<text:s text:c="4"/>= 752</text:span><text:span/></text:p>
      <text:p text:style-name="P513"><text:span>getdents(3, /* 0 entries */, 32768)<text:s text:c="5"/>= 0</text:span><text:span/></text:p>
      <text:p text:style-name="P514"><text:span>close(3)<text:s text:c="32"/>= 0</text:span><text:span/></text:p>
      <text:p text:style-name="P515"><text:span>getpid()<text:s text:c="32"/>= 6275</text:span><text:span/></text:p>
      <text:p text:style-name="P516"><text:span>sched_getaffinity(6275, 128, [0, 1, 2, 3, 4, 5, 6, 7]) = 8</text:span><text:span/></text:p>
      <text:p text:style-name="P517"><text:span>openat(AT_FDCWD, "/etc/nsswitch.conf", O_RDONLY|O_CLOEXEC) = 3</text:span><text:span/></text:p>
      <text:p text:style-name="P518"><text:span>fstat(3, {st_mode=S_IFREG|0644, st_size=556, ...}) = 0</text:span><text:span/></text:p>
      <text:p text:style-name="P519"><text:span>read(3, "# /etc/nsswitch.conf\n#\n# Example"..., 4096) = 556</text:span><text:span/></text:p>
      <text:p text:style-name="P520"><text:span>read(3, "", 4096)<text:s text:c="23"/>= 0</text:span><text:span/></text:p>
      <text:p text:style-name="P521"><text:span>close(3)<text:s text:c="32"/>= 0</text:span><text:span/></text:p>
      <text:p text:style-name="P522"><text:span>openat(AT_FDCWD, "/etc/ld.so.cache", O_RDONLY|O_CLOEXEC) = 3</text:span><text:span/></text:p>
      <text:p text:style-name="P523"><text:span>fstat(3, {st_mode=S_IFREG|0644, st_size=89878, ...}) = 0</text:span><text:span/></text:p>
      <text:p text:style-name="P524"><text:span>mmap(NULL, 89878, PROT_READ, MAP_PRIVATE, 3, 0) = 0x7f0d97aa5000</text:span><text:span/></text:p>
      <text:p text:style-name="P525"><text:span>close(3)<text:s text:c="32"/>= 0</text:span><text:span/></text:p>
      <text:p text:style-name="P526"><text:span>access("/etc/ld.so.nohwcap", F_OK)<text:s text:c="6"/>= -1 ENOENT (No such file or directory)</text:span><text:span/></text:p>
      <text:p text:style-name="P527"><text:span>openat(AT_FDCWD, "/lib/x86_64-linux-gnu/tls/haswell/x86_64/libnss_db.so.2", O_RDONLY|O_CLOEXEC) = -1 ENOENT (No such file or directory)</text:span><text:span/></text:p>
      <text:p text:style-name="P528"><text:span>stat("/lib/x86_64-linux-gnu/tls/haswell/x86_64", 0x7ffcf0cb2ab0) = -1 ENOENT (No such file or directory)</text:span><text:span/></text:p>
      <text:p text:style-name="P529"><text:span>openat(AT_FDCWD, "/lib/x86_64-linux-gnu/tls/haswell/libnss_db.so.2", O_RDONLY|O_CLOEXEC) = -1 ENOENT (No such file or directory)</text:span><text:span/></text:p>
      <text:p text:style-name="P530"><text:span>stat("/lib/x86_64-linux-gnu/tls/haswell", 0x7ffcf0cb2ab0) = -1 ENOENT (No such file or directory)</text:span><text:span/></text:p>
      <text:p text:style-name="P531"><text:span>openat(AT_FDCWD, "/lib/x86_64-linux-gnu/tls/x86_64/libnss_db.so.2", O_RDONLY|O_CLOEXEC) = -1 ENOENT (No such file or directory)</text:span><text:span/></text:p>
      <text:p text:style-name="P532"><text:span>stat("/lib/x86_64-linux-gnu/tls/x86_64", 0x7ffcf0cb2ab0) = -1 ENOENT (No such file or directory)</text:span><text:span/></text:p>
      <text:p text:style-name="P533"><text:span>openat(AT_FDCWD, "/lib/x86_64-linux-gnu/tls/libnss_db.so.2", O_RDONLY|O_CLOEXEC) = -1 ENOENT (No such file or directory)</text:span><text:span/></text:p>
      <text:p text:style-name="P534"><text:span>stat("/lib/x86_64-linux-gnu/tls", 0x7ffcf0cb2ab0) = -1 ENOENT (No such file or directory)</text:span><text:span/></text:p>
      <text:p text:style-name="P535"><text:span>openat(AT_FDCWD, "/lib/x86_64-linux-gnu/haswell/x86_64/libnss_db.so.2", O_RDONLY|O_CLOEXEC) = -1 ENOENT (No such file or directory)</text:span><text:span/></text:p>
      <text:p text:style-name="P536"><text:span>stat("/lib/x86_64-linux-gnu/haswell/x86_64", 0x7ffcf0cb2ab0) = -1 ENOENT (No such file or directory)</text:span><text:span/></text:p>
      <text:p text:style-name="P537"><text:span>openat(AT_FDCWD, "/lib/x86_64-linux-gnu/haswell/libnss_db.so.2", O_RDONLY|O_CLOEXEC) = -1 ENOENT (No such file or directory)</text:span><text:span/></text:p>
      <text:p text:style-name="P538"><text:span>stat("/lib/x86_64-linux-gnu/haswell", 0x7ffcf0cb2ab0) = -1 ENOENT (No such file or directory)</text:span><text:span/></text:p>
      <text:p text:style-name="P539"><text:span>openat(AT_FDCWD, "/lib/x86_64-linux-gnu/x86_64/libnss_db.so.2", O_RDONLY|O_CLOEXEC) = -1 ENOENT (No such file or directory)</text:span><text:span/></text:p>
      <text:p text:style-name="P540"><text:span>stat("/lib/x86_64-linux-gnu/x86_64", 0x7ffcf0cb2ab0) = -1 ENOENT (No such file or directory)</text:span><text:span/></text:p>
      <text:p text:style-name="P541"><text:span>openat(AT_FDCWD, "/lib/x86_64-linux-gnu/libnss_db.so.2", O_RDONLY|O_CLOEXEC) = -1 ENOENT (No such file or directory)</text:span><text:span/></text:p>
      <text:p text:style-name="P542"><text:span>stat("/lib/x86_64-linux-gnu", {st_mode=S_IFDIR|0755, st_size=16384, ...}) = 0</text:span><text:span/></text:p>
      <text:p text:style-name="P543"><text:span>openat(AT_FDCWD, "/usr/lib/x86_64-linux-gnu/tls/haswell/x86_64/libnss_db.so.2", O_RDONLY|O_CLOEXEC) = -1 ENOENT (No such file or directory)</text:span><text:span/></text:p>
      <text:p text:style-name="P544"><text:span>stat("/usr/lib/x86_64-linux-gnu/tls/haswell/x86_64", 0x7ffcf0cb2ab0) = -1 ENOENT (No such file or directory)</text:span><text:span/></text:p>
      <text:p text:style-name="P545"><text:span>openat(AT_FDCWD, "/usr/lib/x86_64-linux-gnu/tls/haswell/libnss_db.so.2", O_RDONLY|O_CLOEXEC) = -1 ENOENT (No such file or directory)</text:span><text:span/></text:p>
      <text:p text:style-name="P546"><text:span>stat("/usr/lib/x86_64-linux-gnu/tls/haswell", 0x7ffcf0cb2ab0) = -1 ENOENT (No such file or directory)</text:span><text:span/></text:p>
      <text:p text:style-name="P547"><text:span>openat(AT_FDCWD, "/usr/lib/x86_64-linux-gnu/tls/x86_64/libnss_db.so.2", O_RDONLY|O_CLOEXEC) = -1 ENOENT (No such file or directory)</text:span><text:span/></text:p>
      <text:p text:style-name="P548"><text:span>stat("/usr/lib/x86_64-linux-gnu/tls/x86_64", 0x7ffcf0cb2ab0) = -1 ENOENT (No such file or directory)</text:span><text:span/></text:p>
      <text:p text:style-name="P549"><text:span>openat(AT_FDCWD, "/usr/lib/x86_64-linux-gnu/tls/libnss_db.so.2", O_RDONLY|O_CLOEXEC) = -1 ENOENT (No such file or directory)</text:span><text:span/></text:p>
      <text:p text:style-name="P550"><text:span>stat("/usr/lib/x86_64-linux-gnu/tls", 0x7ffcf0cb2ab0) = -1 ENOENT (No such file or directory)</text:span><text:span/></text:p>
      <text:p text:style-name="P551"><text:span>openat(AT_FDCWD, "/usr/lib/x86_64-linux-gnu/haswell/x86_64/libnss_db.so.2", O_RDONLY|O_CLOEXEC) = -1 ENOENT (No such file or directory)</text:span><text:span/></text:p>
      <text:p text:style-name="P552"><text:span>stat("/usr/lib/x86_64-linux-gnu/haswell/x86_64", 0x7ffcf0cb2ab0) = -1 ENOENT (No such file or directory)</text:span><text:span/></text:p>
      <text:p text:style-name="P553"><text:span>openat(AT_FDCWD, "/usr/lib/x86_64-linux-gnu/haswell/libnss_db.so.2", O_RDONLY|O_CLOEXEC) = -1 ENOENT (No such file or directory)</text:span><text:span/></text:p>
      <text:p text:style-name="P554"><text:span>stat("/usr/lib/x86_64-linux-gnu/haswell", 0x7ffcf0cb2ab0) = -1 ENOENT (No such file or directory)</text:span><text:span/></text:p>
      <text:p text:style-name="P555"><text:span>openat(AT_FDCWD, "/usr/lib/x86_64-linux-gnu/x86_64/libnss_db.so.2", O_RDONLY|O_CLOEXEC) = -1 ENOENT (No such file or directory)</text:span><text:span/></text:p>
      <text:p text:style-name="P556"><text:span>stat("/usr/lib/x86_64-linux-gnu/x86_64", 0x7ffcf0cb2ab0) = -1 ENOENT (No such file or directory)</text:span><text:span/></text:p>
      <text:p text:style-name="P557"><text:span>openat(AT_FDCWD, "/usr/lib/x86_64-linux-gnu/libnss_db.so.2", O_RDONLY|O_CLOEXEC) = -1 ENOENT (No such file or directory)</text:span><text:span/></text:p>
      <text:p text:style-name="P558"><text:span>stat("/usr/lib/x86_64-linux-gnu", {st_mode=S_IFDIR|0755, st_size=69632, ...}) = 0</text:span><text:span/></text:p>
      <text:p text:style-name="P559"><text:span>openat(AT_FDCWD, "/lib/tls/haswell/x86_64/libnss_db.so.2", O_RDONLY|O_CLOEXEC) = -1 ENOENT (No such file or directory)</text:span><text:span/></text:p>
      <text:p text:style-name="P560"><text:span>stat("/lib/tls/haswell/x86_64", 0x7ffcf0cb2ab0) = -1 ENOENT (No such file or directory)</text:span><text:span/></text:p>
      <text:p text:style-name="P561"><text:span>openat(AT_FDCWD, "/lib/tls/haswell/libnss_db.so.2", O_RDONLY|O_CLOEXEC) = -1 ENOENT (No such file or directory)</text:span><text:span/></text:p>
      <text:p text:style-name="P562"><text:span>stat("/lib/tls/haswell", 0x7ffcf0cb2ab0) = -1 ENOENT (No such file or directory)</text:span><text:span/></text:p>
      <text:p text:style-name="P563"><text:span>openat(AT_FDCWD, "/lib/tls/x86_64/libnss_db.so.2", O_RDONLY|O_CLOEXEC) = -1 ENOENT (No such file or directory)</text:span><text:span/></text:p>
      <text:p text:style-name="P564"><text:span>stat("/lib/tls/x86_64", 0x7ffcf0cb2ab0) = -1 ENOENT (No such file or directory)</text:span><text:span/></text:p>
      <text:p text:style-name="P565"><text:span>openat(AT_FDCWD, "/lib/tls/libnss_db.so.2", O_RDONLY|O_CLOEXEC) = -1 ENOENT (No such file or directory)</text:span><text:span/></text:p>
      <text:p text:style-name="P566"><text:span>stat("/lib/tls", 0x7ffcf0cb2ab0)<text:s text:c="8"/>= -1 ENOENT (No such file or directory)</text:span><text:span/></text:p>
      <text:p text:style-name="P567"><text:span>openat(AT_FDCWD, "/lib/haswell/x86_64/libnss_db.so.2", O_RDONLY|O_CLOEXEC) = -1 ENOENT (No such file or directory)</text:span><text:span/></text:p>
      <text:p text:style-name="P568"><text:span>stat("/lib/haswell/x86_64", 0x7ffcf0cb2ab0) = -1 ENOENT (No such file or directory)</text:span><text:span/></text:p>
      <text:p text:style-name="P569"><text:span>openat(AT_FDCWD, "/lib/haswell/libnss_db.so.2", O_RDONLY|O_CLOEXEC) = -1 ENOENT (No such file or directory)</text:span><text:span/></text:p>
      <text:p text:style-name="P570"><text:span>stat("/lib/haswell", 0x7ffcf0cb2ab0)<text:s text:c="4"/>= -1 ENOENT (No such file or directory)</text:span><text:span/></text:p>
      <text:p text:style-name="P571"><text:span>openat(AT_FDCWD, "/lib/x86_64/libnss_db.so.2", O_RDONLY|O_CLOEXEC) = -1 ENOENT (No such file or directory)</text:span><text:span/></text:p>
      <text:p text:style-name="P572"><text:span>stat("/lib/x86_64", 0x7ffcf0cb2ab0)<text:s text:c="5"/>= -1 ENOENT (No such file or directory)</text:span><text:span/></text:p>
      <text:p text:style-name="P573"><text:span>openat(AT_FDCWD, "/lib/libnss_db.so.2", O_RDONLY|O_CLOEXEC) = -1 ENOENT (No such file or directory)</text:span><text:span/></text:p>
      <text:p text:style-name="P574"><text:span>stat("/lib", {st_mode=S_IFDIR|0755, st_size=4096, ...}) = 0</text:span><text:span/></text:p>
      <text:p text:style-name="P575"><text:span>openat(AT_FDCWD, "/usr/lib/tls/haswell/x86_64/libnss_db.so.2", O_RDONLY|O_CLOEXEC) = -1 ENOENT (No such file or directory)</text:span><text:span/></text:p>
      <text:p text:style-name="P576"><text:span>stat("/usr/lib/tls/haswell/x86_64", 0x7ffcf0cb2ab0) = -1 ENOENT (No such file or directory)</text:span><text:span/></text:p>
      <text:p text:style-name="P577"><text:span>openat(AT_FDCWD, "/usr/lib/tls/haswell/libnss_db.so.2", O_RDONLY|O_CLOEXEC) = -1 ENOENT (No such file or directory)</text:span><text:span/></text:p>
      <text:p text:style-name="P578"><text:span>stat("/usr/lib/tls/haswell", 0x7ffcf0cb2ab0) = -1 ENOENT (No such file or directory)</text:span><text:span/></text:p>
      <text:p text:style-name="P579"><text:span>openat(AT_FDCWD, "/usr/lib/tls/x86_64/libnss_db.so.2", O_RDONLY|O_CLOEXEC) = -1 ENOENT (No such file or directory)</text:span><text:span/></text:p>
      <text:p text:style-name="P580"><text:span>stat("/usr/lib/tls/x86_64", 0x7ffcf0cb2ab0) = -1 ENOENT (No such file or directory)</text:span><text:span/></text:p>
      <text:p text:style-name="P581"><text:span>openat(AT_FDCWD, "/usr/lib/tls/libnss_db.so.2", O_RDONLY|O_CLOEXEC) = -1 ENOENT (No such file or directory)</text:span><text:span/></text:p>
      <text:p text:style-name="P582"><text:span>stat("/usr/lib/tls", 0x7ffcf0cb2ab0)<text:s text:c="4"/>= -1 ENOENT (No such file or directory)</text:span><text:span/></text:p>
      <text:p text:style-name="P583"><text:span>openat(AT_FDCWD, "/usr/lib/haswell/x86_64/libnss_db.so.2", O_RDONLY|O_CLOEXEC) = -1 ENOENT (No such file or directory)</text:span><text:span/></text:p>
      <text:p text:style-name="P584"><text:span>stat("/usr/lib/haswell/x86_64", 0x7ffcf0cb2ab0) = -1 ENOENT (No such file or directory)</text:span><text:span/></text:p>
      <text:p text:style-name="P585"><text:span>openat(AT_FDCWD, "/usr/lib/haswell/libnss_db.so.2", O_RDONLY|O_CLOEXEC) = -1 ENOENT (No such file or directory)</text:span><text:span/></text:p>
      <text:p text:style-name="P586"><text:span>stat("/usr/lib/haswell", 0x7ffcf0cb2ab0) = -1 ENOENT (No such file or directory)</text:span><text:span/></text:p>
      <text:p text:style-name="P587"><text:span>openat(AT_FDCWD, "/usr/lib/x86_64/libnss_db.so.2", O_RDONLY|O_CLOEXEC) = -1 ENOENT (No such file or directory)</text:span><text:span/></text:p>
      <text:p text:style-name="P588"><text:span>stat("/usr/lib/x86_64", 0x7ffcf0cb2ab0) = -1 ENOENT (No such file or directory)</text:span><text:span/></text:p>
      <text:p text:style-name="P589"><text:span>openat(AT_FDCWD, "/usr/lib/libnss_db.so.2", O_RDONLY|O_CLOEXEC) = -1 ENOENT (No such file or directory)</text:span><text:span/></text:p>
      <text:p text:style-name="P590"><text:span>stat("/usr/lib", {st_mode=S_IFDIR|0755, st_size=4096, ...}) = 0</text:span><text:span/></text:p>
      <text:p text:style-name="P591"><text:span>munmap(0x7f0d97aa5000, 89878)<text:s text:c="11"/>= 0</text:span><text:span/></text:p>
      <text:p text:style-name="P592"><text:span>openat(AT_FDCWD, "/etc/ld.so.cache", O_RDONLY|O_CLOEXEC) = 3</text:span><text:span/></text:p>
      <text:p text:style-name="P593"><text:span>fstat(3, {st_mode=S_IFREG|0644, st_size=89878, ...}) = 0</text:span><text:span/></text:p>
      <text:p text:style-name="P594"><text:span>mmap(NULL, 89878, PROT_READ, MAP_PRIVATE, 3, 0) = 0x7f0d97aa5000</text:span><text:span/></text:p>
      <text:p text:style-name="P595"><text:span>close(3)<text:s text:c="32"/>= 0</text:span><text:span/></text:p>
      <text:p text:style-name="P596"><text:span>access("/etc/ld.so.nohwcap", F_OK)<text:s text:c="6"/>= -1 ENOENT (No such file or directory)</text:span><text:span/></text:p>
      <text:p text:style-name="P597"><text:span>openat(AT_FDCWD, "/lib/x86_64-linux-gnu/libnss_files.so.2", O_RDONLY|O_CLOEXEC) = 3</text:span><text:span/></text:p>
      <text:p text:style-name="P598"><text:span>read(3, "\177ELF\2\1\1\0\0\0\0\0\0\0\0\0\3\0&gt;\0\1\0\0\0P#\0\0\0\0\0\0"..., 832) = 832</text:span><text:span/></text:p>
      <text:p text:style-name="P599"><text:span>fstat(3, {st_mode=S_IFREG|0644, st_size=47568, ...}) = 0</text:span><text:span/></text:p>
      <text:p text:style-name="P600"><text:span>mmap(NULL, 2168632, PROT_READ|PROT_EXEC, MAP_PRIVATE|MAP_DENYWRITE, 3, 0) = 0x7f0d95ac4000</text:span><text:span/></text:p>
      <text:p text:style-name="P601"><text:span>mprotect(0x7f0d95acf000, 2093056, PROT_NONE) = 0</text:span><text:span/></text:p>
      <text:p text:style-name="P602"><text:span>mmap(0x7f0d95cce000, 8192, PROT_READ|PROT_WRITE, MAP_PRIVATE|MAP_FIXED|MAP_DENYWRITE, 3, 0xa000) = 0x7f0d95cce000</text:span><text:span/></text:p>
      <text:p text:style-name="P603"><text:span>mmap(0x7f0d95cd0000, 22328, PROT_READ|PROT_WRITE, MAP_PRIVATE|MAP_FIXED|MAP_ANONYMOUS, -1, 0) = 0x7f0d95cd0000</text:span><text:span/></text:p>
      <text:p text:style-name="P604"><text:span>close(3)<text:s text:c="32"/>= 0</text:span><text:span/></text:p>
      <text:p text:style-name="P605"><text:span>mprotect(0x7f0d95cce000, 4096, PROT_READ) = 0</text:span><text:span/></text:p>
      <text:p text:style-name="P606"><text:span>munmap(0x7f0d97aa5000, 89878)<text:s text:c="11"/>= 0</text:span><text:span/></text:p>
      <text:p text:style-name="P607"><text:span>openat(AT_FDCWD, "/etc/protocols", O_RDONLY|O_CLOEXEC) = 3</text:span><text:span/></text:p>
      <text:p text:style-name="P608"><text:span>fstat(3, {st_mode=S_IFREG|0644, st_size=2932, ...}) = 0</text:span><text:span/></text:p>
      <text:p text:style-name="P609"><text:span>read(3, "# Internet (IP) protocols\n#\n# Up"..., 4096) = 2932</text:span><text:span/></text:p>
      <text:p text:style-name="P610"><text:span>read(3, "", 4096)<text:s text:c="23"/>= 0</text:span><text:span/></text:p>
      <text:p text:style-name="P611"><text:span>close(3)<text:s text:c="32"/>= 0</text:span><text:span/></text:p>
      <text:p text:style-name="P612"><text:span>eventfd2(0, EFD_CLOEXEC)<text:s text:c="16"/>= 3</text:span><text:span/></text:p>
      <text:p text:style-name="P613"><text:span>fcntl(3, F_GETFL)<text:s text:c="23"/>= 0x2 (flags O_RDWR)</text:span><text:span/></text:p>
      <text:p text:style-name="P614"><text:span>fcntl(3, F_SETFL, O_RDWR|O_NONBLOCK)<text:s text:c="4"/>= 0</text:span><text:span/></text:p>
      <text:p text:style-name="P615"><text:span>fcntl(3, F_GETFL)<text:s text:c="23"/>= 0x802 (flags O_RDWR|O_NONBLOCK)</text:span><text:span/></text:p>
      <text:p text:style-name="P616"><text:span>fcntl(3, F_SETFL, O_RDWR|O_NONBLOCK)<text:s text:c="4"/>= 0</text:span><text:span/></text:p>
      <text:p text:style-name="P617"><text:span>getrandom("\xd7\xc6\x33\x73\x16\x97\xbd\x24\x25\x71\xe6\x4a\xd4\x25\x36\xfc", 16, 0) = 16</text:span><text:span/></text:p>
      <text:p text:style-name="P618"><text:span>getrandom("\xa2\x6a\xa6\x49\x1f\x07\x86\x0e\x7a\xa2\x03\xcb\x25\x8d\x87\x9a", 16, 0) = 16</text:span><text:span/></text:p>
      <text:p text:style-name="P619"><text:span>fstat(0, {st_mode=S_IFCHR|0620, st_rdev=makedev(136, 1), ...}) = 0</text:span><text:span/></text:p>
      <text:p text:style-name="P620"><text:span>read(0, create 1 -1</text:span><text:span/></text:p>
      <text:p text:style-name="P621"><text:span>"create 1 -1\n", 1024)<text:s text:c="10"/>= 12</text:span><text:span/></text:p>
      <text:p text:style-name="P622"><text:span>clone(child_stack=NULL, flags=CLONE_CHILD_CLEARTID|CLONE_CHILD_SETTID|SIGCHLD, child_tidptr=0x7f0d97a9ce50) = 6332</text:span><text:span/></text:p>
      <text:p text:style-name="P623"><text:span>eventfd2(0, EFD_CLOEXEC)<text:s text:c="16"/>= 4</text:span><text:span/></text:p>
      <text:p text:style-name="P624"><text:span>fcntl(4, F_GETFL)<text:s text:c="23"/>= 0x2 (flags O_RDWR)</text:span><text:span/></text:p>
      <text:p text:style-name="P625"><text:span>fcntl(4, F_SETFL, O_RDWR|O_NONBLOCK)<text:s text:c="4"/>= 0</text:span><text:span/></text:p>
      <text:p text:style-name="P626"><text:span>fcntl(4, F_GETFL)<text:s text:c="23"/>= 0x802 (flags O_RDWR|O_NONBLOCK)</text:span><text:span/></text:p>
      <text:p text:style-name="P627"><text:span>fcntl(4, F_SETFL, O_RDWR|O_NONBLOCK)<text:s text:c="4"/>= 0</text:span><text:span/></text:p>
      <text:p text:style-name="P628"><text:span>epoll_create1(EPOLL_CLOEXEC)<text:s text:c="12"/>= 5</text:span><text:span/></text:p>
      <text:p text:style-name="P629"><text:span>epoll_ctl(5, EPOLL_CTL_ADD, 4, {0, {u32=1920626688, u64=93945740292096}}) = 0</text:span><text:span/></text:p>
      <text:p text:style-name="P630"><text:span>epoll_ctl(5, EPOLL_CTL_MOD, 4, {EPOLLIN, {u32=1920626688, u64=93945740292096}}) = 0</text:span><text:span/></text:p>
      <text:p text:style-name="P631"><text:span>mmap(NULL, 8392704, PROT_NONE, MAP_PRIVATE|MAP_ANONYMOUS|MAP_STACK, -1, 0) = 0x7f0d952c3000</text:span><text:span/></text:p>
      <text:p text:style-name="P632"><text:span>mprotect(0x7f0d952c4000, 8388608, PROT_READ|PROT_WRITE) = 0</text:span><text:span/></text:p>
      <text:p text:style-name="P633"><text:span>clone(child_stack=0x7f0d95ac2b70, flags=CLONE_VM|CLONE_FS|CLONE_FILES|CLONE_SIGHAND|CLONE_THREAD|CLONE_SYSVSEM|CLONE_SETTLS|CLONE_PARENT_SETTID|CLONE_CHILD_CLEARTID, parent_tidptr=0x7f0d95ac39d0, tls=0x7f0d95ac3700, child_tidptr=0x7f0d95ac39d0) = 6333</text:span><text:span/></text:p>
      <text:p text:style-name="P634"><text:span>openat(AT_FDCWD, "/proc/self/task/6333/comm", O_RDWR) = 6</text:span><text:span/></text:p>
      <text:p text:style-name="P635"><text:span>write(6, "ZMQbg/0", 7)<text:s text:c="18"/>= 7</text:span><text:span/></text:p>
      <text:p text:style-name="P636"><text:span>close(6)<text:s text:c="32"/>= 0</text:span><text:span/></text:p>
      <text:p text:style-name="P637"><text:span>eventfd2(0, EFD_CLOEXEC)<text:s text:c="16"/>= 6</text:span><text:span/></text:p>
      <text:p text:style-name="P638"><text:span>fcntl(6, F_GETFL)<text:s text:c="23"/>= 0x2 (flags O_RDWR)</text:span><text:span/></text:p>
      <text:p text:style-name="P639"><text:span>fcntl(6, F_SETFL, O_RDWR|O_NONBLOCK)<text:s text:c="4"/>= 0</text:span><text:span/></text:p>
      <text:p text:style-name="P640"><text:span>fcntl(6, F_GETFL)<text:s text:c="23"/>= 0x802 (flags O_RDWR|O_NONBLOCK)</text:span><text:span/></text:p>
      <text:p text:style-name="P641"><text:span>fcntl(6, F_SETFL, O_RDWR|O_NONBLOCK)<text:s text:c="4"/>= 0</text:span><text:span/></text:p>
      <text:p text:style-name="P642"><text:span>epoll_create1(EPOLL_CLOEXEC)<text:s text:c="12"/>= 7</text:span><text:span/></text:p>
      <text:p text:style-name="P643"><text:span>epoll_ctl(7, EPOLL_CTL_ADD, 6, {0, {u32=1920626944, u64=93945740292352}}) = 0</text:span><text:span/></text:p>
      <text:p text:style-name="P644"><text:span>epoll_ctl(7, EPOLL_CTL_MOD, 6, {EPOLLIN, {u32=1920626944, u64=93945740292352}}) = 0</text:span><text:span/></text:p>
      <text:p text:style-name="P645"><text:span>mmap(NULL, 8392704, PROT_NONE, MAP_PRIVATE|MAP_ANONYMOUS|MAP_STACK, -1, 0) = 0x7f0d94ac2000</text:span><text:span/></text:p>
      <text:p text:style-name="P646"><text:span>mprotect(0x7f0d94ac3000, 8388608, PROT_READ|PROT_WRITE) = 0</text:span><text:span/></text:p>
      <text:p text:style-name="P647"><text:span>clone(child_stack=0x7f0d952c1b70, flags=CLONE_VM|CLONE_FS|CLONE_FILES|CLONE_SIGHAND|CLONE_THREAD|CLONE_SYSVSEM|CLONE_SETTLS|CLONE_PARENT_SETTID|CLONE_CHILD_CLEARTID, parent_tidptr=0x7f0d952c29d0, tls=0x7f0d952c2700, child_tidptr=0x7f0d952c29d0) = 6334</text:span><text:span/></text:p>
      <text:p text:style-name="P648"><text:span>openat(AT_FDCWD, "/proc/self/task/6334/comm", O_RDWR) = 8</text:span><text:span/></text:p>
      <text:p text:style-name="P649"><text:span>write(8, "ZMQbg/1", 7)<text:s text:c="18"/>= 7</text:span><text:span/></text:p>
      <text:p text:style-name="P650"><text:span>close(8)<text:s text:c="32"/>= 0</text:span><text:span/></text:p>
      <text:p text:style-name="P651"><text:span>eventfd2(0, EFD_CLOEXEC)<text:s text:c="16"/>= 8</text:span><text:span/></text:p>
      <text:p text:style-name="P652"><text:span>fcntl(8, F_GETFL)<text:s text:c="23"/>= 0x2 (flags O_RDWR)</text:span><text:span/></text:p>
      <text:p text:style-name="P653"><text:span>fcntl(8, F_SETFL, O_RDWR|O_NONBLOCK)<text:s text:c="4"/>= 0</text:span><text:span/></text:p>
      <text:p text:style-name="P654"><text:span>fcntl(8, F_GETFL)<text:s text:c="23"/>= 0x802 (flags O_RDWR|O_NONBLOCK)</text:span><text:span/></text:p>
      <text:p text:style-name="P655"><text:span>fcntl(8, F_SETFL, O_RDWR|O_NONBLOCK)<text:s text:c="4"/>= 0</text:span><text:span/></text:p>
      <text:p text:style-name="P656"><text:span>poll([{fd=8, events=POLLIN}], 1, 0)<text:s text:c="5"/>= 0 (Timeout)</text:span><text:span/></text:p>
      <text:p text:style-name="P657"><text:span>socket(AF_NETLINK, SOCK_RAW|SOCK_CLOEXEC, NETLINK_ROUTE) = 9</text:span><text:span/></text:p>
      <text:p text:style-name="P658"><text:span>bind(9, {sa_family=AF_NETLINK, nl_pid=0, nl_groups=00000000}, 12) = 0</text:span><text:span/></text:p>
      <text:p text:style-name="P659"><text:span>getsockname(9, {sa_family=AF_NETLINK, nl_pid=6275, nl_groups=00000000}, [12]) = 0</text:span><text:span/></text:p>
      <text:p text:style-name="P660"><text:span>sendto(9, {{len=20, type=RTM_GETLINK, flags=NLM_F_REQUEST|NLM_F_DUMP, seq=1619290764, pid=0}, {ifi_family=AF_UNSPEC, ...}}, 20, 0, {sa_family=AF_NETLINK, nl_pid=0, nl_groups=00000000}, 12) = 20</text:span><text:span/></text:p>
      <text:p text:style-name="P661"><text:span>recvmsg(9, {msg_name={sa_family=AF_NETLINK, nl_pid=0, nl_groups=00000000}, msg_namelen=12, msg_iov=[{iov_base=[{{len=1316, type=RTM_NEWLINK, flags=NLM_F_MULTI, seq=1619290764, pid=6275}, {ifi_family=AF_UNSPEC, ifi_type=ARPHRD_LOOPBACK, ifi_index=if_nametoin</text:span><text:span>dex("lo"), ifi_flags=IFF_UP|IFF_LOOPBACK|IFF_RUNNING|0x10000, ifi_change=0}, [{{nla_len=7, nla_type=IFLA_IFNAME}, "lo"}, {{nla_len=8, nla_type=IFLA_TXQLEN}, 1000}, {{nla_len=5, nla_type=IFLA_OPERSTATE}, 0}, {{nla_len=5, nla_type=IFLA_LINKMODE}, 0}, {{nla_le</text:span><text:span>n=8, nla_type=IFLA_MTU}, 65536}, {{nla_len=8, nla_type=0x32 /* IFLA_??? */}, "\x00\x00\x00\x00"}, {{nla_len=8, nla_type=0x33 /* IFLA_??? */}, "\x00\x00\x00\x00"}, {{nla_len=8, nla_type=IFLA_GROUP}, 0}, {{nla_len=8, nla_type=IFLA_PROMISCUITY}, 0}, {{nla_len=</text:span><text:span>8, nla_type=IFLA_NUM_TX_QUEUES}, 1}, {{nla_len=8, nla_type=IFLA_GSO_MAX_SEGS}, 65535}, {{nla_len=8, nla_type=IFLA_GSO_MAX_SIZE}, 65536}, {{nla_len=8, nla_type=IFLA_NUM_RX_QUEUES}, 1}, {{nla_len=5, nla_type=IFLA_CARRIER}, 1}, {{nla_len=12, nla_type=IFLA_QDIS</text:span><text:span>C}, "noqueue"}, {{nla_len=8, nla_type=IFLA_CARRIER_CHANGES}, 0}, {{nla_len=5, nla_type=IFLA_PROTO_DOWN}, 0}, {{nla_len=8, nla_type=0x2f /* IFLA_??? */}, "\x00\x00\x00\x00"}, {{nla_len=8, nla_type=0x30 /* IFLA_??? */}, "\x00\x00\x00\x00"}, {{nla_len=36, nla_</text:span><text:span>type=IFLA_MAP}, {mem_start=0, mem_end=0, base_addr=0, irq=0, dma=0, port=0}}, {{nla_len=10, nla_type=IFLA_ADDRESS}, "\x00\x00\x00\x00\x00\x00"}, {{nla_len=10, nla_type=IFLA_BROADCAST}, "\x00\x00\x00\x00\x00\x00"}, {{nla_len=196, nla_type=IFLA_STATS64}, {rx_</text:span><text:span>packets=689, tx_packets=689, rx_bytes=62153, tx_bytes=62153, rx_errors=0, tx_errors=0, rx_dropped=0, tx_dropped=0, multicast=0, collisions=0, rx_length_errors=0, rx_over_errors=0, rx_crc_errors=0, rx_frame_errors=0, rx_fifo_errors=0, rx_missed_errors=0, tx_</text:span><text:span>aborted_errors=0, tx_carrier_errors=0, tx_fifo_errors=0, tx_heartbeat_errors=0, tx_window_errors=0, rx_compressed=0, tx_compressed=0, rx_nohandler=0}}, {{nla_len=100, nla_type=IFLA_STATS}, {rx_packets=689, tx_packets=689, rx_bytes=62153, tx_bytes=62153, rx_</text:span><text:span>errors=0, tx_errors=0, rx_dropped=0, tx_dropped=0, multicast=0, collisions=0, rx_length_errors=0, rx_over_errors=0, rx_crc_errors=0, rx_frame_errors=0, rx_fifo_errors=0, rx_missed_errors=0, tx_aborted_errors=0, tx_carrier_errors=0, tx_fifo_errors=0, tx_hear</text:span><text:span>tbeat_errors=0, tx_window_errors=0, rx_compressed=0, tx_compressed=0, rx_nohandler=0}}, {{nla_len=12, nla_type=IFLA_XDP}, {{nla_len=5, nla_type=IFLA_XDP_ATTACHED}, 0}}, {{nla_len=760, nla_type=IFLA_AF_SPEC}, "\x88\x00\x02\x00\x84\x00\x01\x00\x00\x00\x00\x00</text:span><text:span>\x00\x00\x00\x00\x00\x00\x00\x00\x01\x00\x00\x00\x01\x00\x00\x00\x01\x00\x00\x00"...}]}, {{len=1320, type=RTM_NEWLINK, flags=NLM_F_MULTI, seq=1619290764, pid=6275}, {ifi_family=AF_UNSPEC, ifi_type=ARPHRD_ETHER, ifi_index=if_nametoindex("wlp2s0"), ifi_flags=</text:span><text:span>IFF_UP|IFF_BROADCAST|IFF_RUNNING|IFF_MULTICAST|0x10000, ifi_change=0}, [{{nla_len=11, nla_type=IFLA_IFNAME}, "wlp2s0"}, {{nla_len=8, nla_type=IFLA_TXQLEN}, 1000}, {{nla_len=5, nla_type=IFLA_OPERSTATE}, 6}, {{nla_len=5, nla_type=IFLA_LINKMODE}, 1}, {{nla_len</text:span><text:span>=8, nla_type=IFLA_MTU}, 1500}, {{nla_len=8, nla_type=0x32 /* IFLA_??? */}, "\x00\x01\x00\x00"}, {{nla_len=8, nla_type=0x33 /* IFLA_??? */}, "\x00\x09\x00\x00"}, {{nla_len=8, nla_type=IFLA_GROUP}, 0}, {{nla_len=8, nla_type=IFLA_PROMISCUITY}, 0}, {{nla_len=8,</text:span><text:span> nla_type=IFLA_NUM_TX_QUEUES}, 1}, {{nla_len=8, nla_type=IFLA_GSO_MAX_SEGS}, 65535}, {{nla_len=8, nla_type=IFLA_GSO_MAX_SIZE}, 65536}, {{nla_len=8, nla_type=IFLA_NUM_RX_QUEUES}, 1}, {{nla_len=5, nla_type=IFLA_CARRIER}, 1}, {{nla_len=12, nla_type=IFLA_QDISC}</text:span><text:span>, "noqueue"}, {{nla_len=8, nla_type=IFLA_CARRIER_CHANGES}, 2}, {{nla_len=5, nla_type=IFLA_PROTO_DOWN}, 0}, {{nla_len=8, nla_type=0x2f /* IFLA_??? */}, "\x01\x00\x00\x00"}, {{nla_len=8, nla_type=0x30 /* IFLA_??? */}, "\x01\x00\x00\x00"}, {{nla_len=36, nla_ty</text:span><text:span>pe=IFLA_MAP}, {mem_start=0, mem_end=0, base_addr=0, irq=0, dma=0, port=0}}, {{nla_len=10, nla_type=IFLA_ADDRESS}, "\xa0\xa4\xc5\x3f\x9c\xb0"}, {{nla_len=10, nla_type=IFLA_BROADCAST}, "\xff\xff\xff\xff\xff\xff"}, {{nla_len=196, nla_type=IFLA_STATS64}, {rx_pa</text:span><text:span>ckets=50480, tx_packets=13166, rx_bytes=61336523, tx_bytes=2613008, rx_errors=0, tx_errors=0, rx_dropped=0, tx_dropped=0, multicast=0, collisions=0, rx_length_errors=0, rx_over_errors=0, rx_crc_errors=0, rx_frame_errors=0, rx_fifo_errors=0, rx_missed_errors</text:span><text:span>=0, tx_aborted_errors=0, tx_carrier_errors=0, tx_fifo_errors=0, tx_heartbeat_errors=0, tx_window_errors=0, rx_compressed=0, tx_compressed=0, rx_nohandler=0}}, {{nla_len=100, nla_type=IFLA_STATS}, {rx_packets=50480, tx_packets=13166, rx_bytes=61336523, tx_by</text:span><text:span>tes=2613008, rx_errors=0, tx_errors=0, rx_dropped=0, tx_dropped=0, multicast=0, collisions=0, rx_length_errors=0, rx_over_errors=0, rx_crc_errors=0, rx_frame_errors=0, rx_fifo_errors=0, rx_missed_errors=0, tx_aborted_errors=0, tx_carrier_errors=0, tx_fifo_e</text:span><text:span>rrors=0, tx_heartbeat_errors=0, tx_window_errors=0, rx_compressed=0, tx_compressed=0, rx_nohandler=0}}, {{nla_len=12, nla_type=IFLA_XDP}, {{nla_len=5, nla_type=IFLA_XDP_ATTACHED}, 0}}, {{nla_len=760, nla_type=IFLA_AF_SPEC}, "\x88\x00\x02\x00\x84\x00\x01\x00</text:span><text:span>\x00\x00\x00\x00\x00\x00\x00\x00\x00\x00\x00\x00\x01\x00\x00\x00\x01\x00\x00\x00\x01\x00\x00\x00"...}]}], iov_len=4096}], msg_iovlen=1, msg_controllen=0, msg_flags=0}, 0) = 2636</text:span><text:span/></text:p>
      <text:p text:style-name="P662"><text:span>recvmsg(9, {msg_name={sa_family=AF_NETLINK, nl_pid=0, nl_groups=00000000}, msg_namelen=12, msg_iov=[{iov_base={{len=20, type=NLMSG_DONE, flags=NLM_F_MULTI, seq=1619290764, pid=6275}, 0}, iov_len=4096}], msg_iovlen=1, msg_controllen=0, msg_flags=0}, 0) = 20</text:span><text:span/></text:p>
      <text:p text:style-name="P663"><text:span>sendto(9, {{len=20, type=RTM_GETADDR, flags=NLM_F_REQUEST|NLM_F_DUMP, seq=1619290765, pid=0}, {ifa_family=AF_UNSPEC, ...}}, 20, 0, {sa_family=AF_NETLINK, nl_pid=0, nl_groups=00000000}, 12) = 20</text:span><text:span/></text:p>
      <text:p text:style-name="P664"><text:span>recvmsg(9, {msg_name={sa_family=AF_NETLINK, nl_pid=0, nl_groups=00000000}, msg_namelen=12, msg_iov=[{iov_base=[{{len=76, type=RTM_NEWADDR, flags=NLM_F_MULTI, seq=1619290765, pid=6275}, {ifa_family=AF_INET, ifa_prefixlen=8, ifa_flags=IFA_F_PERMANENT, ifa_sco</text:span><text:span>pe=RT_SCOPE_HOST, ifa_index=if_nametoindex("lo")}, [{{nla_len=8, nla_type=IFA_ADDRESS}, 127.0.0.1}, {{nla_len=8, nla_type=IFA_LOCAL}, 127.0.0.1}, {{nla_len=7, nla_type=IFA_LABEL}, "lo"}, {{nla_len=8, nla_type=IFA_FLAGS}, IFA_F_PERMANENT}, {{nla_len=20, nla_</text:span><text:span>type=IFA_CACHEINFO}, {ifa_prefered=4294967295, ifa_valid=4294967295, cstamp=494, tstamp=494}}]}, {{len=88, type=RTM_NEWADDR, flags=NLM_F_MULTI, seq=1619290765, pid=6275}, {ifa_family=AF_INET, ifa_prefixlen=24, ifa_flags=0, ifa_scope=RT_SCOPE_UNIVERSE, ifa_i</text:span><text:span>ndex=if_nametoindex("wlp2s0")}, [{{nla_len=8, nla_type=IFA_ADDRESS}, 192.168.1.65}, {{nla_len=8, nla_type=IFA_LOCAL}, 192.168.1.65}, {{nla_len=8, nla_type=IFA_BROADCAST}, 192.168.1.255}, {{nla_len=11, nla_type=IFA_LABEL}, "wlp2s0"}, {{nla_len=8, nla_type=IF</text:span><text:span>A_FLAGS}, IFA_F_NOPREFIXROUTE}, {{nla_len=20, nla_type=IFA_CACHEINFO}, {ifa_prefered=80135, ifa_valid=80135, cstamp=5190, tstamp=5338}}]}], iov_len=4096}], msg_iovlen=1, msg_controllen=0, msg_flags=0}, 0) = 164</text:span><text:span/></text:p>
      <text:p text:style-name="P665"><text:span>recvmsg(9, {msg_name={sa_family=AF_NETLINK, nl_pid=0, nl_groups=00000000}, msg_namelen=12, msg_iov=[{iov_base=[{{len=72, type=RTM_NEWADDR, flags=NLM_F_MULTI, seq=1619290765, pid=6275}, {ifa_family=AF_INET6, ifa_prefixlen=128, ifa_flags=IFA_F_PERMANENT, ifa_</text:span><text:span>scope=RT_SCOPE_HOST, ifa_index=if_nametoindex("lo")}, [{{nla_len=20, nla_type=IFA_ADDRESS}, ::1}, {{nla_len=20, nla_type=IFA_CACHEINFO}, {ifa_prefered=4294967295, ifa_valid=4294967295, cstamp=494, tstamp=494}}, {{nla_len=8, nla_type=IFA_FLAGS}, IFA_F_PERMAN</text:span><text:span>ENT}]}, {{len=72, type=RTM_NEWADDR, flags=NLM_F_MULTI, seq=1619290765, pid=6275}, {ifa_family=AF_INET6, ifa_prefixlen=64, ifa_flags=IFA_F_PERMANENT, ifa_scope=RT_SCOPE_LINK, ifa_index=if_nametoindex("wlp2s0")}, [{{nla_len=20, nla_type=IFA_ADDRESS}, fe80::b8</text:span><text:span>08:5092:9e25:67de}, {{nla_len=20, nla_type=IFA_CACHEINFO}, {ifa_prefered=4294967295, ifa_valid=4294967295, cstamp=5140, tstamp=452985}}, {{nla_len=8, nla_type=IFA_FLAGS}, IFA_F_PERMANENT|IFA_F_NOPREFIXROUTE}]}], iov_len=4096}], msg_iovlen=1, msg_controllen=</text:span><text:span>0, msg_flags=0}, 0) = 144</text:span><text:span/></text:p>
      <text:p text:style-name="P666"><text:span>recvmsg(9, {msg_name={sa_family=AF_NETLINK, nl_pid=0, nl_groups=00000000}, msg_namelen=12, msg_iov=[{iov_base={{len=20, type=NLMSG_DONE, flags=NLM_F_MULTI, seq=1619290765, pid=6275}, 0}, iov_len=4096}], msg_iovlen=1, msg_controllen=0, msg_flags=0}, 0) = 20</text:span><text:span/></text:p>
      <text:p text:style-name="P667"><text:span>close(9)<text:s text:c="32"/>= 0</text:span><text:span/></text:p>
      <text:p text:style-name="P668"><text:span>socket(AF_INET, SOCK_STREAM|SOCK_CLOEXEC, IPPROTO_TCP) = 9</text:span><text:span/></text:p>
      <text:p text:style-name="P669"><text:span>setsockopt(9, SOL_SOCKET, SO_REUSEADDR, [1], 4) = 0</text:span><text:span/></text:p>
      <text:p text:style-name="P670"><text:span>bind(9, {sa_family=AF_INET, sin_port=htons(4041), sin_addr=inet_addr("127.0.0.1")}, 16) = 0</text:span><text:span/></text:p>
      <text:p text:style-name="P671"><text:span>listen(9, 100)<text:s text:c="26"/>= 0</text:span><text:span/></text:p>
      <text:p text:style-name="P672"><text:span>getsockname(9, {sa_family=AF_INET, sin_port=htons(4041), sin_addr=inet_addr("127.0.0.1")}, [128-&gt;16]) = 0</text:span><text:span/></text:p>
      <text:p text:style-name="P673"><text:span>write(6, "\1\0\0\0\0\0\0\0", 8)<text:s text:c="9"/>= 8</text:span><text:span/></text:p>
      <text:p text:style-name="P674"><text:span>write(8, "\1\0\0\0\0\0\0\0", 8)<text:s text:c="9"/>= 8</text:span><text:span/></text:p>
      <text:p text:style-name="P675"><text:span>poll([{fd=8, events=POLLIN}], 1, 0)<text:s text:c="5"/>= 1 ([{fd=8, revents=POLLIN}])</text:span><text:span/></text:p>
      <text:p text:style-name="P676"><text:span>read(8, "\1\0\0\0\0\0\0\0", 8)<text:s text:c="10"/>= 8</text:span><text:span/></text:p>
      <text:p text:style-name="P677"><text:span>poll([{fd=8, events=POLLIN}], 1, 0)<text:s text:c="5"/>= 0 (Timeout)</text:span><text:span/></text:p>
      <text:p text:style-name="P678"><text:span>poll([{fd=8, events=POLLIN}], 1, 5000)<text:s text:c="2"/>= 1 ([{fd=8, revents=POLLIN}])</text:span><text:span/></text:p>
      <text:p text:style-name="P679"><text:span>read(8, "\1\0\0\0\0\0\0\0", 8)<text:s text:c="10"/>= 8</text:span><text:span/></text:p>
      <text:p text:style-name="P680"><text:span>poll([{fd=8, events=POLLIN}], 1, 0)<text:s text:c="5"/>= 0 (Timeout)</text:span><text:span/></text:p>
      <text:p text:style-name="P681"><text:span>write(6, "\1\0\0\0\0\0\0\0", 8)<text:s text:c="9"/>= 8</text:span><text:span/></text:p>
      <text:p text:style-name="P682"><text:span>poll([{fd=8, events=POLLIN}], 1, -1)<text:s text:c="4"/>= 1 ([{fd=8, revents=POLLIN}])</text:span><text:span/></text:p>
      <text:p text:style-name="P683"><text:span>read(8, "\1\0\0\0\0\0\0\0", 8)<text:s text:c="10"/>= 8</text:span><text:span/></text:p>
      <text:p text:style-name="P684"><text:span>poll([{fd=8, events=POLLIN}], 1, 0)<text:s text:c="5"/>= 0 (Timeout)</text:span><text:span/></text:p>
      <text:p text:style-name="P685"><text:span>write(6, "\1\0\0\0\0\0\0\0", 8)<text:s text:c="9"/>= 8</text:span><text:span/></text:p>
      <text:p text:style-name="P686"><text:span>fstat(1, {st_mode=S_IFCHR|0620, st_rdev=makedev(136, 1), ...}) = 0</text:span><text:span/></text:p>
      <text:p text:style-name="P687"><text:span>write(1, "OK: 6332\n", 9OK: 6332</text:span><text:span/></text:p>
      <text:p text:style-name="P688"><text:span>)<text:s text:c="15"/>= 9</text:span><text:span/></text:p>
      <text:p text:style-name="P689"><text:span>read(0, create 2 1</text:span><text:span/></text:p>
      <text:p text:style-name="P690"><text:span>"create 2 1\n", 1024)<text:s text:c="11"/>= 11</text:span><text:span/></text:p>
      <text:p text:style-name="P691"><text:span>poll([{fd=8, events=POLLIN}], 1, 0)<text:s text:c="5"/>= 0 (Timeout)</text:span><text:span/></text:p>
      <text:p text:style-name="P692"><text:span>write(6, "\1\0\0\0\0\0\0\0", 8)<text:s text:c="9"/>= 8</text:span><text:span/></text:p>
      <text:p text:style-name="P693"><text:span>poll([{fd=8, events=POLLIN}], 1, -1)<text:s text:c="4"/>= 1 ([{fd=8, revents=POLLIN}])</text:span><text:span/></text:p>
      <text:p text:style-name="P694"><text:span>read(8, "\1\0\0\0\0\0\0\0", 8)<text:s text:c="10"/>= 8</text:span><text:span/></text:p>
      <text:p text:style-name="P695"><text:span>poll([{fd=8, events=POLLIN}], 1, 0)<text:s text:c="5"/>= 0 (Timeout)</text:span><text:span/></text:p>
      <text:p text:style-name="P696"><text:span>write(1, "OK: 6339\n", 9OK: 6339</text:span><text:span/></text:p>
      <text:p text:style-name="P697"><text:span>)<text:s text:c="15"/>= 9</text:span><text:span/></text:p>
      <text:p text:style-name="P698"><text:span>read(0, exit</text:span><text:span/></text:p>
      <text:p text:style-name="P699"><text:span>"exit\n", 1024)<text:s text:c="17"/>= 5</text:span><text:span/></text:p>
      <text:p text:style-name="P700"><text:span>poll([{fd=8, events=POLLIN}], 1, 0)<text:s text:c="5"/>= 0 (Timeout)</text:span><text:span/></text:p>
      <text:p text:style-name="P701"><text:span>write(6, "\1\0\0\0\0\0\0\0", 8)<text:s text:c="9"/>= 8</text:span><text:span/></text:p>
      <text:p text:style-name="P702"><text:span>poll([{fd=8, events=POLLIN}], 1, -1)<text:s text:c="4"/>= 1 ([{fd=8, revents=POLLIN}])</text:span><text:span/></text:p>
      <text:p text:style-name="P703"><text:span>read(8, "\1\0\0\0\0\0\0\0", 8)<text:s text:c="10"/>= 8</text:span><text:span/></text:p>
      <text:p text:style-name="P704"><text:span>poll([{fd=8, events=POLLIN}], 1, 0)<text:s text:c="5"/>= 0 (Timeout)</text:span><text:span/></text:p>
      <text:p text:style-name="P705"><text:span>poll([{fd=8, events=POLLIN}], 1, 0)<text:s text:c="5"/>= 0 (Timeout)</text:span><text:span/></text:p>
      <text:p text:style-name="P706"><text:span>write(6, "\1\0\0\0\0\0\0\0", 8)<text:s text:c="9"/>= 8</text:span><text:span/></text:p>
      <text:p text:style-name="P707"><text:span>lseek(0, -1, SEEK_CUR)<text:s text:c="18"/>= -1 ESPIPE (Illegal seek)</text:span><text:span/></text:p>
      <text:p text:style-name="P708"><text:span>exit_group(0)<text:s text:c="27"/>= ?</text:span><text:span/></text:p>
      <text:p text:style-name="P709"><text:span>+++ exited with 0 +++</text:span><text:span/><text:span/><text:span/></text:p>
      <text:p text:style-name="P710"><text:span text:style-name="T521"/><text:span/></text:p>
      <text:p text:style-name="P711"><text:span text:style-name="T522"/><text:span/></text:p>
      <text:p text:style-name="P712"><text:span text:style-name="T523">Выводы</text:span><text:span text:style-name="T524"><text:s/></text:span><text:span/><text:span text:style-name="T525"/><text:span text:style-name="T526"/></text:p>
      <text:p text:style-name="P713"><text:span text:style-name="T527">Я узнал что есть такая утилита в Линукс как Strace. С ее помощью мы можем отследить выполнение системных вызовов и сигналов к ядру системы. Также сможем найти ошибки в нашей программе.</text:span><text:span text:style-name="T528"/></text:p>
      <text:p text:style-name="P714"><text:span text:style-name="T529">Также изучил системные вызовы которые испольхуются чаще всего, чтобы понять как работает strace</text:span><text:span text:style-name="T5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en" fo:country="US"/>
      <style:paragraph-properties fo:line-height="115%" fo:margin-bottom="10pt"/>
    </style:style>
    <style:style style:display-name="DStyle_text" style:family="text" style:name="600">
      <style:text-properties fo:font-family="Arial" style:font-family-complex="Arial" fo:font-size="11pt" fo:language="en" fo:country="US"/>
    </style:style>
    <style:style style:display-name="Heading 1" style:family="paragraph" style:name="601">
      <style:text-properties fo:font-family="Arial" style:font-family-complex="Arial" fo:font-size="20pt"/>
      <style:paragraph-properties fo:margin-top="24pt" fo:margin-bottom="10pt"/>
    </style:style>
    <style:style style:display-name="Heading 1 Char" style:family="text" style:name="602">
      <style:text-properties fo:font-family="Arial" style:font-family-complex="Arial" fo:font-size="20pt"/>
    </style:style>
    <style:style style:display-name="Heading 2 Char" style:family="text" style:name="603">
      <style:text-properties fo:font-family="Arial" style:font-family-complex="Arial" fo:font-size="17pt"/>
    </style:style>
    <style:style style:display-name="Heading 3" style:family="paragraph" style:name="604">
      <style:text-properties fo:font-family="Arial" style:font-family-complex="Arial" fo:font-size="15pt"/>
      <style:paragraph-properties fo:margin-top="16pt" fo:margin-bottom="10pt"/>
    </style:style>
    <style:style style:display-name="Heading 3 Char" style:family="text" style:name="605">
      <style:text-properties fo:font-family="Arial" style:font-family-complex="Arial" fo:font-size="15pt"/>
    </style:style>
    <style:style style:display-name="Heading 4" style:family="paragraph" style:name="606">
      <style:text-properties fo:font-family="Arial" style:font-family-complex="Arial" fo:font-size="13pt" fo:font-weight="bold"/>
      <style:paragraph-properties fo:margin-top="16pt" fo:margin-bottom="10pt"/>
    </style:style>
    <style:style style:display-name="Heading 4 Char" style:family="text" style:name="607">
      <style:text-properties fo:font-family="Arial" style:font-family-complex="Arial" fo:font-size="13pt" fo:font-weight="bold"/>
    </style:style>
    <style:style style:display-name="Heading 5" style:family="paragraph" style:name="608">
      <style:text-properties fo:font-family="Arial" style:font-family-complex="Arial" fo:font-size="12pt" fo:font-weight="bold"/>
      <style:paragraph-properties fo:margin-top="16pt" fo:margin-bottom="10pt"/>
    </style:style>
    <style:style style:display-name="Heading 5 Char" style:family="text" style:name="609">
      <style:text-properties fo:font-family="Arial" style:font-family-complex="Arial" fo:font-size="12pt" fo:font-weight="bold"/>
    </style:style>
    <style:style style:display-name="Heading 6" style:family="paragraph" style:name="610">
      <style:text-properties fo:font-family="Arial" style:font-family-complex="Arial" fo:font-size="11pt" fo:font-weight="bold"/>
      <style:paragraph-properties fo:margin-top="16pt" fo:margin-bottom="10pt"/>
    </style:style>
    <style:style style:display-name="Heading 6 Char" style:family="text" style:name="611">
      <style:text-properties fo:font-family="Arial" style:font-family-complex="Arial" fo:font-size="11pt" fo:font-weight="bold"/>
    </style:style>
    <style:style style:display-name="Heading 7" style:family="paragraph" style:name="61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613">
      <style:text-properties fo:font-family="Arial" style:font-family-complex="Arial" fo:font-size="11pt" fo:font-style="italic" fo:font-weight="bold"/>
    </style:style>
    <style:style style:display-name="Heading 8" style:family="paragraph" style:name="614">
      <style:text-properties fo:font-family="Arial" style:font-family-complex="Arial" fo:font-size="11pt" fo:font-style="italic"/>
      <style:paragraph-properties fo:margin-top="16pt" fo:margin-bottom="10pt"/>
    </style:style>
    <style:style style:display-name="Heading 8 Char" style:family="text" style:name="615">
      <style:text-properties fo:font-family="Arial" style:font-family-complex="Arial" fo:font-size="11pt" fo:font-style="italic"/>
    </style:style>
    <style:style style:display-name="Heading 9" style:family="paragraph" style:name="616">
      <style:text-properties fo:font-family="Arial" style:font-family-complex="Arial" fo:font-size="10.5pt" fo:font-style="italic"/>
      <style:paragraph-properties fo:margin-top="16pt" fo:margin-bottom="10pt"/>
    </style:style>
    <style:style style:display-name="Heading 9 Char" style:family="text" style:name="617">
      <style:text-properties fo:font-family="Arial" style:font-family-complex="Arial" fo:font-size="10.5pt" fo:font-style="italic"/>
    </style:style>
    <style:style style:display-name="List Paragraph" style:family="paragraph" style:name="618">
      <style:paragraph-properties fo:margin-left="1.27cm" fo:margin-right="0cm" fo:text-indent="0cm"/>
    </style:style>
    <style:style style:display-name="No Spacing" style:family="paragraph" style:name="619">
      <style:paragraph-properties fo:line-height="100%" fo:margin-top="0pt" fo:margin-bottom="0pt"/>
    </style:style>
    <style:style style:display-name="Title" style:family="paragraph" style:name="620">
      <style:text-properties fo:font-size="24pt"/>
      <style:paragraph-properties fo:margin-top="15pt" fo:margin-bottom="10pt"/>
    </style:style>
    <style:style style:display-name="Title Char" style:family="text" style:name="621">
      <style:text-properties fo:font-size="24pt"/>
    </style:style>
    <style:style style:display-name="Subtitle" style:family="paragraph" style:name="622">
      <style:text-properties fo:font-size="12pt"/>
      <style:paragraph-properties fo:margin-top="10pt" fo:margin-bottom="10pt"/>
    </style:style>
    <style:style style:display-name="Subtitle Char" style:family="text" style:name="623">
      <style:text-properties fo:font-size="12pt"/>
    </style:style>
    <style:style style:display-name="Quote" style:family="paragraph" style:name="624">
      <style:text-properties fo:font-style="italic"/>
      <style:paragraph-properties fo:margin-left="1.27cm" fo:margin-right="1.27cm" fo:text-indent="0cm"/>
    </style:style>
    <style:style style:display-name="Quote Char" style:family="text" style:name="625">
      <style:text-properties fo:font-style="italic"/>
    </style:style>
    <style:style style:display-name="Intense Quote" style:family="paragraph" style:name="626">
      <style:text-properties fo:font-style="italic"/>
      <style:paragraph-properties fo:margin-left="1.27cm" fo:margin-right="1.27cm" fo:text-indent="0cm" fo:background-color="#f2f2f2" fo:border="0.01764cm solid #FFFFFF"/>
    </style:style>
    <style:style style:display-name="Intense Quote Char" style:family="text" style:name="627">
      <style:text-properties fo:font-style="italic"/>
    </style:style>
    <style:style style:display-name="Header" style:family="paragraph" style:name="62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629"/>
    <style:style style:display-name="Footer" style:family="paragraph" style:name="6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631"/>
    <style:style style:display-name="Caption Char" style:family="text" style:name="632"/>
    <style:style style:display-name="Hyperlink" style:family="text" style:name="63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634">
      <style:text-properties fo:color="#0000ff" style:text-underline-type="single" style:text-underline-style="solid" style:text-underline-width="auto" style:text-underline-color="font-color"/>
    </style:style>
    <style:style style:display-name="footnote text" style:family="paragraph" style:name="635">
      <style:text-properties fo:font-size="9pt"/>
      <style:paragraph-properties fo:line-height="100%" fo:margin-bottom="2pt"/>
    </style:style>
    <style:style style:display-name="Footnote Text Char" style:family="text" style:name="636">
      <style:text-properties fo:font-size="9pt"/>
    </style:style>
    <style:style style:display-name="footnote reference" style:family="text" style:name="637"/>
    <style:style style:display-name="endnote text" style:family="paragraph" style:name="638">
      <style:text-properties fo:font-size="10pt"/>
      <style:paragraph-properties fo:line-height="100%" fo:margin-bottom="0pt"/>
    </style:style>
    <style:style style:display-name="Endnote Text Char" style:family="text" style:name="639">
      <style:text-properties fo:font-size="10pt"/>
    </style:style>
    <style:style style:display-name="endnote reference" style:family="text" style:name="640"/>
    <style:style style:display-name="toc 1" style:family="paragraph" style:name="641">
      <style:paragraph-properties fo:margin-left="0cm" fo:margin-right="0cm" fo:text-indent="0cm" fo:margin-bottom="2.85pt"/>
    </style:style>
    <style:style style:display-name="toc 2" style:family="paragraph" style:name="642">
      <style:paragraph-properties fo:margin-left="0.4992cm" fo:margin-right="0cm" fo:text-indent="0cm" fo:margin-bottom="2.85pt"/>
    </style:style>
    <style:style style:display-name="toc 3" style:family="paragraph" style:name="643">
      <style:paragraph-properties fo:margin-left="1cm" fo:margin-right="0cm" fo:text-indent="0cm" fo:margin-bottom="2.85pt"/>
    </style:style>
    <style:style style:display-name="toc 4" style:family="paragraph" style:name="644">
      <style:paragraph-properties fo:margin-left="1.499cm" fo:margin-right="0cm" fo:text-indent="0cm" fo:margin-bottom="2.85pt"/>
    </style:style>
    <style:style style:display-name="toc 5" style:family="paragraph" style:name="645">
      <style:paragraph-properties fo:margin-left="2cm" fo:margin-right="0cm" fo:text-indent="0cm" fo:margin-bottom="2.85pt"/>
    </style:style>
    <style:style style:display-name="toc 6" style:family="paragraph" style:name="646">
      <style:paragraph-properties fo:margin-left="2.5cm" fo:margin-right="0cm" fo:text-indent="0cm" fo:margin-bottom="2.85pt"/>
    </style:style>
    <style:style style:display-name="toc 7" style:family="paragraph" style:name="647">
      <style:paragraph-properties fo:margin-left="3.001cm" fo:margin-right="0cm" fo:text-indent="0cm" fo:margin-bottom="2.85pt"/>
    </style:style>
    <style:style style:display-name="toc 8" style:family="paragraph" style:name="648">
      <style:paragraph-properties fo:margin-left="3.5cm" fo:margin-right="0cm" fo:text-indent="0cm" fo:margin-bottom="2.85pt"/>
    </style:style>
    <style:style style:display-name="toc 9" style:family="paragraph" style:name="649">
      <style:paragraph-properties fo:margin-left="4.001cm" fo:margin-right="0cm" fo:text-indent="0cm" fo:margin-bottom="2.85pt"/>
    </style:style>
    <style:style style:display-name="TOC Heading" style:family="paragraph" style:name="650"/>
    <style:style style:display-name="table of figures" style:family="paragraph" style:name="651">
      <style:paragraph-properties fo:margin-bottom="0pt"/>
    </style:style>
    <style:style style:display-name="DStyle_paragraph" style:family="paragraph" style:name="652">
      <style:text-properties fo:color="#000000" fo:font-family="Liberation Serif" style:font-family-complex="Liberation Serif" fo:font-size="12pt" fo:language="ru" fo:country="RU"/>
    </style:style>
    <style:style style:display-name="Standard" style:family="paragraph" style:name="653">
      <style:text-properties/>
      <style:paragraph-properties/>
    </style:style>
    <style:style style:parent-style-name="653" style:display-name="Heading" style:family="paragraph" style:name="654">
      <style:text-properties fo:font-family="Liberation Sans" style:font-family-complex="Liberation Sans" fo:font-size="14pt"/>
      <style:paragraph-properties fo:margin-top="12pt" fo:margin-bottom="6pt"/>
    </style:style>
    <style:style style:parent-style-name="653" style:display-name="Text body" style:family="paragraph" style:name="655">
      <style:text-properties/>
      <style:paragraph-properties fo:line-height="115%" fo:margin-top="0pt" fo:margin-bottom="7pt"/>
    </style:style>
    <style:style style:parent-style-name="655" style:display-name="List" style:family="paragraph" style:name="656"/>
    <style:style style:parent-style-name="653" style:display-name="Caption" style:family="paragraph" style:name="657">
      <style:text-properties fo:font-size="12pt" fo:font-style="italic"/>
      <style:paragraph-properties fo:margin-top="6pt" fo:margin-bottom="6pt"/>
    </style:style>
    <style:style style:parent-style-name="653" style:display-name="Index" style:family="paragraph" style:name="658"/>
    <style:style style:parent-style-name="653" style:display-name="Heading 2" style:family="paragraph" style:name="659">
      <style:text-properties fo:color="#5b9bd5" fo:font-family="Calibri Light" style:font-family-complex="Calibri Light" fo:font-size="13pt" fo:font-weight="bold"/>
      <style:paragraph-properties fo:margin-top="10pt" fo:margin-bottom="0pt"/>
    </style:style>
    <style:style style:display-name="Strong Emphasis" style:family="text" style:name="660">
      <style:text-properties fo:font-weight="bold"/>
    </style:style>
    <style:style style:class="default" style:display-name="Default Paragraph Font" style:family="text" style:name="661"/>
    <style:style style:class="default" style:display-name="Normal" style:family="paragraph" style:name="662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2.0.148</meta:generator>
    <meta:initial-creator/>
    <meta:creation-date/>
    <meta:editing-cycles/>
    <meta:editing-duration/>
    <dc:date/>
    <dc:creator/>
    <meta:document-statistic/>
  </office:meta>
</office:document-meta>
</file>